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background-color="#000000">
        <style:background-image/>
      </style:paragraph-properties>
      <style:text-properties fo:font-style="normal" style:font-style-asian="normal" style:font-style-complex="normal"/>
    </style:style>
    <style:style style:name="P9"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0" style:family="paragraph" style:parent-style-name="Standard">
      <style:paragraph-properties fo:text-align="start" style:justify-single-word="false" fo:background-color="#000000">
        <style:background-image/>
      </style:paragraph-properties>
    </style:style>
    <style:style style:name="P11"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variant="normal" fo:text-transform="none" fo:letter-spacing="normal" fo:font-weight="normal"/>
    </style:style>
    <style:style style:name="T10" style:family="text">
      <style:text-properties fo:font-variant="normal" fo:text-transform="none" fo:color="#70757a" style:font-name="inherit" fo:letter-spacing="normal" fo:font-weight="normal"/>
    </style:style>
    <style:style style:name="T11" style:family="text">
      <style:text-properties fo:font-style="normal" style:font-style-asian="normal" style:font-style-complex="normal"/>
    </style:style>
    <style:style style:name="T12" style:family="text">
      <style:text-properties fo:color="#ffffff" style:font-name="Times New Roman" fo:font-size="12pt" fo:font-style="normal" style:font-size-asian="12pt" style:font-style-asian="normal" style:font-size-complex="12pt" style:font-style-complex="normal"/>
    </style:style>
    <style:style style:name="T13" style:family="text">
      <style:text-properties style:text-position="super 58%"/>
    </style:style>
    <style:style style:name="T14"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NGS YOU STILL NEED TO DO: WHAT THE FUCK IS THE KASTLIGARS PLANET NAMED? <text:line-break/><text:line-break/>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3">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text:soft-page-break/>Increase thrust to 41%.</text:p>
      <text:p text:style-name="P2"/>
      <text:p text:style-name="P2">“Should you be operating at 67% coolant levels capitan? Isn’t that dangerous to the equipment?”</text:p>
      <text:p text:style-name="P2"/>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text:soft-page-break/>Laugher followed them, growing quieter as they climbed hand over hand dropping down the level of the space craft to the engines. The observation platforms were small and crowded. The heat was immense. The air smelled of coolant and fuel. </text:p>
      <text:p text:style-name="P2"/>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text:soft-page-break/>“Care for his crew as he would care for himself, as his family.”</text:p>
      <text:p text:style-name="P2"/>
      <text:p text:style-name="P2">“Be more clever than his enemy”</text:p>
      <text:p text:style-name="P2"/>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ext:soft-page-break/>towel wrapped around their neck and head.</text:p>
      <text:p text:style-name="P2"/>
      <text:p text:style-name="P2">“Kowareta kamakiri where is the auditor?” Asked the capitain. To a young boy, suspended in grav lifts. </text:p>
      <text:p text:style-name="P2"/>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text:soft-page-break/>But the boy could not see all of this. His eyes were taken by the strange clothes and the bodies of the young ladies</text:p>
      <text:p text:style-name="P2">and the strange sounds and foods all around him. </text:p>
      <text:p text:style-name="P2"/>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text:soft-page-break/></text:p>
      <text:p text:style-name="P2">The the press of bodies and merchandise opened up to a central cirle near the loading ramps of the trader thrush. A sea </text:p>
      <text:p text:style-name="P2">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text:soft-page-break/> We won't trade for 250,000 or</text:p>
      <text:p text:style-name="P2">500,000. We will take 1.5 points of your stock though. Half for you and half for us is a fair trade if you're going to do</text:p>
      <text:p text:style-name="P2">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ext:soft-page-break/>The captain made a mental note to thank him for the broken nose. "Perhaps we could pull out the pavilian and share some news of the outside world. Then you</text:p>
      <text:p text:style-name="P2">could show us the stock, award your ribbons, and we could conclude our business? Perhaps we could 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text:soft-page-break/>Now go make sure the auditor is asleep. </text:p>
      <text:p text:style-name="P2"/>
      <text:p text:style-name="P2">As you say captain, and the boy shuflled off. </text:p>
      <text:p text:style-name="P2"/>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ext:soft-page-break/>The captain also made the gesture with his ear to ward off the eyes of the company. </text:p>
      <text:p text:style-name="P2"/>
      <text:p text:style-name="P2">“Good stone. You will do the trading today.” Said the captain and he fished his leather traders wallet 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text:soft-page-break/>men in the covenant. </text:p>
      <text:p text:style-name="P2"/>
      <text:p text:style-name="P2">Then Arthur Trillian. I know you know who he is. We've all heard of AT. But I met him. When he was 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ext:soft-page-break/>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text:soft-page-break/>distant clinging chimes of the feeding screen were all she could hear, but she could see the sinewy male reaching out and touching one of her pigs. </text:p>
      <text:p text:style-name="P2"/>
      <text:p text:style-name="P2">“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ext:soft-page-break/>tongue, all the time staring at the boy. </text:p>
      <text:p text:style-name="P2"/>
      <text:p text:style-name="P2">A red warning light began to flash, sensors alarming at the pig who's heart was missing it's intake of 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text:soft-page-break/></text:p>
      <text:p text:style-name="P2">“I read about it in...” </text:p>
      <text:p text:style-name="P2"/>
      <text:p text:style-name="P2">“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8"><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text:soft-page-break/>ambitions that are not the perview of a lady of the lord. </text:p>
      <text:p text:style-name="P4"/>
      <text:p text:style-name="P4">There's so much more to the world than Marsh, than this slug, than anyone here can even fathom. So 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he sky shifted. In a moment it went from bright blue day to deep and utter black. </text:p>
      <text:p text:style-name="P4"/>
      <text:p text:style-name="P4">She gasped and looked skyward where the familiar cartoon clouds had stood moments ago.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Said the boy monotone like he was repeating a lesson.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ext:soft-page-break/>The boy turned backward the wires unwinding. <text:s/>Laura's hand hanging like a tree leaning to the sun on a cliff face. <text:s/></text:p>
      <text:p text:style-name="P4"/>
      <text:p text:style-name="P4">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There were moments eternities where they both stood in the dancers splendor. But soon the hum of the digester- and the very real possibility of being caught in several transgressions brought them back. <text:s/></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he boy looked towards the door. Laura was brought back to the truth of the matter. </text:p>
      <text:p text:style-name="P4"/>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4"/>
      <text:p text:style-name="P4">Laura was at the technician's arm. From her overalls she drew a packet of clot sealant and took the <text:soft-page-break/>scapel from his vest without asking. He was tense in her hands and could not make eye contact with the taller, larger woman who was so deftly freeing him from wires, wounds, and nerves. </text:p>
      <text:p text:style-name="P4"/>
      <text:p text:style-name="P4">“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you'd better hang it, I could hardly lift it down.” </text:p>
      <text:p text:style-name="P4"/>
      <text:p text:style-name="P4">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hey're nice. Much nicer than what we eat. </text:p>
      <text:p text:style-name="P4"/>
      <text:p text:style-name="P4">Hey wait, that's it, you're gonna go? She stopped him with a heavy hand. </text:p>
      <text:p text:style-name="P4"/>
      <text:p text:style-name="P4">“I have so much to do, and I need to get back to my lab. I'm sorry.”</text:p>
      <text:p text:style-name="P4"><text:soft-page-break/></text:p>
      <text:p text:style-name="P4">“No, I do not accept your apology. There was so much trouble here, trouble I didn't ask for. You owe me.” </text:p>
      <text:p text:style-name="P4"/>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he repsonse struck the technician and hung on him like thick greasy thunderclouds. He was 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text:soft-page-break/></text:p>
      <text:p text:style-name="P4">He said nothing. Unable, or unwilling to cope with anything more real than what he'd laid bare. He closed his eyes and went deep inside himself. </text:p>
      <text:p text:style-name="P4"/>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And with that Laura took her first steps from her old life and into something new that had never been done in her family before.</text:p>
      <text:p text:style-name="P4"/>
      <text:p text:style-name="P4">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She was excited- but also a little nervous. She wasn't supposed to be doing this and the punishment for getting caught.... </text:p>
      <text:p text:style-name="P4"/>
      <text:p text:style-name="P4">They walked further into the bowls.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p>
      <text:p text:style-name="P4"/>
      <text:p text:style-name="P4">No. </text:p>
      <text:p text:style-name="P4"/>
      <text:p text:style-name="P4">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4"/>
      <text:p text:style-name="P4"><text:soft-page-break/>Are you alright? Asked Arthur. His voice just barely audible above the clanking of the steel grates beneath their feet. </text:p>
      <text:p text:style-name="P4"/>
      <text:p text:style-name="P4">I've never broken the rules before. </text:p>
      <text:p text:style-name="P4"/>
      <text:p text:style-name="P4">Oh yes. The religious training. It never really took with me. Things are different down here. Makes the ideas of “justice” or fairness seem</text:p>
      <text:p text:style-name="P4"/>
      <text:p text:style-name="P4">he paused. Absurd really. No one fair would put good people down here to suffer. It's alright to break a rule that isn't fair. </text:p>
      <text:p text:style-name="P4"/>
      <text:p text:style-name="P4">Arthur was ahead of her and she looked down at his little diminutive frame. It had obviously been hard used. Malnourished, acid burned. It reminded her of some of the little still born lambs she'd seen on other farms. </text:p>
      <text:p text:style-name="P4"/>
      <text:p text:style-name="P4">What's it like down here? <text:line-break/><text:line-break/>It isn't right. Is all he would say. He walked a little faster and didn't look back at her. The coridor grew larger and larger as they walked. </text:p>
      <text:p text:style-name="P4"/>
      <text:p text:style-name="P4">The large vein smelled of dirt, acid and chemicals. A deep mechanical rumbling grew stronger and stronger as they progressed. Steel clanked as if an iron smith were pounding bars of steel.</text:p>
      <text:p text:style-name="P4"><text:line-break/>Have you ever been to the foot? Asked Arthur with out looking at her.</text:p>
      <text:p text:style-name="P4"/>
      <text:p text:style-name="P4">No, we're not allowed. Its for your group only. The acid is too dangerous. </text:p>
      <text:p text:style-name="P4"/>
      <text:p text:style-name="P4">Oh yes. The blue ribbons and all. I've seen a few award ceremonies, from the grates. Breeding creates such pleasant results. I hope to architect flesh that perfect someday. But for now I'm proud of how I've progressed. </text:p>
      <text:p text:style-name="P4"/>
      <text:p text:style-name="P4">“What with hooking up meat to yourself?” </text:p>
      <text:p text:style-name="P4"/>
      <text:p text:style-name="P4">Precisely. </text:p>
      <text:p text:style-name="P4"/>
      <text:p text:style-name="P4">You can't win awards like that. That's cheating. I won't tell on you, but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Arthur sighed.</text:p>
      <text:p text:style-name="P4"/>
      <text:p text:style-name="P4">“I wish I'd found you when I was supposed to. You really are the missing factor in the equation. I thought I could compensate for you being missing but I'm off by a factor of six. My solution is..... sub-optimal. </text:p>
      <text:p text:style-name="P4"/>
      <text:p text:style-name="P4">Laura paused. Looked at Arthur her face screwed up in a puzzled look. <text:line-break/><text:soft-page-break/><text:line-break/>“You were supposed to find me?”</text:p>
      <text:p text:style-name="P4"/>
      <text:p text:style-name="P4">“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4"/>
      <text:p text:style-name="P4">“I've never had it laid out so precisely before. That shining blue wall there what is that?” </text:p>
      <text:p text:style-name="P4"/>
      <text:p text:style-name="P4">Shielding. This planet doesn't have an atmosphere- so we generate a barrier to keep our oxygen in, and it also helps to break the crust down into usable components. That feed you give your pigs every day? That's made from nutrients we pull from the soil. <text:s/></text:p>
      <text:p text:style-name="P4"/>
      <text:p text:style-name="P4">It's all so huge. It makes me feel insignificant.”</text:p>
      <text:p text:style-name="P4"/>
      <text:p text:style-name="P4">One of the main reasons Farm folk aren't allowed down here. Technician's are inoculated against space heresy. Farmers get a look at all this land churned up by a mechanical plow, by the hand of man, and draw some conclusions that aren't appreciated. </text:p>
      <text:p text:style-name="P4"/>
      <text:p text:style-name="P4">How much land is there? </text:p>
      <text:p text:style-name="P4"/>
      <text:p text:style-name="P4">This planet is 7,445 km in curcumference, which means at the three point three kilometers an hour that the slug moves <text:s/>We circle the planet once every 2346 hours. </text:p>
      <text:p text:style-name="P4"/>
      <text:p text:style-name="P4">Laura had never heard facts like these before always there had been a shine of “god's ways” or <text:soft-page-break/>mysteries of the tech, unknowable. </text:p>
      <text:p text:style-name="P4"/>
      <text:p text:style-name="P4">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ion. </text:p>
      <text:p text:style-name="P4"/>
      <text:p text:style-name="P4">Isn't she beautiful? She took me six months to grow. One of the most amazing genetic engineering feats I've accomplished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nowledge it. He climbed into the Maw. </text:p>
      <text:p text:style-name="P4"/>
      <text:p text:style-name="P4">Laura hesitated. If she was caught, alone and away form her station she'd be severely punished. But she wanted to read. </text:p>
      <text:p text:style-name="P4"/>
      <text:p text:style-name="P4">Come on girl. Brave. She passed the steaming gnarled entrance and climbed into the laboratory. </text:p>
      <text:p text:style-name="P4"/>
      <text:p text:style-name="P4">The root was her guide as she crawled up the pipes and wires through to the hidden marvel that was Arthur's work shop. </text:p>
      <text:p text:style-name="P4"/>
      <text:p text:style-name="P4">It was circular and the floor was the pedal of the enormous root they had climbed. Overhead was an incredible light that the pedal was drinking in but it looked foreign and organic, nothing like the metal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No no you have to do the guide bit for all this. She spun him around in his chair. Beautiful look at the <text:soft-page-break/>size of this flower? How! Even on blue ribbon day I've never seen anything half this big. </text:p>
      <text:p text:style-name="P4"/>
      <text:p text:style-name="P4">Aurther seemed stunned that he wasn't looking at his samples any longer, but instead facing the workshop.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This boy is so odd. </text:p>
      <text:p text:style-name="P4"/>
      <text:p text:style-name="P4">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text:soft-page-break/></text:p>
      <text:p text:style-name="P4">This tape contains the whole scientific knowledge, as well as engineering, mathematical, and social works that myself and my collegies have mastered. We pass this information on to you. This gift is for 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text:soft-page-break/></text:p>
      <text:p text:style-name="P4">“I am noticably bad at interaction, and I did not see it a productive line of research. Everyone I asked.... he trailed off skirting the edge of a memory that pained him, and he avoided like a hunk of radioactive fire.<text:line-break/><text:line-break/> I crafted a method to leave on my own.”</text:p>
      <text:p text:style-name="P4"/>
      <text:p text:style-name="P4">“you mean you could have taught me to read <text:span text:style-name="T1">years ago?</text:span>” Her senese of right and wrong screeched at this forgotten birthright”</text:p>
      <text:p text:style-name="P4"/>
      <text:p text:style-name="P4">Arthur closed off suddenly. His mind had reached the end of the pain it could take. Mechanically he siad<text:line-break/><text:line-break/>I'm sorry. I am sorry. I couldn't. </text:p>
      <text:p text:style-name="P4"/>
      <text:p text:style-name="P4">“This lab, everything here, the tapes are all yours. You surely can use them, just like I have, to make an escape for yourself.” </text:p>
      <text:p text:style-name="P4"/>
      <text:p text:style-name="P4">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4"/>
      <text:p text:style-name="P4">“Teach me to read” she said through gritted teeth.</text:p>
      <text:p text:style-name="P4"/>
      <text:p text:style-name="P4"/>
      <text:p text:style-name="P6">-----------</text:p>
      <text:p text:style-name="P6"/>
      <text:p text:style-name="P4">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text:soft-page-break/></text:p>
      <text:p text:style-name="P4">Joaquin drew a case from the captains wallet, inside were twenty four oblong syringes of company ensyme. The whole replacement population for this 3000 person slug. </text:p>
      <text:p text:style-name="P4"/>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4"/>
      <text:p text:style-name="P4">“Stone you did well today.” They walked deeper into the alley ways around the ship. Stone did not know what to do with this complement. <text:line-break/><text:line-break/><text:soft-pag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What will you have?”</text:p>
      <text:p text:style-name="P4"/>
      <text:p text:style-name="P4"><text:line-break/>Captain- said stone following him. “Tell me the story of <text:s/>Shap-ng-tsai?” </text:p>
      <text:p text:style-name="P4"/>
      <text:p text:style-name="P4">The captain was taken aback. He stopped walking. It was an old fireside story. With the request stone showed for what he was. A boy still. Asking for fairy tales.</text:p>
      <text:p text:style-name="P4"/>
      <text:p text:style-name="P4">The captain squinted. The story Stone was asking for was like the Arthur, and Jaysos, and a hundred other kids tales of heros that made the family laugh and bond around a fire at night. But the true story of Shap-ng-tsai... </text:p>
      <text:p text:style-name="P4"><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text:soft-page-break/>He stammered for the secret words he knew- that all captains present and possibly future knew</text:p>
      <text:p text:style-name="P4"/>
      <text:p text:style-name="P4">“until they are reality” He finished. </text:p>
      <text:p text:style-name="P4"/>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Captain- this one. This one wanted a fireside story sir.” </text:p>
      <text:p text:style-name="P4"/>
      <text:p text:style-name="P4">The captain spoke over his shoulder, still walking “Stone, you are no longer a boy. The tale you wanted, you will tell around the fireside someday. Now you must be a man.” </text:p>
      <text:p text:style-name="P4"/>
      <text:p text:style-name="P4">Stone would have groaned if he wasn't so scared. He shook and was disapoined that he would not be able to fade into the easy loss of self the story provided. </text:p>
      <text:p text:style-name="P4"/>
      <text:p text:style-name="P4">The walked until the hallway ended.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text:soft-page-break/>himself like a fool. As the auditors and company would have him. But when he knows what he is, then he will be a fool no longer.” <text:line-break/><text:lin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4"/>
      <text:p text:style-name="P4">“Come. You should clean your body.” said the one who was Peace<text:line-break/><text:line-break/>“And prepare your heart.” Graveled the one who was Misery.</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hey said in unison.</text:p>
      <text:p text:style-name="P4"/>
      <text:p text:style-name="P4">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text:soft-page-break/>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4"/>
      <text:p text:style-name="P4">As far as the eye could see were grasslands green with the new growth of spring. The air was still cold and Stone could feel that the hag of winter was not like to release her hold yet on the grassla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4"/>
      <text:p text:style-name="P4">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4"/>
      <text:p text:style-name="P4">“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text:soft-page-break/>mouth, to the ground. “Kill her.” </text:p>
      <text:p text:style-name="P4"/>
      <text:p text:style-name="P4">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Dismissed Grandfather began to walk, like a man drunken to the furthest ring of the battlefield. The screams and groans of the dying faded. </text:p>
      <text:p text:style-name="P4"/>
      <text:p text:style-name="P4">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4"><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text:soft-page-break/>Don't struggle- Do you want your new brothers to think you don't like them? That you're embarrased to be embraced by them? </text:p>
      <text:p text:style-name="P4"/>
      <text:p text:style-name="P4">One man in rags, with out an arm coughted. “Last hugs you'll ever get. You'll come to appreciate them in time.”</text:p>
      <text:p text:style-name="P4"/>
      <text:p text:style-name="P4">The men of the lepers brigade al <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 He'd heard of ponies but never seen one. </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The battle had turned to a route and the remnants of grandfather's army had retreated, desprately trying to reach the mountains where the river began. Most would never see the daylight again.</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text:soft-page-break/>Moon light petered from behind a cloud. The goggled ones drew the devices around their throats and let them hang like kerchiefs. Too birght fo rthem now. </text:p>
      <text:p text:style-name="P4"/>
      <text:p text:style-name="P4">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Stone saw fear in him that he recognized intimately.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struggle for <text:soft-page-break/>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embers of putrid emerald.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text:soft-page-break/></text:p>
      <text:p text:style-name="P4">“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text:p>
      <text:p text:style-name="P4"/>
      <text:p text:style-name="P4">And what about before then? <text:line-break/><text:soft-pag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Who rides? <text:line-break/><text:line-break/>Galotha and the lepers </text:p>
      <text:p text:style-name="P4"/>
      <text:p text:style-name="P4">I will go find Pasne-Pan-Reich. <text:line-break/><text:line-break/>Do that. We will wait here. The lepers stood a distance from the camp.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text:soft-page-break/>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Stone watched all this and said to himself how unlike the story he had asked for it was. </text:p>
      <text:p text:style-name="P4"/>
      <text:p text:style-name="P4">It was night now. Fires burned. The wind came from the mountains. Grandfather stood water pouring from his frame and armor and squelching in his boots.</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soft-pag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soft-pag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4"/>
      <text:p text:style-name="P4">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4"/>
      <text:p text:style-name="P4">Or maybe I could kill the Kgim.</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text:soft-page-break/>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soft-pag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ext:soft-page-break/>their watching and the man with the mace and his second followed the rattling wagon </text:p>
      <text:p text:style-name="P4"/>
      <text:p text:style-name="P4">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4"/>
      <text:p text:style-name="P4">Grandfather clapped him on the shoulder and settled a small pouch in his hand. <text:lin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text:soft-page-break/>of not a single gain would slip its fingers. </text:p>
      <text:p text:style-name="P4"/>
      <text:p text:style-name="P2"><text:span text:style-name="T11">A wrought iron gate was lifted, and then a second. Inside the mott yard even more provisions these of a </text:span><text:span text:style-name="T11">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11">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aostopped his wine sipping and wavered in his confidence. His face, once smug and gloating, now looked around at all his posessions and he winced. </text:p>
      <text:p text:style-name="P4"><text:soft-page-break/></text:p>
      <text:p text:style-name="P4">What information do you have Shap-ng-tsai? And what do you want in return? </text:p>
      <text:p text:style-name="P4"/>
      <text:p text:style-name="P4">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Be gone- all of you. I tired of this- and Golao clapped his hands and the court yard cleared of merchants and administrators and filled the the sounds of another appetite. </text:p>
      <text:p text:style-name="P4"/>
      <text:p text:style-name="P4">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text:soft-page-break/>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 </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11">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11">Each of the other armies turned towards the eastern mountains. You must konw this as you have taken </text:span><text:span text:style-name="T11">provisions from every other portion of the continent by the state of this baily. <text:line-break/><text:line-break/>The other three armies fell quickly. I bested the kadireich in single combat- as was his challenge. And </text:span><text:span text:style-name="T11">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text:soft-page-break/></text:p>
      <text:p text:style-name="P4">The captain knodded. </text:p>
      <text:p text:style-name="P4"/>
      <text:p text:style-name="P4">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How would they have the time- the power to execute such horrors? </text:p>
      <text:p text:style-name="P4"/>
      <text:p text:style-name="P4">Captain do you remember your mother? </text:p>
      <text:p text:style-name="P4"/>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11">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oft-page-break/><text:span text:style-name="T11">not see it as the message of the gods we do. <text:line-break/><text:line-break/>The captain blinked. He was rapidly trying to make sense, to acclimate to this new change in the many </text:span><text:span text:style-name="T11">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9"/>
      <text:p text:style-name="P4">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11">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11">camps but we could hear them. And we could see the eyes. <text:line-break/></text:span><text:span text:style-name="T11">I hold my men blameless. I abandoned my post and ran to their aid- how could I expect the men I led to </text:span><text:span text:style-name="T11">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ext:soft-pag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11">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11">look at the grazing here, unending food if managed properly. </text:span></text:p>
      <text:p text:style-name="P4"/>
      <text:p text:style-name="P4">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text:soft-page-break/>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11">Misery was leaning over opposite edge of the baily walls. “The captain was a man of his word. Golao did exactly as he said. Look there is the dead concubinus being hauled away now.”</text:span><text:span text:style-name="T11"><text:line-break/></text:span></text:p>
      <text:p text:style-name="P2"><text:span text:style-name="T11">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11">What was once a easy jovial collection of warriors and families was now a nation at war. Everyone </text:span><text:span text:style-name="T11">worked. Even children were taken to the baily sides and given candy to “find ways in or over.” </text:span></text:p>
      <text:p text:style-name="P4"/>
      <text:p text:style-name="P4">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ext:soft-page-break/>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text:soft-page-break/></text:p>
      <text:p text:style-name="P4">For the one ruler of the grasslands. </text:p>
      <text:p text:style-name="P4"/>
      <text:p text:style-name="P4">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11">He pulled his reigns and repeated the diving motion, this time striking stone and his horse. It was this moment that stone felt, shoulder to shoulder that his grandfather and he were the same size. Obvious to </text:span><text:span text:style-name="T11">any onlooker- but stone did not know what he was. Lessons for him came harder. But like his horse- he </text:span><text:span text:style-name="T11">began to feel his power. <text:line-break/></text:span><text:span text:style-name="T11"><text:line-break/>Struggling again and regaining power he made his horse come aside grandfathers, this time with a little tact and thought.<text:line-break/></text:span><text:span text:style-name="T11"><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text:soft-page-break/>So son- tell me what do you know and why are you here? How fare our people. <text:line-break/><text:line-break/>Stone looked at Misery and Peace. <text:lin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4"/>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text:soft-page-break/>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text:soft-page-break/></text:p>
      <text:p text:style-name="P4">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4"/>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ext:soft-page-break/>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text:soft-page-break/>Make the last few feet as fast as you can. Say when you are ready He wispeered. <text:line-break/><text:line-break/>I am ready said stone with a gasp. The joke had dissolved to seriousness but the five below did not see 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soft-page-break/><text:line-break/>Silence. <text:line-break/><text:lin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4">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4"/>
      <text:p text:style-name="P4">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text:soft-page-break/>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soft-pag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text:soft-page-break/>Alright that seems to be enough thought Stone- by whhy isn't grandfather helping me. I didn't ask said Stone .</text:p>
      <text:p text:style-name="P4"/>
      <text:p text:style-name="P4">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What did you say.” <text:line-break/></text:p>
      <text:p text:style-name="P4">It felt good to kill this man.</text:p>
      <text:p text:style-name="P4"/>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soft-page-break/><text:line-break/>Stone felt good at this praise and he swore to watch grandfather. He also knew that he must get mantis and silk in this machine, it was his duty as a captain to show other cpatains their duties. A captain.</text:p>
      <text:p text:style-name="P4">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Do you have anything that you could place against the glass to show that there is cheating? <text:line-break/>Grandfather looked around. There were the corpses of his men the freshly murdered. There was nothing here. </text:p>
      <text:p text:style-name="P4"/>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text:soft-pag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4">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behind it. <text:line-break/><text:line-break/>Stone turned to grandfather. <text:line-break/><text:line-break/>COULD WE INSTEAD MAKE GRANDFATHER CAPTURING ONE OF THE LEPPERS AND GETTING IT TO THE THING- THAT'S THE ISSUE? </text:p>
      <text:p text:style-name="P4"/>
      <text:p text:style-name="P4">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soft-page-break/></text:p>
      <text:p text:style-name="P4">He kicked one of the mangled bodies and the began rummaging in the pockets of the corpse. “Do you have anything to eat?” he mumbled. <text:line-break/><text:line-break/>Chewing the eel jerky grandfather had found in the dead man's pocket they walked to the gates at hand- They were enormous plinths of stone set into the living rock of the spire. Here there were gears that 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11">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11">The next man you fight- bring him to me alive. Or expect to find your head looking up at your body. </text:span><text:span text:style-name="T11">Show you have restraint. </text:span></text:p>
      <text:p text:style-name="P4"/>
      <text:p text:style-name="P4">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text:soft-page-break/>Missery had made their way to the compound and stood in silence facing one another. <text:line-break/><text:line-break/>“What are those two doing thought stone. He made a mental note to check on them once he'd cleaned and rebandaged his wounds.”<text:line-break/></text:p>
      <text:p text:style-name="P4">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11">He looked at his knuckles and saw blood and ground rock in them<text:line-break/><text:line-break/>That feels good he said with a smile. He relized he </text:span><text:span text:style-name="T1">liked</text:span><text:span text:style-name="T11">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11">The alcove seemed tighter now more compact with the captain leaning against one wall. Stone's </text:span><text:span text:style-name="T11">outstretched hand nearly grazed the man as it went by, winding bandage. <text:line-break/></text:span><text:span text:style-name="T11">My men. How did they die.</text:span></text:p>
      <text:p text:style-name="P4"/>
      <text:p text:style-name="P2"><text:span text:style-name="T11">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11">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text:soft-page-break/></text:p>
      <text:p text:style-name="P4">“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4"/>
      <text:p text:style-name="P4">And stone indicated the deep gash in his belly. <text:lin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4"/>
      <text:p text:style-name="P4">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text:soft-page-break/>intensity and anger. And with the words that he drew from peace it was deeper still. <text:line-break/><text:line-break/>Stone walked quickly towards grandfather, misery and peace. Past a few of the mounted warriors 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4"/>
      <text:p text:style-name="P4">LAURA's CHAPTER – LAURA LEARNS TO READ- LAURA GOES BACK TO THE BLUE RIBBON CEREMONIES -JOAQUIN AND THE AHAMISH MAKE A DEAL- BLUE RIBBONS INTERERUPTED- PORK HORRORS- AURTHUR IS WOUNDED AND AN ENGINE STOLEN- DOES HE SURVIVE? THE AFTERMATH AND WHAT THE SLUG BECOMES- STUDY AND SURVIVAL IN THE SLUG<text:line-break/></text:p>
      <text:p text:style-name="P4">Dr. AppleBaum was an incredible teacher. Laura was so grateful for her. It was the only thing that made what Arthur had done bearable. In the first hours in his lab she'd started reading picture books. Then short chapter books. Aurthur had said it was incredible progress- but she wasn't speaking to him. </text:p>
      <text:p text:style-name="P4"/>
      <text:p text:style-name="P4">In the large lit center of the flower blossom that Aurthur had grown inside bowls of the ag slug. Laura sat and sipped tea and alternatively the glowing nectar from the light globe. It was sweet and cool even though it was glowing- and she didn't fee hungry after a draft of it. </text:p>
      <text:p text:style-name="P4"/>
      <text:p text:style-name="P4">Arthur was gone. He'd taken a bagful of tools, and slipped them into the pockets and pouches that lined the outside and in of the filthy brown trench coat he wore. Laura had asked him where he was going- but he just said out. </text:p>
      <text:p text:style-name="P4"><text:soft-page-break/>What about my pigs- and the ribbon ceremonies? <text:line-break/><text:line-break/>“Delayed. I put a manditory decontamination on your pen's. No one will know you're gone or be suspicious of that.” And with that he'd shimmyed down the tunnel and out the doors. </text:p>
      <text:p text:style-name="P4"/>
      <text:p text:style-name="P4">“You'll love this- it is one of my favorites.” Said Dr. AuppleBaum <text:s/>She slid a book across the table that she was seated at in the video- and the book came out of the bottom of the video feed. <text:line-break/><text:line-break/>It had beautiful pictures and creatures Laura had never seen before. Little jeweled animals that flew through the air and swam in the water. She'd stared in disbelief at the front page. He fingers tracing the many things she'd recognized: plants, stones, the sun. But then lingered even longer at the amazing things she didn't. They were alive- she could tell that much- smiling faces like her pigs had looked back at her. <text:line-break/></text:p>
      <text:p text:style-name="P4">But she had no concept of what these things were. “Dr. Applebaum. What are these things?” <text:line-break/><text:line-break/>Those are insects. They represent more than half of all living organisms. They aren't present in your eco system because they would slow production of food stuffs. </text:p>
      <text:p text:style-name="P4"/>
      <text:p text:style-name="P4">“In-sec-ts. Insects.” She sounded out. The story was beautiful. Her fingers gripped the book tighter. She wanted this. She looked around. There was so much here that was better than anything she'd ever known. Things so beautiful they were painful. <text:line-break/><text:line-break/>Laura started to cry. There shouldn't be anything better than a family, getting married, and being a farmer and a mother. But here it was. Right in front of her. It didn't make sense. There was a plan for her- She found herself whispering one of the sunday school songs she knew by heart. But it didn't give her the reassurance she had felt before. She kept reading. Curiosity and new information assuaged the hard feelings. Laura's feet wiggled in the velvetty leaf of the bud she was centered in.<text:line-break/><text:line-break/>Dr. Applebaum listened as Laura struggled through the words, and helped when she needed it. <text:line-break/><text:line-break/>“How- how do you know what words I need help on? Are you there?” Laura put her hand to the display- like she was trying to touch a friend. The video feed hard cut to a different angle of the doctor- close up, just framing the face. <text:line-break/><text:line-break/>“You've asked a question about the video's responsive features-” And I'm glad you feel that you can talk to me- please do- we have tried very hard to make this program feature everything you'll need. And sometimes some support and understanding is what everyone needs!</text:p>
      <text:p text:style-name="P4"/>
      <text:p text:style-name="P4">Another hard cut. Now Dr. Applebaum stood next to tree diagram. Her white cartigan and brown slacks matched the colors of the diagram behind her- She pointed with a thin conductors baton- a sliver of metal to indicate where she was pointing. <text:line-break/><text:line-break/>“This video contains hundreds of thousands of trees of dialogue- Petabytes of information- and a sensory system to detect what you're asking and display the most appropriate response. <text:line-break/><text:line-break/>She pointed to the tree- <text:line-break/><text:line-break/>“We're here. This explaination of how the system works. We would have loved to sent you anAI <text:soft-page-break/>version of me or one of my colleagues. She frowned. But the detection systems abroad for that kind of intelligence is just too risky. A low tech video tree was all we could get past the countermeasures. I hope you understand. And I look forward to taaaaaalking with you.” The video warped at the a in talking and made the sounds stretch out longer than it should, the video distorted. </text:p>
      <text:p text:style-name="P4"/>
      <text:p text:style-name="P4"><text:s/>The smile left Laura's face. She looked around. Again the pangs of injustice. These plants, ideas, they all needed her just like her pigs had needed her. Duty swelled and she was irate. <text:line-break/><text:line-break/>“Stupid Arthur. He's kept all this to himself. I can't believe he'd be so selfish.” She put her hands down on the table that held the book. “I'd have found him.” Would you? A voice asked in her mind. She thought about how she'd have done it. There were large social divides, and rules in place to keep the dweller's in the foot down there. Down here. <text:line-break/></text:p>
      <text:p text:style-name="P4">Who was this technician she'd followed here? </text:p>
      <text:p text:style-name="P4"><text:line-break/>She looked around the room. In one corner was an old hat and a battered trench coat thick with grease and acid stains, rime like salt evaporated into the desert. It had an oval patch on it that read “Don” And a half burned technicians read out- like the one Aurthur carried around. </text:p>
      <text:p text:style-name="P4"/>
      <text:p text:style-name="P4">She clicked the buttons- and the thing came to life. On it's read out were a few video files. She played one. </text:p>
      <text:p text:style-name="P4"/>
      <text:p text:style-name="P4">It was somewhere in the tunnels. Vapors poured from a pipe and the clank and grind of the foot permiated the video- It was off angle so the viewer saw the man at an oblique in the frame. </text:p>
      <text:p text:style-name="P4">An old man- worn with age and silver bearded said three words- “Good Job Arthur.” That was it. The voice was so gravely as almost to be a growl.</text:p>
      <text:p text:style-name="P4"/>
      <text:p text:style-name="P4">Some other files- maintenance records. A file named Clues? contained a series of cryptic messages about finding “something talking to me in the data logs” and “a beautiful pattern in the chemical tablets.” <text:line-break/><text:line-break/>Lastly she found a journal- The few entries she read told about Arthur. He'd been mostly non-verbal when I found him. But his aptitude was incredible. He's wasted here. Mother Father both dead. Acid lung. <text:line-break/><text:line-break/>“The boy has been bullied incredibly. Beaten by his fellows and the foreman has been denying him food rations. 'The runt needs to be culled. He can hardly work.'” <text:line-break/><text:line-break/>“I've taken him under my wing and he's shown great skill. Coming along with words. And he took the the “puzzle” I think I've found. Maybe the cracks of an old man's mind. But it keeps him entertained and working.” </text:p>
      <text:p text:style-name="P4"/>
      <text:p text:style-name="P4">Whoever this man was he'd been critical to Arthur. She wondered how many times he'd watched that video. If those had been the only kind words he'd heard. If he'd been able to show the old man this place. She put the technician readout back in it's place under the battered trench coat and went back to the reading lesson. <text:line-break/><text:line-break/>“Are you having interpersonal problems with your partner?” Asked Dr. Applebaum. </text:p>
      <text:p text:style-name="P4"/>
      <text:p text:style-name="P4"><text:soft-page-break/>“What are interpersonal problems?” <text:line-break/>“Is your partner not sharing, contributing, <text:s/>using information for other than its intended purpose? Threatening to not keep it a secret?”</text:p>
      <text:p text:style-name="P4"/>
      <text:p text:style-name="P4">“He didn't find me when he was supposed to.” </text:p>
      <text:p text:style-name="P4"/>
      <text:p text:style-name="P4">The video distorted as the track jumped ahead. “Late starts and mismatched ability levels.”<text:line-break/><text:line-break/>Dr. Applebaum was walking in a hallway reading a white paper. Wherever she was- it was beautiful. Trees and thick lush green moss grew in bright white light and water flowed in the back ground. <text:line-break/><text:line-break/>“The best course of action for these cases is for the more advanced partner to take time to help the less advanced.”<text:line-break/><text:line-break/>Laura rolled her eyes. “He won't help me.” <text:line-break/><text:line-break/>The video cut again and jumped to a different section.</text:p>
      <text:p text:style-name="P4"/>
      <text:p text:style-name="P4">“Non-cooperation between partners is a serious problem. Statistically speaking single unit samples have a 87% reduced chance of making it to Antioch. Please share this data with your partner. If they won't cooperate after this information is shared- It may be time to ask to get another partner. This will be a hard course- but a group, even with a subable partner is more likely to succeed. ” </text:p>
      <text:p text:style-name="P4"/>
      <text:p text:style-name="P4">“That's it. I'm going to find him. And I am going to tell him all this. And that...” she looked over at the trench coat, squinted to read the name- “ Don wouldn't tell him good job about this at all.” <text:line-break/><text:line-break/>“Please watch section 44- On effective communication, and Section 32- Successful partnership advice”<text:line-break/><text:line-break/>The video was talking still but she'd stopped listening. She was leaving. And going to find Arthur and make him wait with her. The tunnel out of the flower was long and sloped steeply- but where ever she stepped it seemed to cup her foot or hand- like it was helping her. That little aid seemed like a confimation she was doing the right thing. <text:line-break/><text:line-break/>When she got out to the main coridor she took another moment to look at the foot- It was incredible. The sheer size of it boggled her mind. She'd never seen a space this big- or power like this. She waited for another moment- leaning against the rail and taking in the sound. A rumbling waterfall. </text:p>
      <text:p text:style-name="P4"/>
      <text:p text:style-name="P4">She recognized the first turn out. She'd memorized the sequence of turns. In case she'd had to leave, or Arthur had been... unsavory. <text:line-break/><text:line-break/>“Just stupid not unsavory. Why couldn't have have done this right?” She stomped in her boots a little. The anger bouncing as each foot fall made contact with the steel grate. Past pipes and electrical conduite. The coridors got smaller. She was ducking now and close to the last few turns. <text:line-break/><text:line-break/>On the turn to her farm hab- the large dome with all her feeder and pigs- she knew something was wrong. There was a that closed the turn off. It had the words- Closed for maintenance across it- but she only recognized the word closed. </text:p>
      <text:p text:style-name="P4"/>
      <text:p text:style-name="P4">She'd never sworn before- but she used one of the close words that she knew. “Fiddlesticks. That little <text:soft-page-break/>bugger!” She looked down at her watch. It had been sometime since she'd left her hab. Oh she was in trouble. She'd have missed the ribbons and bucks and lots of other things on festival day. That ginham pattern didn't seem so important now. But she'd hate to upset her family. <text:line-break/><text:line-break/>She turned back down the small low access tunnel and then up to the nearest hab that wasn't blocked. She came up throught the access door and then the hab floor. She looked around. She was in her neighbors chicken farm. She could hear the clucking and smell the warm, distinct smell of poultry. <text:line-break/><text:line-break/>The grate came up easily- and she was up and out into the room with no real problems. Thousands of little chicken breast spine and heart combo's hung growing in the clean warm farm. She looked over the signal lights. All green. Then put the floor grate back in place and walked out the farm doors. <text:line-break/><text:line-break/>Central landing pad was one of the largest areas in the upper section of the slug. The huge trader thrush was still there- It's glistening engines and tall tower body a dull rust red. Flags and streamers wound off of it in ever direction- into the tents and little alleys of traders shacks. Normally this would be one of her favorite times of year. So much to look at- beautiful beads and combs and exotic foods to try. But now it just made her anxious. <text:line-break/><text:line-break/>Down one alley and into the next. She realized by the level of the sun in the sky. Then it occurred to her. That's not a sun at all. The dancer is out there- That's what's real. Things seemed weird. Her familiar home and all the things within it were not what they once were. </text:p>
      <text:p text:style-name="P4"/>
      <text:p text:style-name="P4">[NECKING CHICK] and her buck were kissing each other so deeply they didn't notice that Laura walked past the little space they were “hiding” in. She cleared her throat conspicuously. </text:p>
      <text:p text:style-name="P4"/>
      <text:p text:style-name="P4">They leaned back against the canvas walls- breathless. [Necking chick's] hair was a mess and one strand hung down into her face. She spoke with an accent that was paticular to her family- something they'd brought from old Eyrth supposedly. It grated more than as she inhaled then streamed words at Laura.<text:line-break/><text:line-break/>“Why Laura! There you are! Things are all a tizzy about you! Girl your pigs won the first prize! And your father accepted a marriage proposal for you. You're going to be wed to Derek Kinsmith! He's a fine man. But not to a girl who can't be on time! Girl this has never happened to you- what's gotten into you. You'd better go see your father at the trading dias.” </text:p>
      <text:p text:style-name="P4"/>
      <text:p text:style-name="P4">Walking again before [Necking chick] could finish talking she almost walked into a diminutive Cantonese in all red who fluttered silk scarves in her face and pushed her back. Laura landed on her rump in the trodden grass of the festival grounds. <text:line-break/></text:p>
      <text:p text:style-name="P4">The woman- girl more like but womanly in all but years spoke in perfect english. “This one is sorry. You have startled her. Men like to touch what they should not. A beauty like yourself understands.” <text:line-break/><text:line-break/>She wove the silk bands around Laura's arm with a flourish. Supprizingly tight and strong was the silk grip that brought her back to her feet. She rubbed the wrist as she looked at the girl/woman. </text:p>
      <text:p text:style-name="P4"/>
      <text:p text:style-name="P4">“You are the missing vixen? Trouble no? Your father he is the broad man with the beard and grey striped chest cover. He took a ribbon for you- ” <text:line-break/><text:line-break/>That described most of the men of the Ahamish but the ribbon was a sure thing. <text:line-break/><text:soft-page-break/>“Yes that is him.”<text:line-break/><text:line-break/>“He is angry. Drinking. Come with me.” She grabbed the knuckles of her left hand with a silk wrap and the two of them were off down an alley. When they stopped they were at a cloth merchants. The little woman who worked it had two twin girls that crawled round her feet and batted cloth toys about. <text:line-break/><text:line-break/>The red dressed woman/girl spoke fast and loud and presented the cloth merchant with a disc of coins. More money than Laura had seen someone this young have. <text:line-break/><text:line-break/>“Please no I can't. We can't repay you. I'll face my father alone.”<text:line-break/><text:line-break/>“I am a captain to be.” She bowed. “It would be my honor to resolve a problem fairly, I must be a good judge for my people someday- fix conflicts. If I can do this- happy father, happy daughter. Then someday maybe someone else will be helped by my skills. Please. It is for me. Allow me the practice.</text:p>
      <text:p text:style-name="P4"/>
      <text:p text:style-name="P4">In a few moments the cloth merchant had Laura in a bright white and blue patterned ginham dress with gorgous bell lillies. The flower stems made little green hooks in turns that opened to the lovely arches of the flowers. She blushed. It was the finest thing she'd ever worn. <text:line-break/><text:line-break/>“Please I just simply couldn't. It is so fine. It must be expensive.” <text:line-break/><text:line-break/>Good practice is never too expensive. The cloth merchant waved as the red dressed young captain took her forward to the raised dias docks around the cargo holds of the ship- where her father, and other elders were far into the merchant's bought beer. </text:p>
      <text:p text:style-name="P4"/>
      <text:p text:style-name="P4">Her face reddened. There was a bustle as she came down the rows of rough cut tables. Families looked. Talked. The little red captain said something to the main ships captain- who immediately went to her father. <text:line-break/><text:line-break/>Father Ingles was a tall man, and wide of chest and hand. He'd been drinking and was red faced. Her blue ribbon was next to his beer mug- as was the bolt of gingham cloth she'd wanted so badly from the prize tray. Her breath caught in her throat. She'd not even told him. How had he known? <text:line-break/><text:line-break/>He stood and Laura could see anger- and concern in his face. He reached out toward her- but the captain got in the way. <text:line-break/><text:line-break/>“What does he want?” Said her burly father- who could not speak Hantonese and could hardly even understand english accented with it. <text:line-break/></text:p>
      <text:p text:style-name="P4">The boy in the suspense lift spoke in perfect english- with even a little german accentuated vowels. <text:line-break/><text:line-break/>“Good father- please accept this pattern dress- as well as two hogs heads of fine seed from the traders wears. The captain has made a mistake- and did not forward communications to you. Your daughter was not well, and the young captain to be had... he paused and looked at the bowing Joaquin to let the Hantonese catch up to the translation. “taken her to see grandmother she was not feeling well.”<text:line-break/><text:line-break/>Her father had brushed aside the captain, and his two trainees. “Is this true girl? They had you at the doctors?” <text:line-break/><text:line-break/><text:soft-page-break/>She'd never lied to her father before. But standing here on the dias- in front of everyone she knew- she debated in her head. She was angry with him. Why had he never told her about the dancer outside the sky? Or reading? Or so many things? She loved him- but she felt betrayed by him. And in that moment- the betrayal gave place, gave justification in her mind for the lie. <text:line-break/><text:line-break/>“Yes I was in their medical bay.” She leaned in and whispered “My red badge of courage is particularly bad this time Father.” </text:p>
      <text:p text:style-name="P4"/>
      <text:p text:style-name="P4">He leaned back- and looked at the captain- “And you talked to her of this? And didn't tell me?” The captain shook his head- and pointed to the little red lady captain once the chain of translations came back- the cripple said “No she spoke to a lady of her station- and I fool that I am did not relay the information. I did not mean to ruin a good day- or to cause you harm. Hopefully a stand of seeds and new cloth can make right my foolishness. <text:line-break/><text:line-break/>Her father leaned back- and thought for a few moments. Then he knodded and held out his hand to the captain. “All is forgiven. Thank you for your kind apology and manly dealing. I too have forgotten important things.” </text:p>
      <text:p text:style-name="P4"/>
      <text:p text:style-name="P4">The captain- not one to make promises he didn't keep delivered the seed barrels then and there- Two porters had started rolling them- the moment he'd spoken the words. The arrived at the dias the moment he'd shook hands.” <text:line-break/><text:line-break/>People clapped. There was a general hubbub. The good Brother Marsh stood on the podium once more and announced- drunkenly that Laura Wilder had been found- And her ribbon was given to her again and pinned on her dress. Then she was announced to her buck- The two of them knodded at each other from across the room and then she sat with her family. <text:line-break/><text:line-break/>Once she'd sat down her father leaned into and spoke. “I'm sorry you've not been feeling well. God girl I was worried about you. Never late once in your life and you miss the ribbon and your buck! Glad you're here alright.” <text:line-break/><text:line-break/>Her mother reached out and squeezed her hand. They were too far apart to talk but she could see the smile in her face. This was her big day. She'd won the blue ribbon. And made a wonderful match. She'd known Derek since they were kids. He was a good man. <text:line-break/><text:line-break/>Stubble at her fathers neck scratched her cheek as he leaned in again. He smelled like dark beer from the breweries. “Ya know- maybe you should be late again next year if you can get us two barrels of seed and a bolt of gingham.” <text:line-break/><text:line-break/>“If only all ill spells came with such prizes!” She quipped. He smiled and leaned back to tell her mother what she'd said. Mother laughed.<text:line-break/><text:line-break/>Up here on the dias she could see the whole green expanse of the main festival grounds. People eating, playing games in the open grass beyond the tables, and the chatter of a hundred conversations. </text:p>
      <text:p text:style-name="P4"/>
      <text:p text:style-name="P4">Down in the crowd a mother was whispering in the ear of her daughter and pointing to Laura. It was the pointing that caught her eye. </text:p>
      <text:p text:style-name="P4"/>
      <text:p text:style-name="P4">The girl was small, not over ten. The mother held her close and pointed at Laura's lovely gingham, then <text:soft-page-break/>to the girls dark blue woolen work dress. Laura could just imagine what she was whispering in the girls ear. “Work hard and you'll be up there some day. Getting a blue ribbon and a buck! What a lovely thing to have a friend and help meet and look so fine. They'll celebrate you and what a wonderful person you are. It will feel so good!” </text:p>
      <text:p text:style-name="P4"/>
      <text:p text:style-name="P4">Laura looked away. She tried to smile. But it died on her lips. <text:line-break/><text:line-break/>I should feel happy. She said to herself. Intertwined fingers played with the dress at her wrist. It was lovely. But not as lovely as the dancer. Or the words she was learning from Dr. AppleBaum. Impatient taps from her feet. Brother Marsh was speaking again. <text:line-break/><text:line-break/>Gesturing widely to the trader's Thrush. “We now conclude the trading. The terms are satisfactory. The Traders have given medicine, glasses, a range of trade goods, Two and a half points of company stock, and the customary payment in credits. It is a good trading!” He swayed unsteadily at the podium but kept talking with a strong voice. “we wish our friends good profit at the mines they travel to- and a safe journey.” </text:p>
      <text:p text:style-name="P4"/>
      <text:p text:style-name="P4">The last of the food stuffs- the grain, the chickens, the hogs was loaded into the thrush in a long procession. Racks of grav lifts shuffled forward into the squat hold, then turned upright and settled into prefect close packed rows. Well almost perfect. One grav lift looked empty. A farmer and a trader exchanged words over the top of it's floating deck, and wandered together back towards the direction of the pens. The guns on the thrush's shoulders tracked the movements of two disputing men, and all others in range. In a few moments the whole bounty of the slug had been loaded. It all looked so small there in the thrush. <text:s/><text:line-break/><text:line-break/>“Tomorrow I'll start new hogs growing from the petri samples of cells.” Laura imagined going to the seed vault and taking her new dishes. All this will be put away. The thrush gone. “But there will be new words to learn.” That seemed to make it all not so bad. <text:line-break/><text:line-break/>Strange rumblings deep in the slug. It sounded like a grinding, grating noise. Laura thought of the foot down below and wondered if it had caught on a paticularly large stone. <text:line-break/><text:line-break/>It was loud enough that people looked below at the source of the noise. Brother Marsh stopped talking and looked searchingly at the head of the Elders of Maintenance Quorum. A technitian. The only one in attendance. The man wore the same garb as Arthur, a robelike hooded trench coat and thick acid resistant boots. Unlike other technitians he was clean, but the marks of years in the foot made his face appear pocked and mottled. His long grey beard was braided and fell just above his belt. He brushed it aside and pulled out his data pad. He tapped some readouts and whispered something to Marsh which no one could hear- but everyone could see was not good. </text:p>
      <text:p text:style-name="P4"/>
      <text:p text:style-name="P4">Captain Joaquin saw. He saw before anyone else. With a snap of his fingers and a whistle and shout he raised the alarm. The traders moved and quickly. Before the farmers could react. Old crones gathered the most important items at hand and left whole trading stands. Young men threw boxes over shoulder and ran for the loading docks. Laura saw a mother and her two young boys each take a toddler over each shoulder and jog to the docks. <text:line-break/><text:line-break/>No one made it. A huge creasing crack formed in the earth. Steam hissed from broken pipes, and irrigation water eroded the dark earth and exposed the steel plates below. Farmers and traders alike were cut off, mixed with one another, by the rents in the land. Someone shouted to look out. The guns <text:soft-page-break/>searched frantically for something to hold responsible. </text:p>
      <text:p text:style-name="P4">Laura knew what it was before she saw it. Arthur. She screamed aloud. “You bastard. You selfish child. Don't leave me! You still need to teach me to read!” She stood on the dias her legs spread wide in a stance of <text:s/>strength &amp; defiance. She shouted as the earth beneath them broke. </text:p>
      <text:p text:style-name="P4"/>
      <text:p text:style-name="P4">A massive wedge, the corner of a great plate of varangian steel split thr ground beneath them. Earth and water flowed down it's sides and caught in the engravings of cornicopias and wheat heads, livestock, and rightous farmers that bedecked it's sides. The whole square now emerged. It was the seed bank! The strongest thing on the entire slug. <text:line-break/><text:line-break/>Farmers shouted. Some ran past her. One had managed to make it to a farm machine and was doing his best to draw the rich soil into a dike to protect the land from the clawing tendrils of irrigation water. The ship's guns and sensors watched all but made no action. The seed bank was clear the rift now. </text:p>
      <text:p text:style-name="P4"/>
      <text:p text:style-name="P4">It drew itself up with terrible power. Shoulders shrugged aside whole fields as it pushed and widended the terrible yoni from which it was born. It's mother screamed in the scrapings of twisted steel and horrified men and women. It was a mass of muscles and bones. Laura knew where the missing grav lift of hogs had gone. 20000 pounds of meat empowered Arthur. She ran past the spinning farm machines. Dirt flung on her new gingham. If she could just talk to him. It didn't need to be like this. </text:p>
      <text:p text:style-name="P4"/>
      <text:p text:style-name="P4">Arthur! She screamed. Arthur! She could finally see the whole form of what he'd created. What hunched like collosal silverback of meat, and bone, and sinyewey vines thick with life behind the shield of the seed bank. <text:line-break/><text:line-break/>It would have been beautiful. The joints were woven with the same thick growth of the flower that made his lab. The red of the meat covered with plates of tusky bark. White spines of bone ran up his back, down his arms, and made huge clawing grasping feet and hands that dug trenches in the earth where he clasped. Conspicuous, asyemetrical, one arm was larger, lance like, and glowed in places emerald green. the same color of the acid of the foot. Pandemonium abounded at the sight of this terror. </text:p>
      <text:p text:style-name="P4"/>
      <text:p text:style-name="P4">The guns shook to life. Concussive knocks, like a mallet on a huge steel bell- bomb bomb bomb bomb, pounded the shield of the seed bank. With a whine and hiss the mini-guns spun and sprayed ribbons of bullets, waving sine waves of death, back and forth into the crowds. <text:s/><text:line-break/><text:line-break/>Everyone fell to the earth. Some felled. Torn in half or sprayed into the air. They crawled like animals. Some dug with tools, or bleeding hands into the bossom of the earth to get away from the storm of shells that filled the air. Laura fell. Dirt and blood somehow spattering her, but she was unhurt. She crouched in the cleft of a machine tread, and behind the solid axle, watched. <text:s/></text:p>
      <text:p text:style-name="P4"/>
      <text:p text:style-name="P4">Arthur pushed. The seed bank slid leaving a deep groove in the earth. Closer closer. The eyes peeked from behind a deep set bone aramet. Huge hunched shoulders loomed over the head. The bank was close enough now- to a whole plate of steel that made up the loading dock. He <text:s/>grasped, twisted, and heaved the plate like a child throws a stick. It cleaved one of the spraying mini guns off. Suvivors ran to the side with less fire. He pushed closer. The seedbank's steel began to crack. </text:p>
      <text:p text:style-name="P4"/>
      <text:p text:style-name="P4">“DESIST IN DAMAGING COPANYANG COMPANY PROPERTY. ALL RESISTANCE WILL BE MET WITH SUMARRY EXECUTION PER THE COMPANY POLICIY 941-1. ILLEGAL BIO-WEAPON. STAND DOWN NOW.” <text:line-break/><text:line-break/><text:soft-page-break/>Laura, behind the axle, had plugged her ears, but the voice of the ship made her jam fingers even further and squint her eyes. Tears came from the closed eyes though she didn't know she was crying. She yelled “Arthur you impatient selfish asshole. I'm so mad at you. THIS is your plan?” A richocette panged off the belly of the farm machine and made her wince. She dug further in to the dirt by the axle. </text:p>
      <text:p text:style-name="P4"/>
      <text:p text:style-name="P4">He was close enough now. He stood, lifted the shell mangled box of the seed bank, and threw it towards one of the thundering cannons. Standing, heaving the seed vault exposed him to fire for the first time and many shells hit him. He staggarded and one huge leg buckled, shot through the joint at the knee. The voice of pain was not some huge beast. But that of a little boy- but loud. </text:p>
      <text:p text:style-name="P4"/>
      <text:p text:style-name="P4">What was left of the seed bank was now a jagged open cup. A half box that flew through the air, seeds and petri dishes clattering out of it as it sailed. It caught the cannon, like a hip joint fits a socket. The weight of steel pulled the trader thrush sideways then the cannon snapped, still firing, into the last hopes for next season, and smashed to the ground. <text:line-break/><text:line-break/>Laura was horrified. The seed vault was obviously the only thing that would have withstood that fire. And their only hopes for replanting. He'd traded the lives of everyone here to escape. She screamed at the top of her lungs.</text:p>
      <text:p text:style-name="P4"/>
      <text:p text:style-name="P4">With the remaining good leg Arthur jumped. Into the air and high. An arch towards the remaining cannon. It pumped six huge shells through his center of mass- but whateven animated him did not die. The two arms enveloped the cannons base, tore it from its masts, and fed it into the mass of the Large glowing arm, barrel out. The loader line still trailed shells, and Laura watched as the vines grasped and twined around the weapon. The barrel just extended from the flat of his palm. Like a prophet he extened his hand outstretched. DOOM DOOM DOOM, fire from his hand went into the remaining minigun and then all was quiet. <text:line-break/><text:line-break/>Arthur hung, ape like from the shoulder of the canted thrush. The holes in him were big enough to see the sky through, and his one leg was useless. But still he moved. Swung from the shoulder and onto one of the mighty engines. He embraced it.</text:p>
      <text:p text:style-name="P4"/>
      <text:p text:style-name="P4">Their was crying. People began to look up from the holes they'd dug. Screams of bereaved and horrified loved ones. Laura looked from the axle back to the dias where her family had been but did not see them. She looked back at the ship and saw no guns. She'd chance it. She ran from the cover of the machine. </text:p>
      <text:p text:style-name="P4"/>
      <text:p text:style-name="P4">COMPANY POLICIY 941-1 ENSTATED. GAS DEPLOYED. The sound made her stop and stuff her ears again, then keep running. She made the dias. Marsh was there. He was dead. What was left of him smashed into one of the beer barrels. Some one grabbed her. It was Derek. He put both his arms around her and shielded her with his body and pulled them to the floor. From the space between his arm and chest she could just see as it came out of the ship. </text:p>
      <text:p text:style-name="P4"/>
      <text:p text:style-name="P4">Gas. An oily his billows of brown green puffed and rolled down the loading dock. Most ran in front of it. Some too terrified to move, stayed in the low places, and craters, then jumped screaming and coughing as the fog sank to them. Laura saw one woman screeching and coughing up red chunks and clawing her neck before she fell. </text:p>
      <text:p text:style-name="P4"/>
      <text:p text:style-name="P4">The Slugs alert systems turned on. A kinder quieter voice. “All Farm personel evacuate the main landing area and center fields. All Farm personel evacuate the main landing area and center fields.” She <text:soft-page-break/>could see where shells had hit the dome and masses of epoxy safe guard had reacted to the cracks to make temporary seals. The temperature was dropping. Fans turned on as the slugs over worked lifesuport systems attempeted to nuteralize whatever was pouring from the Thrush. Waterfalls of green poured down the horrid birth canal where Arthur had sprung from, to the foot below. <text:s/></text:p>
      <text:p text:style-name="P4"/>
      <text:p text:style-name="P4">Derek said- “Laura. We have to leave here. It isn't safe.” She allowed herself to be lifted, and walked in a haggard drunken reel towards the doors. Technicians, in full suits rushed past them to try to mend the hull while they still could. The sight of them brought Laura back to the memory of Arthur. <text:line-break/><text:line-break/>“You bastard. You low man. Not even a man. Selfish. Foolish. How could you? All this for <text:span text:style-name="T1">you?</text:span>” She pulled free of Derek's arms and ran back in. He followed an pulled her to the ground. <text:line-break/><text:line-break/>“STOP” He yelled in her ear. The brown stubble of his chin grazing her ear. “IT ISN'T SAFE.” <text:line-break/><text:line-break/>“I have to go. I know him. Maybe I can stop it.” She yelled back. Gesturing to the amazing thing Arthur had become. She shook. Colder now even. Somewhere the air of the dome was leaving- a crack unable to be stopped by the auto systems. </text:p>
      <text:p text:style-name="P4"/>
      <text:p text:style-name="P4">“I'll go with you. We'll wait til its safer. Stay. We'll watch for an opening.” </text:p>
      <text:p text:style-name="P4"/>
      <text:p text:style-name="P4">Weapons of Terror. Gas. Fire. Made to break the spirits of anyone who would steal an engine. But Arthur did not know fear of these things. The foot had all these. He worked in them. Lived on them. Breathed them. She watched as he worked. He was taking the engine off of the thrush, but he was working slowly. His leg pained him, and the wounds in his chest were plugged with little thick knots of vine, but they still bled. <text:line-break/><text:line-break/>There was a scraping noise as he sepparated the engine from the ship The thrush leaned and Laura feared it would crash through the dome. Then the fire came.</text:p>
      <text:p text:style-name="P4"/>
      <text:p text:style-name="P4">It seemed to Laura that the thrush was exploding so fierce was the fire that poured from it's loading bay. The dome was warmed, and klaxons blared. Sprinklers and halon systems quelled a small part of the flames but most made a guttering rage against the roof. More soil ran in rivers down the barren maw in the floor. The support stone, and steel that held it began to show in places near the opening. </text:p>
      <text:p text:style-name="P4"/>
      <text:p text:style-name="P4">What made the fire whiped from the bay and onto arthur with such speed that he looked as if he wasn't moving at all. Black, and with tentacles of steel like a mechanized Kracken, it swam through the air then wrapped him in its slicing embrace. Pointed tentacle ends jammed into crevices and through muscle. A gout of fire poured over the head and shoulders and the distict smell of cooking pork filled the air. </text:p>
      <text:p text:style-name="P4"/>
      <text:p text:style-name="P4">He reeled under the weight and onslaught. The bone aramet closed entirely but granulated and cracked as the nozzles of white fire poured into it. <text:s/>He angled the cannon arm, trying desprately to get a shot. Aracnid arches of tentacles rose high from the body of the sentinel, and dove into the flesh beneath it. Preadator trimphant pressed over prey for the kill. <text:line-break/><text:line-break/>Then cannon fire filled the air again. Six resounding blows and the sentinel recoiled, down two legs and an enormous red gash made the eye in it's face plate look like it extended down the side of it's head. Mechinations below spun and clanked. Laura had the sense that this, too was some shell. And for a moment she saw two children, scared and angry quarreling over a toy. </text:p>
      <text:p text:style-name="P4"><text:soft-page-break/></text:p>
      <text:p text:style-name="P4">In a blink the sentinel had retreated around the ship's main body. The ragged Arthur dragged himself forward with one arm, and waved and shot with the other menacingly. Whatever power his legs had had was gone. </text:p>
      <text:p text:style-name="P4"/>
      <text:p text:style-name="P4">The sentinel waited, then sprung, juking right then left. It closed the distance fast. Arthur wasn't able to follow it's speed. It dove for the arm. The only true threat to it's supremacy. <text:line-break/><text:line-break/>RETURN MY WEAPON BIOMECHANOID. SUBMIT FOR STUDY AND COMPANY OWNERSHIP AND YOU MAY LIVE. </text:p>
      <text:p text:style-name="P4"/>
      <text:p text:style-name="P4">Arthur must have replied but it was inaudible. “IMPOSSIBLE” Was all the Sentinel replied. It took one more hit from the cannon but was unphased, then wrapped up the whole arm in a sething mass of steel. It looked stronger than anything Laura had ever seen. <text:line-break/><text:line-break/>“No please don't kill him.” She wispered. “He's selfish and a fool. But he doesn't deserve to die. He doesn't know any better. And he was abused, He deserves to learn to be better.” Derek heard her.</text:p>
      <text:p text:style-name="P4"/>
      <text:p text:style-name="P4">“Wife to be- you'll have to tell me more about yourself. I'm interested how you have knowledge of the merrits and deservings of our foolish brave pilot.” </text:p>
      <text:p text:style-name="P4"/>
      <text:p text:style-name="P4">She looked at Derek. He was smiling. Kind even in this. His face was bleeding and he'd have a scar cross his face for life. But both eyes looked back at her. <text:line-break/><text:line-break/>“He's a genius. He showed me things I never knew I wanted. To read. To grow things like that, but better.”She pointed to the struggling bio-weapon that seemed to be sputtering it's last life. “I'm sorry. I knew it was against the rules. But you haven't seen the dancer.” <text:line-break/><text:line-break/>“I don't understand. But you'll have to introduce me to this dancer. And maybe then I will. I think I am a luckier man than I know Laura Ingals Wilder. There's a wisdom to you.” </text:p>
      <text:p text:style-name="P4"/>
      <text:p text:style-name="P4">They both stopped their conversation as a scream pierced the air. The only free hand of the construct of meat and vine and bone had grasped its own shoulder. And crab like tore the limb from the body. <text:line-break/><text:line-break/>The sentinel accepted the gun like a gift. She drug it away like an ant pulling a thorn and began to turn it towards Arthur. With his one good arm he drug himself towards the engine as fast as he could. The six remaining arms of the sentinel <text:s/>craddled the arm and gun. Enveloped it completely The long, lance like appendage popped with a syrupy “bloop.” Green light glowed. Laura recognized the acid of the foot. He'd filled that arm with an acid weapon! In horror the Sentinel tried to escape the poison gift but arms disolved to nubs and the whole mass of the floor gave way. The melted gun fell. The arms sunk in the hole- a stretchy hissing mass. Just missing a fall, Hissing and wailing the sentinel retreated, slipping and sliding in the remnants of itself into the belly of the thrush. </text:p>
      <text:p text:style-name="P4"/>
      <text:p text:style-name="P4">Finally all was calm. The only noise was from the techniticans. <text:s/>Working to stove gaps in the dome or shut off flowing water pipes. </text:p>
      <text:p text:style-name="P4"/>
      <text:p text:style-name="P4">Laura and Derek stood and looked at what had, an hour ago, been a happy market, green fields, and the hope of many generations to come. <text:line-break/><text:line-break/><text:soft-page-break/>It was ruined. Most of the soil run to the depths. What remained pock marked and cratered. Low places filled with poison gas. Fire still raged in anything wooden. Farm machines shot to scrap. Hundreds dead. </text:p>
      <text:p text:style-name="P4"/>
      <text:p text:style-name="P4">Laura stood up. Derek took a knee and surveyed things. “Is he still kicking in there?” He asked. Movement answered the question. The golem still drug itself forward. Once it reached the engine it took a moment and leaned it's back against the prize. </text:p>
      <text:p text:style-name="P4"/>
      <text:p text:style-name="P4">They cautiously moved towards him. Picking a path in the fire, gas, and ruin. When they got around a shattered tractor, they could see him. The armet of bone was open now. It revealed a much mutilated Arthur. One eye permanently closed by a gash. Body severely lacerated and gouged. But strangely still alive, and getting better. <text:line-break/><text:line-break/>They could see that the vines, were consuming the parts of the construct that were mangled and broken. Soon the legs were gone. Replaced by stout trunks of vine. The missing arm was replaced with a thick whiping tendril, five times the length of it's pair, that gave him an uneven winspan. </text:p>
      <text:p text:style-name="P4"/>
      <text:p text:style-name="P4">“ARTHUR! How could you!” She screamed. The construct turned so the open lip of the bone helmet, hung low beneath the enormous shoulders, faced her. The arms did not stop working. Inside the thrush something screamed, and a flow of white liquid and puffs of milky powder dripped from the acid rents in the loading dock. <text:line-break/></text:p>
      <text:p text:style-name="P4">He breathed heavily. Uneven. One whole vine stopped up a puncture the size of a rail road spike in his chest. His eye slipped between waking and closed. <text:line-break/><text:line-break/>“I'm......not sorry. I do regret that my plan had so many unintended causalities. But I would do it again.”</text:p>
      <text:p text:style-name="P4"/>
      <text:p text:style-name="P4">She was standing ten feet from him. Looking up into the open helm of the creature that cradled his body. </text:p>
      <text:p text:style-name="P4"/>
      <text:p text:style-name="P4">“We could have done something so much better than this. Dr. Applebaum said we had way more chance of success together.” <text:s/></text:p>
      <text:p text:style-name="P4"/>
      <text:p text:style-name="P4">“Dr. Applebaum does not take sentinel's into account in her plans. Nor does she provide instructions for inadvertent discovery. In any case- the lab is yours. You can learn and make your own way out. Based on the ability you displayed you have a 82% probability of successful escape. You didn't need me.”</text:p>
      <text:p text:style-name="P4"/>
      <text:p text:style-name="P4">“The lab? Arthur this place is a wasteland. There will be no food. Not this year. Not next year.”<text:line-break/><text:line-break/>he blinked the one good eye at her. Struggling to comprehend. “You have more than I ever did. Even in this unintended setback. You will succeed. ”</text:p>
      <text:p text:style-name="P4"/>
      <text:p text:style-name="P4">“I can't leave here. There are so many who need help.” <text:line-break/><text:line-break/>“Exactly. Think of the thousands of systems. Millions of farms, Starship crews, and many many gifted people like us who would be extinguished in a yoke of brutish toil. We can change that. These trade of these peoples lives, while regrettable, and jarring for it's immediacy- is worth it.”</text:p>
      <text:p text:style-name="P4"/>
      <text:p text:style-name="P4">She stooped and grabbed a clod of soil and heaved it at him. It broke on the lip of the helm and <text:soft-page-break/>showered him in dark black earth. <text:line-break/><text:line-break/>“How can you say what you've done is right? These people are dead, thousands more will starve.” </text:p>
      <text:p text:style-name="P4"/>
      <text:p text:style-name="P4">And under their neglect and indifference our lights would have gone out. Lights that could change so much. I can see you don't agree. I don't understand your logic, but I accede to your own opinions and bias having more weight to you. I have troubles with emotions and interpersonal interactions.” <text:line-break/><text:line-break/>A single tear dropped from the one open eye.<text:line-break/><text:line-break/>“Thank you for trying to be my friend. And coming to my lab. And trying to team up with me. Please use the lab. A cursory analysis predicts a 95% population die off, even with your intervention. You can best serve the most good by crafting an escape- and living to help where your impact is greater. I would suggest trying to use the other engines, or commandeering a ship that responds to the emergency beacon.”</text:p>
      <text:p text:style-name="P4"/>
      <text:p text:style-name="P4">She stepped back. He wasn't? She rushed to the construct and tried to lift herself onto the lip of the helm. <text:line-break/><text:line-break/>“Derek help me. We have to stop him. If he helps us, we could save most of the people here. He's a genius.” A long tendril arm grasp her gently round the waist, then both shoulders like a back pack. It set her further from him than she started. <text:line-break/><text:line-break/>“ARTHUR! Stop. You can't leave. You can help here. Please.” </text:p>
      <text:p text:style-name="P4"/>
      <text:p text:style-name="P4">He looked in the direction of the thrush. <text:line-break/><text:line-break/>“I suspect I was unable to completely neutralize the sentinel. And I am in a severely deteriorated state. I have enough bio energy available for one serious effort. The most probable route of success is for me to take the engine and leave as I intended. Any further complications or additions vastly limit my chances of success.” <text:line-break/><text:line-break/>“And what chances of success do we have then? If you wouldn't make it if you stuck around?” <text:line-break/><text:line-break/>“I'm dying.” Stated Arthur. In forty five seconds I'm going to close this chamber and engage the adult stage of this life form. A form capable of space travel. I can Harvest massive amounts of solar radiation, and waste energy from the engine. I'll most likely be in a coma state. But the energy available is several orders of magnitude greater than anything available here. Energy I can use to heal. </text:p>
      <text:p text:style-name="P4"/>
      <text:p text:style-name="P4">He spat. Coughed. Laura noticed that the vine in his chest was turning a sickening black color. And wilting. His cheekbones were showing terribly. </text:p>
      <text:p text:style-name="P4"/>
      <text:p text:style-name="P4">And I'll be far away from that- he pointed to the cave of metal ribbons and melting steel that was the thrush's loading port. <text:line-break/><text:line-break/>He coughed. “Whatever she gave me was a wicked virus. I'm hopeful that my favorite plant can beat it.”</text:p>
      <text:p text:style-name="P4"/>
      <text:p text:style-name="P4">One little arm reached out and touched a leaf that was growing from the corner of the chamber. </text:p>
      <text:p text:style-name="P4"><text:soft-page-break/></text:p>
      <text:p text:style-name="P4">“good bye laura.”</text:p>
      <text:p text:style-name="P4"/>
      <text:p text:style-name="P4">She couldn't look at him. “Good bye Arthur. You had better live. You'd better make this up to everyone of the people you harmed. Make this worth it. Know that I am going to find you and make sure you did.” <text:line-break/><text:line-break/>I hope you do. He said. He turned to Derek. </text:p>
      <text:p text:style-name="P4"/>
      <text:p text:style-name="P4">“She is far smarter than you. Follow her instructions, guard her with your life, and know that I've given her tools that could kill you in a moment. If you are good to her you may live.”<text:line-break/><text:line-break/>“alright then fella. I believe you. I'll do my best. If we were to survive this- what'd you say our best chance is?”<text:line-break/><text:line-break/>“Lock her in the lab. Make her learn as fast as possible. She'll know the best route out. Don't let her get involved in the survival of the populace. They are doomed. Feed her, yourself, with anything. 3000 calories a day at minimum. Stay alive and guard her. Their are weapons in Marsh's quarters. The greatest threat to your survival is her empathy.” <text:line-break/><text:line-break/>Don't listen to him we have to help! I can learn and help! <text:s/>Derek grabbed her. Big arm around her waist. Held her back. She did not see it but Derek nodded to Arthur. His face a stoic mask, but tears running down his cheeks. </text:p>
      <text:p text:style-name="P4"><text:line-break/>Laura- interrupted Arthur. Look. The dancer. I'm going now. To take a turn with her. Don't let me be the only one of us that gets to dance with her. </text:p>
      <text:p text:style-name="P4"/>
      <text:p text:style-name="P4">She screamed. A deep gutteral moan and howl of protest. “You piece of dung! You selfish monster. I wish you'd just have let me die like everyone else!”</text:p>
      <text:p text:style-name="P4"/>
      <text:p text:style-name="P4">The great bone helm clanged shut. And with a groan and a shuffle the construct of meat and bone slung itself on the back of the engine. In a moment it began to change. To grow and flatten, to hug closely and elongate and twine down the clefts and valley's of the engine. Soon it was an areodynamic addition, like a sliver of blown glass melted to the surface of the device. <text:line-break/><text:line-break/>“he's going to fire that thing.” whispered Derek into her ear. “Where is this lab?” <text:line-break/><text:line-break/>“It's in the foot.” she said. “Go to my farm dome. But I'm not going to show you where it is unless you promise me we'll help these people. I'd rather starve than survive with all of them dying around us.”</text:p>
      <text:p text:style-name="P4"/>
      <text:p text:style-name="P4">Hunched with his arms wrapped around her she couldn't hear what he said. The engine had sprung to life. They ran for the blast doors of her farm. </text:p>
      <text:p text:style-name="P4"/>
      <text:p text:style-name="P4">Sensing the rising pressure, heat and launch sequence, the systems of the slug tried to open the main dome. But one side was stuck. Technicians waved frantically. But the launch still proceed. Inside the thrush a ghostly wail almost reached the din of the rocket. </text:p>
      <text:p text:style-name="P4"/>
      <text:p text:style-name="P4">From the far off view of the dancer- a beautiful creature emerged from the shell of the slug. Little fragments of dome accentuating its rise into the stars and spirals. A tail of fire, and wings of gosamar <text:soft-page-break/>honeycombed catches drank the sun and starlight and filled the bastion where Arthur slept with white light and help. <text:s/></text:p>
      <text:p text:style-name="P4"/>
      <text:p text:style-name="P4"/>
      <text:p text:style-name="P4">CAPTAIN JOAQUIN </text:p>
      <text:p text:style-name="P4"/>
      <text:p text:style-name="P4">Two hundred and fifty six days, Captain. Said Silk for the third time. He'd seen her lips moving. But the words were nothing. He was hungry. They'd all been hungry for a long time now. He lay in the dirty squat little back room in one of the farmers habitations. The far side of the slug, deep inside where the heat from the colonies energy source made things bearable. He was unwashed. His people and the people of the farm that were on his half of the devide were huddled around in little masses and clumps here and there. <text:line-break/><text:line-break/>Did we eat the last of the babasans? He asked her. <text:line-break/><text:line-break/>No sir they're still alive. He brushed the dirt from off his hands. Looked around for one of the chemical lights the technicians had brought from somewhere in the depths. The green color made them both look sick. Which they might have been. </text:p>
      <text:p text:style-name="P4"/>
      <text:p text:style-name="P4">Conjit how can this be? Addressing her with the title of a lesser captain. She'd not formally been promoted. Nor even flown a ship. But after the load she'd helped him shoulder- she'd earned it.</text:p>
      <text:p text:style-name="P4"/>
      <text:p text:style-name="P4">“You should come to the crater and read the messages yourself.” Said Silk. <text:line-break/><text:line-break/>Joaquin shook. It wasn't voluntary. And she didn't judge. This had been hard on them all. Only leaning on each other had made it possible to survive. Still it panged his pride when she saw her teacher struggle. They all struggled these days.Night terrors. Shakes. Some couldn't sleep. Some only wanted to sleep. And no one wanted to go to the crater. </text:p>
      <text:p text:style-name="P4"/>
      <text:p text:style-name="P4">“A message from Mantis?”<text:line-break/><text:line-break/>“A message and food sir.” <text:line-break/><text:line-break/>“Food? How? What is it?”</text:p>
      <text:p text:style-name="P4"/>
      <text:p text:style-name="P4">“This one does not know sir. But it tastes like heaven.” <text:line-break/><text:line-break/>They got up. Walked from the ragged little encampment in the back of the farmers habitations. Some one coughed and they all glared at them. Some of the older trader women wrang their coin knot belts in their hands like they meant to strangle the cougher. <text:line-break/><text:line-break/>Joaquin made a motion with his hands. Palm down. “Shhh shhh. ” He whispered. “Calm. Calm. It has been many days since it was free. We are safe. We are safe. Nothing can get us here. ”</text:p>
      <text:p text:style-name="P4"/>
      <text:p text:style-name="P4">Silk and Joquin craweled through the maintenance spaces where the pipes passed through the roof to get to an open corridor. At first this place was like a maze. No exits, dead ends. Broken doors and lifts derailed. But now Joaquin had a mental map. <text:line-break/><text:line-break/>“Not unlike navigating the space passage here. If you can get us to the crater. You can get us out of here <text:soft-page-break/>on the ship.” </text:p>
      <text:p text:style-name="P4"/>
      <text:p text:style-name="P4">“You are too kind. This one wouldn't know the controls.” <text:line-break/><text:line-break/>“Don't lie to me Silk. You'd do fine. You may have to if this captain dies.” <text:s/>Through the maintenance ducts they came to a long unbroken stretch of hallway. The great hall. They'd sheltered here for a time. Before they'd come upon the technitican and he'd showed them to climb the maintenance hatches. Much of the slug had opened to them then. </text:p>
      <text:p text:style-name="P4"/>
      <text:p text:style-name="P4">Two large farmers were standing guard at the entrance to the great hall. They'd been leading their own band of survivors when Joaquin and Silk had come upon them. </text:p>
      <text:p text:style-name="P4"/>
      <text:p text:style-name="P4">Silk knodded to them. They saluted and slowly, silently opened the doors of the great hall. </text:p>
      <text:p text:style-name="P4"/>
      <text:p text:style-name="P4">“It always makes me smile to see those two salute to you. That was quite a fight.” </text:p>
      <text:p text:style-name="P4"/>
      <text:p text:style-name="P4">“They were all brawn. No mind between them. They know better now. I'd be harder pressed to win. I've trained them well.” </text:p>
      <text:p text:style-name="P4"/>
      <text:p text:style-name="P4">“It was you and I. Six children. Four old women. And two farmers then?” </text:p>
      <text:p text:style-name="P4"/>
      <text:p text:style-name="P4">“You forget the shipwright.”</text:p>
      <text:p text:style-name="P4"/>
      <text:p text:style-name="P4">Oh yes the shipwright. He was our one casualty. Couldn't wait to prove he could fight.”</text:p>
      <text:p text:style-name="P4"/>
      <text:p text:style-name="P4">“And those two guards thought we would all be an easy meal.” <text:line-break/><text:line-break/>They were passing into the main houses now. History everywhere. It had been a long and hard two hundred and fifty six days. He was reminded of struggles everywhere they went. </text:p>
      <text:p text:style-name="P4"/>
      <text:p text:style-name="P4">We will have to write this down. In the ships logs. If we ever get back to the ship. He stopped himself. <text:line-break/><text:line-break/>“When we get back to the ship. We will write this down.” She looked at him as he spoke. Optimisim took deep effort now. But it was as rich as food. Necessary. </text:p>
      <text:p text:style-name="P4"/>
      <text:p text:style-name="P4">“I want to write the part about the auditor” She said. <text:line-break/><text:line-break/>“Oh that was delicious wasn't it?” </text:p>
      <text:p text:style-name="P4"/>
      <text:p text:style-name="P4">“I haven't laughed that hard in a long time.”</text:p>
      <text:p text:style-name="P4"/>
      <text:p text:style-name="P4">They passed a ruined harvester. They were close now. The walls and floor showed deep slashes in the steel. They paused before a blast door. It was sealed shut and welded. <text:line-break/><text:line-break/>You ready? He asked. <text:line-break/><text:line-break/>She replied in the sign language they'd developed, fingers in the affirmative. </text:p>
      <text:p text:style-name="P4"/>
      <text:p text:style-name="P4">Silently, worldlessly they crept into the main chamber through a small cut in the blast door. Big enough <text:soft-page-break/>for a man. But not for her. The ship still stood on the center landing pad. And farm machines lay in husks and wrecks. Green grass had given way to wheat, long in the head and unpicked. The dome showed a blue sky that was a mocking lie, and undermined by the cracks, and failed sections that showed the stars beyond. And everywhere were her wires. She was clever. </text:p>
      <text:p text:style-name="P4"/>
      <text:p text:style-name="P4">Silk wrinkled her nose at the smell. <text:line-break/><text:line-break/>This was the only place where bodies were untouched. Anywhere else and there were stacks of neatly crossed bones, broken for the marrow, but layed to rest. Or buried in the farmer style. But still clean as a dinner plate sopped dry with a piece of bread. But here they were rotting. Still. No flies I guess and precious little bacteria. </text:p>
      <text:p text:style-name="P4"/>
      <text:p text:style-name="P4">Silk looked at him, and asked with her hands- “should we look for her?” </text:p>
      <text:p text:style-name="P4"/>
      <text:p text:style-name="P4">Joquin looked at the mental map. Past the dancing man. Around the three poison wells. Then down to the window. </text:p>
      <text:p text:style-name="P4"/>
      <text:p text:style-name="P4">It could be a long time waiting for her. And he wanted to get out of here. But it was safer if you could see her. She was sneaky, even as clattery and broken as she was. There was a good chance she was in the ship. Her programming made her guard it. But sometimes the vengance got the better of her and she'd hunt. <text:line-break/><text:line-break/>“How many arrows do you have?” he asked with his hands. </text:p>
      <text:p text:style-name="P4"/>
      <text:p text:style-name="P4">She held up six fingers. <text:line-break/><text:line-break/>Too few. <text:line-break/><text:line-break/>Stones? He asked. <text:line-break/><text:line-break/>Maybe. The edges of her cheeks uplifted and her eyes squinted. Head turned sideways. She didn't like that plan. The sentinel was too smart for that. </text:p>
      <text:p text:style-name="P4"/>
      <text:p text:style-name="P4">Runner? He made a running motion with the two fingers of his right hand. She knodded. <text:line-break/><text:line-break/>Fuck. Neither of them wanted to do it. He held his hands out for theif, nobel, guard. </text:p>
      <text:p text:style-name="P4"/>
      <text:p text:style-name="P4">1</text:p>
      <text:p text:style-name="P4"/>
      <text:p text:style-name="P4">2</text:p>
      <text:p text:style-name="P4"/>
      <text:p text:style-name="P4">3</text:p>
      <text:p text:style-name="P4"/>
      <text:p text:style-name="P4">Shoot! And she made the sign for the noble. He for the guard. </text:p>
      <text:p text:style-name="P4"/>
      <text:p text:style-name="P4">Noble commands the guard! Her face seemed to say. </text:p>
      <text:p text:style-name="P4"/>
      <text:p text:style-name="P4">He took off his heavy gear and handed it to her. Water skin. Improvised axe. He left himself a knife. He looked at the mental map. There was a path way from here. Pass the dancing man, around the three <text:soft-page-break/>poison wells, Then there was <text:s/>the acid hole. It could be jumped. She couldn't make it. Might buy him time. He looked over the landscape. The central chamber was round. And the {SHIPS NAME} was in the left most third of the circle. The battle ground, and two main holes in the earth were in the central area. The last ring the outer third was full of what was left of the dias and the ruined farm equipment. <text:line-break/><text:line-break/>It was all a danger. Especially when he didn't know where she was. It was better to just play the fiddle and run from there. He pictured the mental map. The closest wire was running from the green tractor near the poison wells. He'd pluck that string and play her a tune. See what happened from there. </text:p>
      <text:p text:style-name="P4"/>
      <text:p text:style-name="P4">Knodded at Silk and ran. He made quick deep breaths and tried to keep his footfalls light and quiet. </text:p>
      <text:p text:style-name="P4"/>
      <text:p text:style-name="P4">He passed the dancing man, a corpse caught in a set of trader stall wires. His arms uplifted in a dance macabre. His foot falls seems like drums. Tooooh inhale Haaaa exhale Tooooh inhale Haaaaa exhale. The dirt was thick and some of it stuck to his boots. He'd have loved to collect the wheat that was growing there. Big fat stalks heads hanging low to the ground. Bent over with their own weight. He ran past them. </text:p>
      <text:p text:style-name="P4"/>
      <text:p text:style-name="P4">Past the poison wells now. Three big crater holes. These filled with bodies too. It stank. And the gas that hung there like fog was still as deadly now as it had ever been. </text:p>
      <text:p text:style-name="P4"/>
      <text:p text:style-name="P4">He stopped. Hid behind a hunk of metal. Looked around. Was she here. Did she hear anything? </text:p>
      <text:p text:style-name="P4"/>
      <text:p text:style-name="P4">The center area was silent. Whereever she was hiding she didn't move. He saw Silk picking her way to the window. The window was a little tunnel that hung below the level of the floor inside the crater where the <text:span text:style-name="T10">Kuǐlěi </text:span><text:span text:style-name="T9">had emerged. They couldn't cross it, or enter it, but Mantis sometimes threw notes or today- apparently food across. </text:span></text:p>
      <text:p text:style-name="P4"><text:span text:style-name="T9"/></text:p>
      <text:p text:style-name="P4"><text:span text:style-name="T9">He ran again. Stumbled and fell. Down an embankment and right into a puddle. The smell was horrible and he struggled as fast as he could. The fog of gas swirlled around his ankles. The kicking cleared the view of the water below. He did not want to see what was under it. Look away. Get up the bank. He climbed. Then stopped. </text:span></text:p>
      <text:p text:style-name="P4"><text:span text:style-name="T9"><text:line-break/>She wasn't here either. It reminded him of when she'd hunted through the whole slug. Before they'd been able to trap her in this section. Then you'd wake up to screaming and know she'd gotten someone and just run for your life. </text:span></text:p>
      <text:p text:style-name="P4"><text:span text:style-name="T9"/></text:p>
      <text:p text:style-name="P4"><text:span text:style-name="T9">Ok there it is. The wire. He ran to it. Plucked the taught piece of cable that ran from the tractor- to the loading bay of the thrush. It made a high pitched twang. He got ready to run. </text:span></text:p>
      <text:p text:style-name="P4"><text:span text:style-name="T9"/></text:p>
      <text:p text:style-name="P4"><text:span text:style-name="T9">She wasn't there. Or she didn't come out. He twanged again. Looked for Silk. She was approaching the edge of the window. Silk seemed to dance, a high spirited windsong dance. It made her movements intense and light. And just like the wind stops blowing, she sank to the earth in a perfect crouch. Buttocks sunk between her legs. Ankles flexed and feet perfectly flat on the rough ground. <text:line-break/><text:line-break/>They were safe here. She wouldn't go near the two holes. The acid that burned her scared her too much. They waited. Silk threw a stone at the edge of the tunnel, which was just below the level of the hole. Too far to reach from any side, but a stone could make it. It might as well have been another world. </text:span></text:p>
      <text:p text:style-name="P4"><text:span text:style-name="T9"/></text:p>
      <text:p text:style-name="P4"><text:span text:style-name="T9">They waited. The farm woman who seemed to be Mantis's second crawled to the edge of the tunnel Sht </text:span><text:soft-page-break/><text:span text:style-name="T9">threw a bag up into the air. <text:line-break/><text:line-break/>Shit throught Joaquin. It almost didn't make it. The arc of the toss was too high and not long enough. It caught and hung on a jagged edge of metal around the huge hole in the floor. Joaquin noticed a new cable. Subtle and low to the metal that made the outer floor Had that been there? He didn't remember a cable to the window. </text:span></text:p>
      <text:p text:style-name="P4"><text:span text:style-name="T9"/></text:p>
      <text:p text:style-name="P4"><text:span text:style-name="T9">Silk rolled her eyes. Mistakes like this were deadly. They both looked around. Listened. Then crawled to the edge. </text:span></text:p>
      <text:p text:style-name="P4"><text:span text:style-name="T9"/></text:p>
      <text:p text:style-name="P4"><text:span text:style-name="T9">The girl that threw it lay on her belly in the tunnel and watched. Silk extended her arm and Joaquin held her legs. She wiggled forward. </text:span></text:p>
      <text:p text:style-name="P4"><text:span text:style-name="T9"/></text:p>
      <text:p text:style-name="P4"><text:span text:style-name="T9">Almost. There. She grunted in effort holding her self outstreched with her abs over the hole. <text:line-break/><text:line-break/>The girl in the tunnel was dead in a moment. Punched through by a long tendril of steel. <text:s/>And the blade that severed Silk's leg almost hit Joquin in the chest. Instead it sailed past him and into the air. Blood sprayed his face. He was holding both legs, but the weight was only in one. <text:line-break/><text:line-break/>Silk didn't scream. And she got the bag, but dropped it the moment she was drug back over the edge. The leg retracted through the steel, and then she emerged from the Kuilei's hole. </text:span></text:p>
      <text:p text:style-name="P4"><text:span text:style-name="T9"/></text:p>
      <text:p text:style-name="P4"><text:span text:style-name="T9">The sentinel was gruesomely twisted and burned. Blinded. Every sensor gone. The acid had made a droopy slop of her chasis, and the once sleek black body was stained white with the Thrush's fire suppression system. The first time Joaquin had seen her he'd thought “clever nutralize the acid” Six melted nubs where her legs had attached. <text:s/>But she had managed to put the two unburned ones the Kuilei had shot off back on. At least twelve improvized lances and arrows stuck from her. The last actions of brave souls. Attempts to kill her. She was a testament to endurance, the old women called her the angry widow. Or the bone spider.</text:span></text:p>
      <text:p text:style-name="P4"><text:span text:style-name="T9"/></text:p>
      <text:p text:style-name="P4"><text:span text:style-name="T9">She could feel vibrations in the ground. That was the only sense she had left. And she used it to grim hunting. </text:span></text:p>
      <text:p text:style-name="P4"><text:span text:style-name="T9"/></text:p>
      <text:p text:style-name="P4"><text:span text:style-name="T9">Silk was a trooper. The woman had looped silk and bandages around the clean cut nub just above her ankle. She was twisting a tournaquet of silk just below the knee. </text:span></text:p>
      <text:p text:style-name="P4"><text:span text:style-name="T9"/></text:p>
      <text:p text:style-name="P4"><text:span text:style-name="T9">Joaquin knew hed have to run. Make her chase him. He twanged the new cable and she came dragging and lumbering along behind him. </text:span></text:p>
      <text:p text:style-name="P4"><text:span text:style-name="T9"/></text:p>
      <text:p text:style-name="P4"><text:span text:style-name="T9">It was straight through main battlefield to acid hole. He'd jump it. He'd done it before. Give silk time to escape. He could hear the thundering of drums behind him. He jumped and cleared the hole. Then waited. Looking over his shoulder. She had her two claws to the ground. They moved slowly. Searching. One found a cable. And felt. </text:span></text:p>
      <text:p text:style-name="P4"><text:span text:style-name="T9"/></text:p>
      <text:p text:style-name="P4"><text:span text:style-name="T9">If only I'd brought the lance. I could strike at her. He watched as Silk began to hobble from the Kuilei hole back towards the bulk head. He'd have to distract the spider. <text:line-break/><text:line-break/>He twanged a cable with his foot and ran. Yelling. “You won't catch me. We'll out live you. I'll make a new leg out of your claws for Silk. And we'll have a ship without a sentinel! <text:s/>Mozu! The banners of </text:span><text:soft-page-break/><text:span text:style-name="T9">Shap-nag-Tsai!” </text:span></text:p>
      <text:p text:style-name="P4"><text:span text:style-name="T9"/></text:p>
      <text:p text:style-name="P4"><text:span text:style-name="T9">It was an odd time to think of that. He ran past the loading deck. The acid trail had permanently twisted it. It was the death of many... many people. The whole bounty of the harvest was still sitting untouched in its bays. You could see it from almost anywhere in the center dome. It drove hungry people mad. They lay in bunches round the enterance. <text:line-break/><text:line-break/>It might have drove Joaquin a little mad too. “You can make it. Take the bodies. Throw them from the deck into the wires. It will be enough. Take two fat hams back to your people.” <text:line-break/><text:line-break/>He stomped up the deck of twisted steel with two bodies in tow, then looked back to see where the spider was. She was listening. Too close. He heaved the bodies off the deck and they caught in the wires below. It was ten steps to the hams. He broke the bone hooks they hung on with his knife. They were still fresh and alive. Packed for shipping with their own food. They'd eatten every day. He wished he could say the same. </text:span></text:p>
      <text:p text:style-name="P4"><text:span text:style-name="T9"/></text:p>
      <text:p text:style-name="P4"><text:span text:style-name="T9">The spider took the bait. It followed the wires to the bodies and stabbed frantically at them. Joaquin ran. It was the first time he'd seen inside his ship in a long time. The spider had a horrid lair there. <text:line-break/><text:line-break/></text:span></text:p>
      <text:p text:style-name="P4"/>
      <text:p text:style-name="P4"/>
      <text:p text:style-name="P4"/>
      <text:p text:style-name="P4"><text:line-break/></text:p>
      <text:p text:style-name="P4"/>
      <text:p text:style-name="P4"/>
      <text:p text:style-name="P4"/>
      <text:p text:style-name="P4"><text:line-break/><text:line-break/><text:line-break/><text:line-break/></text:p>
      <text:p text:style-name="P4"/>
      <text:p text:style-name="P4"/>
      <text:p text:style-name="P4"/>
      <text:p text:style-name="P4"><text:line-break/><text:line-break/><text:line-break/><text:line-break/><text:line-break/><text:line-break/> </text:p>
      <text:p text:style-name="P4"/>
      <text:p text:style-name="P4"/>
      <text:p text:style-name="P4"/>
      <text:p text:style-name="P4"/>
      <text:p text:style-name="P4"><text:line-break/></text:p>
      <text:p text:style-name="P4"><text:soft-page-break/></text:p>
      <text:p text:style-name="P4"/>
      <text:p text:style-name="P4"/>
      <text:p text:style-name="P4"/>
      <text:p text:style-name="P4"/>
      <text:p text:style-name="P4"/>
      <text:p text:style-name="P4"/>
      <text:p text:style-name="P4">STONE'S CHAPTER LEAVING THE THRUSH. </text:p>
      <text:p text:style-name="P4"/>
      <text:p text:style-name="P4">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4"><text:line-break/>Stone had done many many foul and bizzare things in his tenure in the dream baths. And always he worked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d with great fires of a night, and the morning would find them green and lush. <text:line-break/><text:line-break/>THIS NEEDS ATTENTION- PLEASE FILL IN WHAT HAPPENED TO STONE AND HOW HE ESCAPES THE DREAM REALM AND GET'S OFF THE THRUSH- I PREDICT HE SET'S A TRAP AND GET'S OUT OF HERE WITH THE SCAVENGER'S SHIP. <text:lin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text:p>
      <text:p text:style-name="P4">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text:soft-page-break/>need to be true to myself and my vision. The only thing that can matter is the sotry I want to tell.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DEA</text:p>
      <text:p text:style-name="P4"><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4"/>
      <text:p text:style-name="P4">LAURA'S CHAPTER WITH THE BABA YAGA<text:line-break/>The trader ship was old but servicable. All the edges of the seats, hallway corners, and pannel switches were worn and grooved. Like the setting had done this all before and were tired beyond tired. The holding cells weren't uncomfortable but they weren't private either and everyone could see everyone else. Many of the older women would take turns holding their aprons for each other for privacy. Blocking out the grey cube of their prison with the embroidered white linnen of home. </text:p>
      <text:p text:style-name="P4"><text:line-break/>The little huts, perfectly square, bolted to the bulkhead of the trader ship. A large expanse of open cargo hold subdevided into pens. She'd watched as the mass of people had been herded off the broken ag slug and into the raiders' ship. People had fought it at first- hiding and resisting. Marin remembered at deep red stain at the foot of the broken trader thrush as a struggling raider and farmer had steped into sight of the defensive guns and the anti-personel lasers had broken them to burned split pieces that were no longer men.<text:line-break/><text:line-break/>Finally the raiders grew tired of digging starving farmers out of makeshift bunkers, and had put a dozen pots of stew boiling in the the pens. There had been a rush as each person caught the scent and starvation ruled their actions. Survival now consequences later. The consequences for some were immediate. Once collared, they were made to be human shields as the raiders detached and stole the ruined and crashed trader thrush's last engine. </text:p>
      <text:p text:style-name="P4"/>
      <text:p text:style-name="P4">Once on board there were many controls that had led them to their fate. The floor was electrified. Grasping robotic arms that came from hidden ports in the wall, floor, or roof. No where in the main hold could you hide or climb where an arm could not grasp you and wrestle you into submission. The arms had held her head still and forced her focus on the psychological test. Others had fallen out of the tests more rapidly, but she had stayed in the longest. The guards had gathered round and taken bets on how long she'd last. She beat the longest bet by a half hour. That was the only time she'd ever seen the capitain- he'd stormed out to club the guards, metal boots clanking on the deck- raiders' collars sizzling. She'd been exhaused but forced herself to study his every feature, every move and posture. </text:p>
      <text:p text:style-name="P4"><text:soft-page-break/></text:p>
      <text:p text:style-name="P4">Marin Magson hated the guarded feeling that had crept into her every waking moment in the cells. She understood why the captives were seperated.They were a danger to each other. She'd watched a pair of men beat another to death in the cell just kitty corner from hers. She watched at first out of hypervigilance, then horror, until she turned away but could see with closed eyes the arms striking down on crushed face, and still feel the thuds through the metal floor. <text:line-break/><text:line-break/>She hated the fact that she had fallen for the stew. She replayed that failure in her head everytime the bay doors opened. She could have stayed in her hiding spot. She could have survived. But when would the next ship have landed to check the distress beacon? If ever? <text:s/>The ship stopped and left ports intermitently. More captives left. She felt odd watching people she knew leave. She didn't care about them but it was jaring to watch familiar faces be consumed by the slave trade. She blinked and they were gone. Others, strangers, came on. She hated not knowing where the ship was going, where people were leaving to and where she had yet to go. </text:p>
      <text:p text:style-name="P4"/>
      <text:p text:style-name="P4">There came a day when the toughest few were still in their cells. She'd watched each person take their psych tests and the last dregs in the hold had been the longest in the vice. </text:p>
      <text:p text:style-name="P4"/>
      <text:p text:style-name="P4">BABA YAGA's Treetop Gentelman's club was seated into a hollowed out asteroid. Like a crecent moon fit with a huge bubble of of protective glass. A wonderous grove engineered into the legal grey area that was BABA YAGA's.A bubble terrarium, a bolide bonsai. <text:s/>Marin would learn later, much later, that the bottom of the asteroid held a docking station for customers, and a backside bay for slavers, utility and supply shipments. Her first memory of Baba Yaga's was a deep and pulsating bass line, and thick humidity that coiled into the raider as the doors opened. </text:p>
      <text:p text:style-name="P4">Baba Yaga was beautiful. Baba Yaga was fiersome. Baba Yaga was also a slave. She answered to no one but the director- who's long oaken office doors never opened. The shareholders were satisfied and no one ever meddled with Baba Yaga's special domain. </text:p>
      <text:p text:style-name="P4"/>
      <text:p text:style-name="P4">The landing platform was a dusky grey. It was a rectangular cave sunk into the back, underside of the asteroid, the spare asshole that all the gold flowed through. Marin was watchful as the raiders all <text:s/>herded the remaining half dozen special cargo out of the holds and onto the servo arms of the asteroids own holding systems. They were brining a money making enema into the bowls of the place. Special slaves. </text:p>
      <text:p text:style-name="P4"/>
      <text:p text:style-name="P4">Black and wavy hair irridecdent like a ravens feather, was struck through with ever changing hints of bioluminecent accents. Baba Yaga stood seven feet tall. She must have weighed twenty two stone. He body was the pintical of veluptousness and strength, a fantasy carved from the myriad millions of imaginings all develed from ten billion data points the net found salient. Her face was sharp and loving- a witch, a cleopatra, a muse. </text:p>
      <text:p text:style-name="P4"/>
      <text:p text:style-name="P4">"Thirty three million credits for those five" gestured the raider captain. Baba Yaga looked but did not speak. </text:p>
      <text:p text:style-name="P4"/>
      <text:p text:style-name="P4">"And that one there will cost you forty five million. And I would sooner fly her to the Dancing Stallion than take a single point less for her. She's something special." He had motioned to her! </text:p>
      <text:p text:style-name="P4"/>
      <text:p text:style-name="P4">Baba Yaga looked <text:s/>at Marin and and came closer to the capitain. Her form towered over his. The black of his leathers glistened to the black of her hair. The sound of Heavy Bass underlaid everything, a pulse, a heartbeat, a wild devilsh abandon that vibrated through the walls. </text:p>
      <text:p text:style-name="P4"><text:soft-page-break/></text:p>
      <text:p text:style-name="P4">The capitain held up a hand. <text:line-break/>No. No closer please. You may wile other witless ones out of their wares- but not me. His respirator hissed as he spoke. She inhailed slowly through her nose. </text:p>
      <text:p text:style-name="P4"/>
      <text:p text:style-name="P4">"You will let me see them, no?" Her voice like crashing thunder and tinkling glass, soprano and bass notes all at once. Power and pleasure and deva. <text:s/>The captain shook. Was she breaking him asked Marin to herself? <text:line-break/> </text:p>
      <text:p text:style-name="P4">He was still wearing his helmet, and so was the crew. He leaned his head forward in assent and the huge form walked slowly, sweaying delicoiusly as everyone watched. </text:p>
      <text:p text:style-name="P4"/>
      <text:p text:style-name="P4">Baba Yaga picked up the first potential slave under the arms and stared him in the eyes. The man's body went limp for a moment, then he kicked and flexed and came back online. He stared her back in the eyes. Marin noticed his hands... reaching but then pulled back like he was fighting to contain his want to reach out to her. She placed him back on the ground... and he shuttered like a tired butterfly. </text:p>
      <text:p text:style-name="P4"/>
      <text:p text:style-name="P4">She repeated the performance with each of the slaves. They were not attractive people noticed Marin. One stout farmwoman had to be fifty five at least. But they were tough she'd guessed. Each one broke or shuttered after a while. Marin didn't care. She steeled herself for the moment when she'd look the tower in the eyes</text:p>
      <text:p text:style-name="P4"/>
      <text:p text:style-name="P4">A heavy foot struck the ground. The voice again "This one will not do." One man was babbling, reaching, clutching at Baba Yaga. She flicked him against the wall and the electrodes in his collar shocked him into submission- but he wept and called. "Please please I love you come back I'll" <text:line-break/><text:line-break/>The captain pressed another button and the slave collar shocked him into a stupor. Two guards dragged him off into the bowls of the ship. <text:line-break/><text:line-break/>Baba yaga took one of the men by surprise as she walked past him. He was out of his repirator and into her clutches in a moment. She was fast and he was not strong enough. He made a startled sound as she took him into her arms and then was locked fast in her gaze. </text:p>
      <text:p text:style-name="P4"/>
      <text:p text:style-name="P4">Captain warned off his men. There was no use. She'd already exposed him. </text:p>
      <text:p text:style-name="P4"/>
      <text:p text:style-name="P4">"I'll take this one as well " she intoned delightfully. And dropped the leathered raider to the ground, stunned. The captain shook his head but aquiested. Baba yaga walked toward Marin with a delebortate and intense stare. </text:p>
      <text:p text:style-name="P4"/>
      <text:p text:style-name="P4">Marin steeled herself. The music and the movement of the landing dock seemed to slow. There was only this beautiful woman and the feelings she was beginning to have well up inside of her. She knew now why the man had begged. The creature that stood before her was terrible but also delightsome. Marin stared at the cloth and the highlights of what was behind it. All strained to contain the exaurated proportions of her frame. </text:p>
      <text:p text:style-name="P4"/>
      <text:p text:style-name="P4">I'll not hurt you child whispered the woman. She took Marin's head in the soft wide palms of her hands and instantly Marin could feel her mind being probed and poked. Was the woman telepathic? It wasn't possible. Marin locked her thoughts on the things she loved. Her dogs, her family, the books she had read. </text:p>
      <text:p text:style-name="P4"><text:soft-page-break/></text:p>
      <text:p text:style-name="P4">She could feel her body react to the intensity of the flesh before her. Something steamed invisable from the skin and breath. Intoxicating and inviting it called to her to submit and open up. Marin was embarased to feel herself become arroused. </text:p>
      <text:p text:style-name="P4"/>
      <text:p text:style-name="P4">"what are you doing?" asked Marin, but only in her mind. She expected no reply, the Baba couldn't really be behind inside her mind could she? </text:p>
      <text:p text:style-name="P4"/>
      <text:p text:style-name="P4">A deep gasp, and then a drawn out <text:s/>"ohhhhhh. He was right. You are something, unique. Do you mind if I come in? "<text:line-break/><text:line-break/>"I'd rather you not" </text:p>
      <text:p text:style-name="P4"/>
      <text:p text:style-name="P4">Marins cheeks flushed. She tried to get her feelings undercontrol. She begain to whisper a hymn. <text:line-break/><text:line-break/>"But I insist. If we're to work together- then I have to know what you're capable of. And what you....like." </text:p>
      <text:p text:style-name="P4"/>
      <text:p text:style-name="P4">Marin knew instinctually that trust could not be given- only earned. She walled herself and then was no longer standing in the grey rough carved bay of the asteroid. </text:p>
      <text:p text:style-name="P4"/>
      <text:p text:style-name="P4">A green field with blue sky- like her home. Perfect agricultural land with dark black soil so rich each shovel full was a treasure. And wiggling her petite perfect toes into the sod stood baba yaga. </text:p>
      <text:p text:style-name="P4"/>
      <text:p text:style-name="P4">"This is lovely child. Take me inside- " and the woman gestured to a fine log cabin and fields behind. </text:p>
      <text:p text:style-name="P4"/>
      <text:p text:style-name="P4">"Who's our guest?" asked a strapping man that stepped onto the porch as Baba Yaga strode further towards the house. It was Derek. From home. The man who was to be her husband. Her dream, before it all went wrong. Behind him the open cabin. He wore the rough plaid that marked him as an honest man. Marin recognized the familiar day dream she'd had for all her youth. And she knew that she must not let Baba Yaga in that house. </text:p>
      <text:p text:style-name="P4"/>
      <text:p text:style-name="P4">"Go back inside dear. Our guest is leaving. She's made a mistake in comming here. She's asking to come where she wasn't invited." </text:p>
      <text:p text:style-name="P4"/>
      <text:p text:style-name="P4">The Yaga's eyes illuminated brightly at the offense thrown her way. A cat's eyes lined with glowing pulse... playful and excited at the first indications of a game. </text:p>
      <text:p text:style-name="P4"/>
      <text:p text:style-name="P4">"Are ya sure honey? We've got plenty of dinner and a nice seat by the fire. Sure would be nice to jaw a bit." he siad. </text:p>
      <text:p text:style-name="P4"/>
      <text:p text:style-name="P4">"so wholesomely, entirely without guile. " intoned Baba Yaga, the deep notes of the organ in her voice. "And deliciously rustic, that jaw, those arms, the wavey black hair. I can see what you like about him." Marin struggled not to react to the music of her speaking, but something within her stirred. So close the three of them. All it would take would be a simple turn and a yes and they could all be in the cabin together. </text:p>
      <text:p text:style-name="P4"/>
      <text:p text:style-name="P4">"NO" and Marin outstretched her arms. "You cannot come inside. We have to leave now. Good bye Derek" And she strode towards the dirt road that marked the front of the lot, but in the walking found <text:soft-page-break/>herself back in the landing pad at the very southern tip of the Treetop Gentelman's Club. </text:p>
      <text:p text:style-name="P4"/>
      <text:p text:style-name="P4">She and Baba Yaga stood where they had always been. </text:p>
      <text:p text:style-name="P4"/>
      <text:p text:style-name="P4">"Oh you are a titan my dear. You and I will dance for sometime. And when I am finished with you- all the stars will dive from the heavens to be near you." </text:p>
      <text:p text:style-name="P4"/>
      <text:p text:style-name="P4">Marin was relased from the silken grasp and she did not shudder or tremble. Baba Yaga walked to the capitain. From a pocket, hidden somewhere in the flowing wraps that seemed to float around her Baba Yaga pulled a sheaf of dutch crater notes and a set of spectacles. The glasses split at the center and had a light chain from each arm like a librarian might wear. Baba yaga afixed each half of the glasses together and put them on her face. </text:p>
      <text:p text:style-name="P4"/>
      <text:p text:style-name="P4">"To the dealings captain"<text:line-break/><text:line-break/>"To the dealings" </text:p>
      <text:p text:style-name="P4"/>
      <text:p text:style-name="P4">With their attention elsewhere Marin could focus on herself. </text:p>
      <text:p text:style-name="P4"/>
      <text:p text:style-name="P4">She was embarassed at the state of her body. She could feel the heat eminating from between her legs and she was slick with desire. Her breasts were so sensitive she could feel each breath as they moved so pleasurably under the tunic. Her face was so flush that everyone around must have been able to see what was happening. She had been so close. She was afraid- the church the rights of her honor they were all at stake here and she- </text:p>
      <text:p text:style-name="P4"/>
      <text:p text:style-name="P4">She gasped. Her memories came to her.</text:p>
      <text:p text:style-name="P4"/>
      <text:p text:style-name="P4">The vision of the ag settlement when the raider ship had pulled away filled her mind. Her last view of home. The protective dome was all smashed. The green grass torn and the pipes and steel beneath it shattered. The church in ruin, burned and stove in by the auto cannons of the wrecked tradership. And Derek was dead. There was no one to know her convenants were in danger, no church to enforce them, and no husband to save herself for. She was adrift. </text:p>
      <text:p text:style-name="P4"/>
      <text:p text:style-name="P4">"We have a deal then capitan." It was Baba Yaga. Marin looked at her, magnetic and powerful and in control of whatever happened to her.</text:p>
      <text:p text:style-name="P4"/>
      <text:p text:style-name="P4">"Won't you and your crew come inside? Have some refreshments, sample the pleasures?" </text:p>
      <text:p text:style-name="P4"/>
      <text:p text:style-name="P4">"I never mix business and pleasure Baba Yaga" he shook her hand and a huge sheaf of dutch crater notes exchanged hands. </text:p>
      <text:p text:style-name="P4"/>
      <text:p text:style-name="P4">With the handshake She drew him in close, and pressed a kiss onto the facemask of his helmet. </text:p>
      <text:p text:style-name="P4"/>
      <text:p text:style-name="P4">"Come. See. Me. Again" </text:p>
      <text:p text:style-name="P4"/>
      <text:p text:style-name="P4">His head shook and then handed Baba Yaga the controls to the electric collars that were around each of the slaves necks. </text:p>
      <text:p text:style-name="P4"/>
      <text:p text:style-name="P4">The raider ship was closing up. The lost raider didn't even blink, collar or not he strode behind Baba <text:soft-page-break/>yaga. </text:p>
      <text:p text:style-name="P4"/>
      <text:p text:style-name="P4">Marin got in line behind him. She wanted desperatley to be back in the cabin, with her dreams.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he huge doors of the loading bay opened up to a galley/ storage room. Crates of cargo were everywhere. Past the storage room and through the deep lockers of supplies was the galley. Many dillegent workers moved crates of exotic foods from the lockers in the rear to the bustling kitchens in the front. The floors were tiled and had drain ports that collected the refuse and cleaning solution. A small piqued woman ran a mop from side to side. The room was filled with the sounds of chopping, boiling, the chattering of orders and clanking plates. </text:p>
      <text:p text:style-name="P4"/>
      <text:p text:style-name="P4">Marin realised for the first time that she was hungry. The spicy aroma of a sharp sweet soup, coconut and capsin spice like the wind on hot desert sand. Her stomach gurgled. </text:p>
      <text:p text:style-name="P4"/>
      <text:p text:style-name="P4">"Hello sweet mistress" wispered a waitress as Baba Yaga passed. <text:line-break/><text:line-break/>The group stopped at the galley. A enourmous man with a weave of mottled tattoos on his arms and neck stood at the center of a plateau of cooktops, ovens, and dish sinks. Wreathing his head was a diverse collection of copper plated pots. </text:p>
      <text:p text:style-name="P4"/>
      <text:p text:style-name="P4">"Ah- Madame. New arivals." He placed the damascus steel blade in his hand onto the bamboo chopping block he had been slicing leeks upon, threw his white cotton dish cloth over his shoulder, <text:s/>and made a fist into the palm of his opposite open hand and bowed. </text:p>
      <text:p text:style-name="P4"/>
      <text:p text:style-name="P4">"This is Kaow Chen" said Baba Yaga. Tell him your birthday and your favorite thing to eat so he can <text:soft-page-break/>make it for you- and so no one's day is forgotten and we all get to eat cake more often!" </text:p>
      <text:p text:style-name="P4"/>
      <text:p text:style-name="P4">Kaow Chen smiled. His eyes black like a morners crushed velvet. </text:p>
      <text:p text:style-name="P4"/>
      <text:p text:style-name="P4">"You will all work for Kaow Chen for sometime, as you begin your training. When we know you, and you can be trusted you will work for six days here, four days in the tree. This will go on for a year. Then you can apply to learn another off job. Some never leave the kitchen. It is a delectably wonderful place." </text:p>
      <text:p text:style-name="P4"/>
      <text:p text:style-name="P4">They all took turns telling Kaow Chen their birthdays and favorite meals. He would intone their name birthday and meal, and bow. Sometimes he would ask clarifying questions about the meal- "Dry rub or old world style?, Rare or Burned to a crisp? Blueberry or apple?" When everyone was introduced he bowed again to the group. </text:p>
      <text:p text:style-name="P4"/>
      <text:p text:style-name="P4">"Please everyone go now and put on your new uniforms. Madame, I will call you when dinner is served. Until then I am sure you have much to attend to"</text:p>
      <text:p text:style-name="P4"/>
      <text:p text:style-name="P4">Baba Yaga nodded and with that she was gone. </text:p>
      <text:p text:style-name="P4"/>
      <text:p text:style-name="P4">Kaow Chen watched her leave and sighed. His new lao bong accent made him almost chant the worlds he spoke in english. "a box is defined not by walls or floors but by the treasure it holds."</text:p>
      <text:p text:style-name="P4">He lingered for a moment then pointed them all down a set of narrow hallways at the other end of the galley. </text:p>
      <text:p text:style-name="P4"/>
      <text:p text:style-name="P4">"This way this way" spoke a little waitress in a pink traditonal servers top and black slacks and spats. Her hands were so delecate Marin though they must have never touched dirt in her lifetime. </text:p>
      <text:p text:style-name="P4"/>
      <text:p text:style-name="P4">They were shuffled into little dressing rooms that smelled of fresh linnen. Inside were uniforms of all shapes and colors, Marin took one that suited her and stepped out of the dressing room. She josseled with the others moving in and out of the rooms and noticed that the pulsing music that had animated the landing pad was conspicously missing. The only thing that replaced it was a almost perpertual silence, broken by relaxing sedatitive sensations and sounds. Crackling of food frying, wispers, the damask knives on the chopping block. </text:p>
      <text:p text:style-name="P4"/>
      <text:p text:style-name="P4">Marin walked to the kitchen space and was greeted by <text:s/>Kaow Chen's smiling face. He nodded to her and motioned to a chair. "Marin, <text:s/>birthday 30th November. Favorite food conutry style home bread with honey, pot roast and garlic potatoes. Garden salad and blackberry cobbler." <text:line-break/><text:line-break/>That's right she said impressed. She could feel the tension she'd be carrying in her shoulders. The muscles started to relax as she sat at the long dark kitchen counter. There seemed no threats here, and she almost forgot the collar she wore. Soon everyone was eatting a multiplicity of meals- laughing talking and at peace in the large cook center. There was no more to this day, other than a bed after the food and a calm and pleasant sleep.</text:p>
      <text:p text:style-name="P4"/>
      <text:p text:style-name="P4">It was days of this. Learning in the morning, taking on new duties and compentencies in the kitchen. Marin learned about bone broth and how to season the bones and check for savory, sweet, and saltiness. Marin learned how to clean the wide tile floors of the kitchen. And how to disinfect the stilted steel cabnets and tools. </text:p>
      <text:p text:style-name="P4"/>
      <text:p text:style-name="P4"><text:soft-page-break/>"Hello Kaow Chen!" she intoned softly as the chef walked into the kitchen. He turned and bowed one fist pressed into an open palm. "Hello Miss Marin. Would you like to go for a walk outside today?" <text:line-break/><text:line-break/>"I, I would like that very much." <text:line-break/><text:line-break/>"Then take this- " he motined to a package of sushi and a thick slice of chocolate cake. "and this" and he hung her a lanyard and keycard that said STAFF TRAINING STAFF TRAINING around it. He pressed it to the thickest part of her collar and the keycard glowed a violet color. </text:p>
      <text:p text:style-name="P4"/>
      <text:p text:style-name="P4">"look at the key card if you need directions" he wispered and then walked around her and off into the kitchen. She looked down at the key card which was nw a large highlighted forward arrow which pointed to the door past the narrow kitchen counters where she had ate her first meal.</text:p>
      <text:p text:style-name="P4"/>
      <text:p text:style-name="P4">She walked to the doors. They were steel heavy blastdoors, some of the only reminders that they were on an asteroid, the evervigilance that life in the deep required. They opened at the beck of her key card and she stepped into a jungle. The humid air made her hair more curly, and she began to feel a her tempature rising until the clothes she wore activated an automated cooling feature that left her feeling perfectly refreshed.</text:p>
      <text:p text:style-name="P4"/>
      <text:p text:style-name="P4">The roots stood over fifteen stories high. Deeply sunken into the structure of the asteroid the tree was vast and imposing, thousands of feet rushing into the sky. Marin breathed deep the thick humid air and watched the millions of details and that unfolded about the tree. There were treetop apartments and root base villas. An enourmous river ran around the sunken roots and pooled in soft furn coiled glades. It started as a waterfall that burst from the hanging cressent side of the asteroid. How any of it worked, the magic behind it all was hidden. </text:p>
      <text:p text:style-name="P4"/>
      <text:p text:style-name="P4">She walked the pathway, which turned onto a main road of bustling people of every veriety. Marin was taken back by the flawless beauty of each human she passed. She kept her eyes down and focused on not spilling the sushi and the chocolate cake from under the glass dome. </text:p>
      <text:p text:style-name="P4"/>
      <text:p text:style-name="P4">"Hello Beautiful" said a patron clad in black leather and dark lipstick. A security guard pressed the woman back "Sorry ma' mn she's in training- fruit isn't ripe to eat yet." <text:line-break/><text:line-break/>"Ahhh well we can't rush." Marin kept walking but turned for a second glance, the security guard- that jaw, the voice- it couldn't be...?" and she looked back to see- "no it couldn't be." <text:line-break/></text:p>
      <text:p text:style-name="P4">She kept walking deeping into the ferns, breathing the air deeply and thinking she should sweat but the clothing keeping her perfectly cool. The air shook with resounding bass. A dj played thumping music that sooo loud it shook the paricarduim around her heart. She lifted the tray above her head and walked where the arrow pointed. </text:p>
      <text:p text:style-name="P4"/>
      <text:p text:style-name="P4">It was a few moments of slipping past dancing patrons before she was motioned <text:s/>onto the dj booth and past the performer. She looked briefly at the DJ and thought again she saw- but then he turned and was obvoiusly not the man she felt he was. <text:line-break/><text:line-break/>The backside of the stage let out into an intentical dancefloor and sea of patrons but this one was a pulsing rithing mass of bodies in pleasure. Sex everywhere. Nakedness and gomorah. She noticed again a man his arms heavy and intense, locked a silk skinned blonde into his determined and rythmic pumping. She coo'ed in extacy her eyes fluttering at each bounce. She stared unmoving until another <text:soft-page-break/>black suited security guard tapped her on the shoulder. <text:line-break/><text:line-break/>"Best keep moving miss, we aren't to stare at the patrons" </text:p>
      <text:p text:style-name="P4"/>
      <text:p text:style-name="P4">She yiped and then moved on. Her head down. She embarassedly came to her senses and realised that she was feeling excited from the sights she had been taking in. Her body reacting in ways that were not true to the gosple. <text:line-break/><text:line-break/>"I mussent look at these things. I must try to be rightous. I am armed with the rightousness and power of god." she whispered </text:p>
      <text:p text:style-name="P4"/>
      <text:p text:style-name="P4">The turns marked on the card took her from the basin floor, to the steep wall of the cressent. She looked up at the many staircases and porticos and landings that dotted the wall. She climbed a staircase. Her body still crisp fresh from the cooling features of the clothes. Many people were gathered in the open landings- drinking, talking, and the beauty was astounding. She had never seen so many deeply perfect people. An art museum of human flesh. </text:p>
      <text:p text:style-name="P4"/>
      <text:p text:style-name="P4">(I HATE MODELS WAREWOLF DISCO CLUB) </text:p>
      <text:p text:style-name="P4"/>
      <text:p text:style-name="P4">Again she tried to turn her thoughts from her lust but her body betrayed her. She was amplified by the feel in the air, the music, something within her felt out of control. She shook a little as she stepped to the top landing. It had been an enourmous climb. She waited for a moment and looked down on the tree </text:p>
      <text:p text:style-name="P4"/>
      <text:p text:style-name="P4">"It's beautiful isn't it." Said a man next to her. She looked over stuned to see a man who wasn't in the prime of youth and beauty. He wore a crisp black suit and a devilish grin. </text:p>
      <text:p text:style-name="P4"/>
      <text:p text:style-name="P4">"It is- " She replied. "Sorry to disturb you" and turned to follow the arrow on her card. <text:line-break/><text:line-break/>"No don't go so quickly. It isn't every day I have someone so polite to bore wiht my architechture and history lessons."</text:p>
      <text:p text:style-name="P4"/>
      <text:p text:style-name="P4">Marin turned back to the man but stood a ways off. </text:p>
      <text:p text:style-name="P4"/>
      <text:p text:style-name="P4">"That is a fentosh iroron wood. It was over 7000 years old when we brought it here. Would you belive that it's a dwarf compared to others in its family? Bonsai'ed it we did to fit in the dome. The tree is kept with expert care. There's a fantastic arborist group here. One of my favorite jobs. </text:p>
      <text:p text:style-name="P4"/>
      <text:p text:style-name="P4">"You work here? </text:p>
      <text:p text:style-name="P4"/>
      <text:p text:style-name="P4">"I'm the only one who knows how half of the old generators here work. They keep me around and happy to keep the lights on. I'm just a tired old dog that get's to sleep on the porch. <text:line-break/><text:line-break/>He gestured to the arched wall of the cressent. "All most the entire thing is hollowed out. There's a network of cutouts and " he stopped and sipped a small coffee "tunnels through out, you'll get to know them too I suspect."</text:p>
      <text:p text:style-name="P4"/>
      <text:p text:style-name="P4">"What are the all for?" </text:p>
      <text:p text:style-name="P4"/>
      <text:p text:style-name="P4">"This place is one of the best show's on earth when it lights up- you wait til tonight. All that equipment <text:soft-page-break/>has to go somewhere. That and all the villas and appartments and private rooms and clubs- no one likes to leave the party. Some never do. " </text:p>
      <text:p text:style-name="P4"/>
      <text:p text:style-name="P4">marin looked down at her sushi delivery. The box was cold still, she suspected it was refrigerated. </text:p>
      <text:p text:style-name="P4"/>
      <text:p text:style-name="P4">"How do we get out of here?" Asked Marin</text:p>
      <text:p text:style-name="P4"/>
      <text:p text:style-name="P4">"Oh love," said the old gaffer "don't worry about that. It's a fine place to live and manys thats been sold to mining camps or far off suns that will never see another human. Or some fight wars. Wars unending. There are far worse places to land than Baba Yaga's. Now on with you- we'll you in trouble for so much jawing"</text:p>
      <text:p text:style-name="P4"/>
      <text:p text:style-name="P4">She took one last look at the huge expanse of stars beyond the trees and thought (NAME OF hyper intelegent KID) showing her the stars back in the pig feeding room. It could not have seemed more far away. </text:p>
      <text:p text:style-name="P4"/>
      <text:p text:style-name="P4">She wandered further up the stairs and was now at an enourmous pent house. The arrows pointed in and she went to the door. <text:line-break/></text:p>
      <text:p text:style-name="P4">The door slid open noiselessly. Inside was a massive stone table surrounded by sleek leather couches and seats. Abstact art, enourmous tapestries ensared in glass, displayed human bodies in all acts of sexuality. Marin stared at a photo of a man with leather bound arms cuffed behind him face pressed into his lovers bear breasts. </text:p>
      <text:p text:style-name="P4"/>
      <text:p text:style-name="P4">"What do you think of the possiblities my dear?" Said Baba Yaga from an enourmous desk of obsidian stone. Black as the hair on her head and etched with faint red engravings. </text:p>
      <text:p text:style-name="P4"/>
      <text:p text:style-name="P4">"This place offends god. But god left me to die on the agricultural slug. God answered none of my prayers." Marin was suprised at her openness she realized who she was talking to. She opted to move to the attack. </text:p>
      <text:p text:style-name="P4"/>
      <text:p text:style-name="P4">"What are you" asked Marin </text:p>
      <text:p text:style-name="P4"/>
      <text:p text:style-name="P4">"I am the Baba Yaga. I've been here since the tree was young. I have been tending it, watching it grow. Letting many like yourself flourish under its shade." </text:p>
      <text:p text:style-name="P4"/>
      <text:p text:style-name="P4">"What do you want from me? Why am I here?" </text:p>
      <text:p text:style-name="P4"/>
      <text:p text:style-name="P4"><text:s/>"What do you have to give?" Baba yaga smiled. </text:p>
      <text:p text:style-name="P4"><text:line-break/>Marin did not smile back, and felt the question rattle inside her. It was not a kind statement to make. She sensed that if she wasn't careful Baba Yaga would take everything she had. </text:p>
      <text:p text:style-name="P4"/>
      <text:p text:style-name="P4">"The answer is simple. You are a slave. This was not your reality days, months, weeks ago. I do not know your history. But I do know your future. Please sit. "</text:p>
      <text:p text:style-name="P4"/>
      <text:p text:style-name="P4">She gestured to a corner of the desk near to her. Marin approached. </text:p>
      <text:p text:style-name="P4"><text:line-break/>"May I have that" Marin handed the serving platter to the titan of a woman. She handed back the piece <text:soft-page-break/>of chocolate cake. </text:p>
      <text:p text:style-name="P4"><text:line-break/>"This is for you" Deftly, daintily the huge hands of baba yaga took up the chopsticks and negotiated the sides of the sushi rolls. Marin could smell the firm tuna and avacado and starchy rice inside the seaweed wrap. Baba Yaga ate soundlessly, propritety beyond Marin's understanding. </text:p>
      <text:p text:style-name="P4"/>
      <text:p text:style-name="P4">"Please sit on that corner of the desk and relax. Eat your cake." Marin did so.</text:p>
      <text:p text:style-name="P4"/>
      <text:p text:style-name="P4">"Now to your future. You find yourself in a position you did not anticipate. I take from what I learned about you that you are a monogomaist. You follow a god. Well here the restraints of common life have been lifited. You no longer owe duty to something that does not benifit you. You can be free in your chains. Free in knowlege and experince at least. Morality has no place here. We deal in only the facts of what feels good, what causes suffering, and what makes money."</text:p>
      <text:p text:style-name="P4"/>
      <text:p text:style-name="P4">Baba yaga looked up from her sushi rolls and out to the window. <text:line-break/><text:line-break/>"The truth is crude. You wanted a grand adventure, true love, and a stable partner. And you found this." She gestured to the open window that looked down upon the beauty of the dome. </text:p>
      <text:p text:style-name="P4"/>
      <text:p text:style-name="P4">"Servatude and corruption." Marin said</text:p>
      <text:p text:style-name="P4"/>
      <text:p text:style-name="P4">"Oppourtinty and power." said Baba Yaga. "You know nothing of the possiblities here."</text:p>
      <text:p text:style-name="P4"/>
      <text:p text:style-name="P4">"Perhaps, you need a new set of eyes." And with that the Yaga's eyes changed from the deep and royal purple to crimson red and then to green. She poured purfume from her breath. Marin felt herself instantly drawn, warmed, and excited by the scent in the air. </text:p>
      <text:p text:style-name="P4"/>
      <text:p text:style-name="P4">"I cannot make you come. You can only come willingly. To break you would ruin the spark of creativity and intelegence that will be your bastion of hope. Hope is life. Without it you willnot endure." </text:p>
      <text:p text:style-name="P4"/>
      <text:p text:style-name="P4">"come where" <text:line-break/><text:line-break/>"To see the possiblities." </text:p>
      <text:p text:style-name="P4"/>
      <text:p text:style-name="P4">"God would not want such things." <text:line-break/><text:line-break/>"Where was god when you were brought here? This is reality. This is where you are- so your god must will it. Honestly child there is no space for such things here. The privlidges for one of your endurance and intelegence are vast. Earn them, grow to everything you could become here." </text:p>
      <text:p text:style-name="P4"/>
      <text:p text:style-name="P4">Marin took the first bite of cake. Baba Yaga smiled. "That's it, enjoy."</text:p>
      <text:p text:style-name="P4"/>
      <text:p text:style-name="P4">After she swallowed, almost instantly her body began to riot in pleasure. Her skin tingled. Heat eminated from her. She felt a powerful urge to brood and to bear. To mount and consume. To drive herself into baba yaga with abandon. The depths of her capablities for pleasure began to surface to her. </text:p>
      <text:p text:style-name="P4"/>
      <text:p text:style-name="P4">She felt vastly embarassed. But even that was becoming overwhelmed with the flow of fire from inside her. Whatever was happening was dangerous. She remembered the stew. I will hold on. <text:line-break/><text:soft-page-break/><text:line-break/>What is this? Marins knuckles were white and she dug her hands. <text:line-break/><text:line-break/>"A chemical coctail. My own invention. It is called Undoing." Baba Yaga slid the empty plate onto the table. </text:p>
      <text:p text:style-name="P4"/>
      <text:p text:style-name="P4">Marin looked over the dome- it was gorgous. Everything seemed accentuated, even the sensation of light entering her eyes was pleasureable. </text:p>
      <text:p text:style-name="P4"/>
      <text:p text:style-name="P4">"How do you feel?" </text:p>
      <text:p text:style-name="P4"/>
      <text:p text:style-name="P4">"in danger" </text:p>
      <text:p text:style-name="P4"/>
      <text:p text:style-name="P4">"impressive. Not even I knew that." </text:p>
      <text:p text:style-name="P4"/>
      <text:p text:style-name="P4">The moments crept on like months. Marin swallowed, even the sensations of saliva dripping down her tongue and through her throat were enticing. </text:p>
      <text:p text:style-name="P4"/>
      <text:p text:style-name="P4">"Well this is certainly a new record. You are something s p e c i a l. Said the Yaga and she moved closer to Marin. </text:p>
      <text:p text:style-name="P4"/>
      <text:p text:style-name="P4">"No please" said Marin with effort. "No closer"</text:p>
      <text:p text:style-name="P4"/>
      <text:p text:style-name="P4">The yaga halted. "You are sure?" </text:p>
      <text:p text:style-name="P4"/>
      <text:p text:style-name="P4">"You said I cannot make me come. I have to come willingly. And I do not want to go." <text:line-break/><text:line-break/>"Amazing." </text:p>
      <text:p text:style-name="P4"/>
      <text:p text:style-name="P4">The room had become a blur she could feel the slick wet of womanhood pouring down the side of the desk. Desperatley she held on to her convictions and safety. Every point of her body pulsed and she could not even inhale too deeply for fear of the pleasure overwhelming her. She felt something deep inside of her primal and wild that beat at a cage. She would keep it tamed, and know it first before she gave it rule of her life. </text:p>
      <text:p text:style-name="P4"/>
      <text:p text:style-name="P4">Baba Yaga drew a vial from a chain at her breast- </text:p>
      <text:p text:style-name="P4"/>
      <text:p text:style-name="P4">"Drink this-"</text:p>
      <text:p text:style-name="P4"/>
      <text:p text:style-name="P4">What is it? Marin made a rocking motion as she spoke, instictive and fetal. </text:p>
      <text:p text:style-name="P4"/>
      <text:p text:style-name="P4">An antidote of sorts but I cannot say I envy you the next 24 hours. </text:p>
      <text:p text:style-name="P4"/>
      <text:p text:style-name="P4">"how do I know you aren't lying to me again?"</text:p>
      <text:p text:style-name="P4"/>
      <text:p text:style-name="P4">" I have not yet begun to lie child. You see only what your conventions allow you. I would show you everything, but you resist. Behave and the keys to this gilded cage can be yours"</text:p>
      <text:p text:style-name="P4"/>
      <text:p text:style-name="P4">"Freedom?" <text:line-break/><text:soft-page-break/><text:line-break/>"I may never tell you another truth beyond this one. But this one is for free. There is no freedom. Only different masters. Some are lucky enough to be masters to themselves, but that does not make the part of us we rule any more free. " </text:p>
      <text:p text:style-name="P4"/>
      <text:p text:style-name="P4">Baba Yaga approached without permission. Marin tried to wave her away. The woman emptied the contents of the vial over her lips and into her mouth. The moment the liquid touched her it had a profound scraping feeling. Like it was snapping all the pleasure from her body. She swallowed and it diffused. <text:line-break/><text:line-break/>"Oh God I can feel my bones grinding on one another."</text:p>
      <text:p text:style-name="P4"/>
      <text:p text:style-name="P4">"It isn't pleasant is it?" baba yaga stepped away from Marin. Baba Yaga over looked the wide expanse of the treetop. </text:p>
      <text:p text:style-name="P4"/>
      <text:p text:style-name="P4">"Leave now. Go learn your lessons the hard way. When you are tired of pain, return to me and learn of pleasure." </text:p>
      <text:p text:style-name="P4"/>
      <text:p text:style-name="P4">What has to happen? <text:line-break/>Baba yaga has to lie- to manipulate to break Marin. </text:p>
      <text:p text:style-name="P4">How does she do that? </text:p>
      <text:p text:style-name="P4">Sultry embrace- </text:p>
      <text:p text:style-name="P4">This feels so harsh. Well try try again</text:p>
      <text:p text:style-name="P4">There is no god. <text:line-break/></text:p>
      <text:p text:style-name="P4">Marin is against it. Lure her in with The man Give her what she wants. </text:p>
      <text:p text:style-name="P4"/>
      <text:p text:style-name="P4">Hooked on the drug. </text:p>
      <text:p text:style-name="P4">Hypnotized </text:p>
      <text:p text:style-name="P4">Accustomed</text:p>
      <text:p text:style-name="P4">Wedding- </text:p>
      <text:p text:style-name="P4">shame broken by the drug</text:p>
      <text:p text:style-name="P4">so heavy handed- do we have to have god in this? Yeah I think so given the current situation and your whole world with it. <text:line-break/></text:p>
      <text:p text:style-name="P4">Marin left the room in a hurry. She didn't know where she was going. Each step was agony. She felt nauseous. Vomit spilled from her stomach and into a waste bin outside the office. She stopped wreching after a while. The lanyard still around her neck pointed to a new room. Marin stood up and followed it. </text:p>
      <text:p text:style-name="P4"/>
      <text:p text:style-name="P4">Down coridors and around the staircases she had climed. The old gaffer was conspicously missing- gone from the balcony she'd met him at. She staggered past the spot. The arrow led her into a bank of rooms and then read FOUR SIXTEEN she looked and one of the rooms was labled with the number. </text:p>
      <text:p text:style-name="P4"/>
      <text:p text:style-name="P4">"If I can just get inside and lay down. I might feel good again someday." She thought <text:line-break/><text:line-break/>She put the key card to the door and it opened into a lush greeen field. Feverish and sweating she pulled herself into the room. <text:line-break/><text:line-break/>The smells- the dirt! It was the dirt of home again. Dark and granular the soil stood out under the grass. <text:soft-page-break/>She smilled and forgot her torture for a moment then returned and vomited again. The soil soaked the mess and it was gone in an instant. The soil and grass smell remained. Nothing she could do here would sully it's perfection.</text:p>
      <text:p text:style-name="P4"/>
      <text:p text:style-name="P4">Time was vauge now. Had it been minutes or days? She lay in a shaking mass- sweat and fever and aching hell. </text:p>
      <text:p text:style-name="P4"/>
      <text:p text:style-name="P4">Passed from light to dark and waking to nightmare marin came to the sea of grass again. A presence was in the room wiht her. A man. Her man. </text:p>
      <text:p text:style-name="P4"/>
      <text:p text:style-name="P4">"Derek(Fuck is this dudes name?) " said softly sickly</text:p>
      <text:p text:style-name="P4"/>
      <text:p text:style-name="P4">"Marin, come with me."<text:line-break/><text:line-break/>He leaned and she could feel his chest against her side and his strong arms under her back and neck. </text:p>
      <text:p text:style-name="P4">She seemed to float and for a moment in his warm embrace the fever lessened. </text:p>
      <text:p text:style-name="P4"/>
      <text:p text:style-name="P4">"I thought you were Dead or left with the first raiders?" </text:p>
      <text:p text:style-name="P4"/>
      <text:p text:style-name="P4">"Well I'm here with you now."</text:p>
      <text:p text:style-name="P4"/>
      <text:p text:style-name="P4">"Here with me now" she chimed. The answer accepted the man took her to the cabin. It was perfect she thought. His boot made a clater on the poorch and then she was laying on the hand made quilts and lovely comforter of the four poster bed. The linnen was cool and she felt somehow better in the white sheets. </text:p>
      <text:p text:style-name="P4"/>
      <text:p text:style-name="P4">He lavered cold water from a basin over a wash clothe and towled her head. </text:p>
      <text:p text:style-name="P4"/>
      <text:p text:style-name="P4">"you're so hot- close your eyes now and try to sleep." <text:line-break/><text:line-break/>She faded into nightmares and noiseless screams. </text:p>
      <text:p text:style-name="P4"/>
      <text:p text:style-name="P4">His boots woke her. The sound grated on her brain. A whimper from her lips. </text:p>
      <text:p text:style-name="P4"/>
      <text:p text:style-name="P4">"Stop moving"<text:line-break/><text:line-break/>"I cannot lie still my skin is fire."<text:line-break/><text:line-break/>She writhed and held the bedsheets like drowning man holds a rope. There was nothing there to save her. </text:p>
      <text:p text:style-name="P4"/>
      <text:p text:style-name="P4"><text:s/>He held her but his touch was like flaying knives</text:p>
      <text:p text:style-name="P4"/>
      <text:p text:style-name="P4">"Stop don' touch me. I cant take how your hands make me feel"<text:line-break/><text:line-break/>He pulled away. <text:line-break/><text:line-break/>"I'm sorry" <text:line-break/><text:line-break/><text:soft-page-break/>"The doctor. I am going for the doctor. This fever should have broken by now. I don't know what to do for you." And he left the room. </text:p>
      <text:p text:style-name="P4"/>
      <text:p text:style-name="P4">While he was gone she passed from dream to reality and back to nightmare. Where was she? She'd had a nightmare about the thrush being distroyed, and being enslaved. But that was all gone now surely she was here in here little cabin- Derek was going for the doctor.</text:p>
      <text:p text:style-name="P4">When he came back she recognized the old town doctor. He'd helped her mother with every child she'd ever had, and every sickness. She could taste the purple medicine he gave her when she'd had ruhmatic fever. </text:p>
      <text:p text:style-name="P4"/>
      <text:p text:style-name="P4">Doctor bag on the table beside her </text:p>
      <text:p text:style-name="P4"/>
      <text:p text:style-name="P4">"Not feeling to well are we? Let me look at you girl-" most of the doctors movements were slow. Tandem movement animated each of his hands and he smelled of old leather. She obeyed woodenly to his questions. </text:p>
      <text:p text:style-name="P4"/>
      <text:p text:style-name="P4">Open your eyes he peered lighting into her open eyesockets. </text:p>
      <text:p text:style-name="P4"/>
      <text:p text:style-name="P4">"Just as I suspected." A backward glance at Derek. A knowing look between them. She felt like a child that was being talked about</text:p>
      <text:p text:style-name="P4"/>
      <text:p text:style-name="P4">"I'm here you can talk to me."</text:p>
      <text:p text:style-name="P4"/>
      <text:p text:style-name="P4">"I know I can. The fever is just badly set in you. Water enough in your organs to keep you alive for two days. Problem is, and he shifted on the bed, you'll be cooked by the third day when the fever breaks. </text:p>
      <text:p text:style-name="P4"/>
      <text:p text:style-name="P4">Words didn't seem real. <text:line-break/><text:line-break/>So I'll die she watched herself say from above, the family tree uprooted in her. <text:line-break/><text:line-break/>"Not if you choose to take this" The doctor drew a bottle like a pilgrim from a sancutm from his old leather satchel. <text:line-break/><text:line-break/>She was confused at his wording. Choose</text:p>
      <text:p text:style-name="P4"/>
      <text:p text:style-name="P4">"I'll leave it here and you and your husband can discuss it." <text:line-break/><text:line-break/>Remember the lord himself broke fevers. <text:line-break/><text:line-break/>Matthew 8:14 | View whole chapter | See verse in context</text:p>
      <text:p text:style-name="P4">And when Jesus was come into Peter's house, he saw his wife's mother laid, and sick of a fever.</text:p>
      <text:p text:style-name="P4">Matthew 8:15 | View whole chapter | See verse in context</text:p>
      <text:p text:style-name="P4">And he touched her hand, and the fever left her: and she arose, and ministered unto them. </text:p>
      <text:p text:style-name="P4"/>
      <text:p text:style-name="P4">He pulled the nez pierce from his nose and his eyes seemed smaller in their sockets. </text:p>
      <text:p text:style-name="P4">" I wish you both the best. Choose that medicine girl it will make you right as rain" <text:line-break/><text:line-break/>Derek was at her side again and when she slept this time he did not leave her. He waited. She moaned in the dreams. Her hand clenched his. White like slender styluse markings her fingers pressed against <text:soft-page-break/>his broad palms. </text:p>
      <text:p text:style-name="P4"/>
      <text:p text:style-name="P4">Faintly breathing she woke again. She felt stinking but noticed her body was shivering sweat but did not smell. Blindly fevered she called for Derek. </text:p>
      <text:p text:style-name="P4"/>
      <text:p text:style-name="P4">Derek!</text:p>
      <text:p text:style-name="P4"/>
      <text:p text:style-name="P4">"I'm here, I've been here." The reasuring squeeze of his hand brought her back from the land of her nightmares where evil things stood sentenal over her. <text:line-break/><text:line-break/>"You should take your medicine." </text:p>
      <text:p text:style-name="P4"/>
      <text:p text:style-name="P4">"Oh I am scared Derek I don't feel that medicine is good." </text:p>
      <text:p text:style-name="P4"/>
      <text:p text:style-name="P4">"Of course it''s good it came off the trader ship last month." He held her hand the tighter and smiled his reasuring smile. "It will get you right. Just a spoon full." </text:p>
      <text:p text:style-name="P4"/>
      <text:p text:style-name="P4">"No I'll wait can I have some water?" <text:line-break/><text:line-break/>Of course </text:p>
      <text:p text:style-name="P4"/>
      <text:p text:style-name="P4">Against the edge of the bed she drew herself up. Her arms were weak and he helped her drink. </text:p>
      <text:p text:style-name="P4">The water made little tracks down her chin. Her fasting had weakened her. <text:line-break/><text:line-break/>The sun was up and the wind played on the green fields outside. Outstretched her arms felt like tools not her own. </text:p>
      <text:p text:style-name="P4"/>
      <text:p text:style-name="P4">Minutes ticked by. You're sure you won't try some medicine said Derek again. <text:line-break/><text:line-break/>Feverish she looked at this man. She saught in her memories for a moment. Their mariage. She couldn't find it they had always seemed to be here. She trusted him.<text:line-break/><text:line-break/>"You're sure it will make me feel better?"<text:line-break/><text:line-break/>"Right as Rain Marin. </text:p>
      <text:p text:style-name="P4"/>
      <text:p text:style-name="P4">She rose on one elbow and felt her spine grind with every breath. All memory of what and how she came to be here was gone. There was only the pain. Pain and the promise of release. </text:p>
      <text:p text:style-name="P4"/>
      <text:p text:style-name="P4">"I will take it then" </text:p>
      <text:p text:style-name="P4"/>
      <text:p text:style-name="P4">He halted for a moment and exhaled. The medicine bottle was on the stand in the room near the bed. <text:s/>Derek uncorked the bottle and held a spoon below its mouth. The syrupy concoction poured like oil. </text:p>
      <text:p text:style-name="P4"/>
      <text:p text:style-name="P4">Again up in bed, with effort and then the spoon in her mouth. She swallowed and again felt the intensity of the possiblities of her body. </text:p>
      <text:p text:style-name="P4"/>
      <text:p text:style-name="P4">Poor Marin. Unaware at how deep the deceptions were possible at Baba Yaga's Treetop. A false dream so perfect convinced it was real. She believed. And who could fault her- the visions are so perfect. </text:p>
      <text:p text:style-name="P4"><text:soft-page-break/></text:p>
      <text:p text:style-name="P4">When she had swallowed the sensations that had clung to her begain to fall away. </text:p>
      <text:p text:style-name="P4"/>
      <text:p text:style-name="P4">Youth and vaitality returned. Her clarity of thought did not. She would later learn the digital projections, the mental maping and reading that occurs in each room, the many facets of the card trick to which she fell. But for now it was all so real, so indescribibly real. </text:p>
      <text:p text:style-name="P4"/>
      <text:p text:style-name="P4">Derek held her closely and she could feel the thumping of his heart. It drew her closer with a rythmic pull. She wanted to drink its vitality. She looked into his eyes, into the eyes of her husband. </text:p>
      <text:p text:style-name="P4"/>
      <text:p text:style-name="P4">The weather outside had turned from sunshine to quick summer rain. Thunder clouds boiled in the distance and spat stacatto sinisters. <text:line-break/><text:line-break/>Into the distance they stared at the storm, the dryness and warmth of the house more calming with each strike. He intertwined his hand into her's. She remembered the many years of truths he'd told her and commitments he'd kept. The crops flourished. He was true. </text:p>
      <text:p text:style-name="P4"/>
      <text:p text:style-name="P4">"Derek." </text:p>
      <text:p text:style-name="P4"/>
      <text:p text:style-name="P4">"Yes?" He looked at her. She squoze his hand deeply and pulled him closer to her. <text:line-break/><text:line-break/>"I want you" was all she said. She leaned her body against his. The hair on her neck stood up. The medicine was thumping inside of her now. Pulling all the possibliities of pleasure out of her. Her skin was fire, her need an incredible and unquenchable thirst </text:p>
      <text:p text:style-name="P4"/>
      <text:p text:style-name="P4">The room was lit by lamplight and from its flickerings derek saw Marin unrobe her beautiful body. IT was tan and youthful and her woman hood glistened in the light She was throbbing for him.</text:p>
      <text:p text:style-name="P4"/>
      <text:p text:style-name="P4">Muscles rippled beneath his faded red workshirt. He smelled of the honest dirt and work of home. The smells made him a fastness in her mind, like a powerful tree upright in a plain of deep rich soil. She wanted to feel his roots clasp to the stones and depth within her. </text:p>
      <text:p text:style-name="P4"/>
      <text:p text:style-name="P4">When he touched her skin she shuddered. His fingers multiplied and echoed a thousand times over her skin and the loving inside her crashed like a mile of bells wound round a mountain. He started at the base and was flying flying up the side of the mountain. Bells ringing with his fastness. <text:line-break/><text:line-break/>"come be inside me" she whispered. She held to his arms like banasters as he mounted her. There was no pain. What pleasure was her own was cascaded tenfold through her nervse like fire. <text:line-break/><text:line-break/>He rocked into her and she felt so full. The windings of the roots sought within her and caught at the fastness of her body. They were bound, soil and tree, earth and life. And with each shaking of the tree in the storm she could feel the roots of him move and pulse within her. She pressed the stones of her earth to meet him, hold him up, and make him unshakable in the wind. </text:p>
      <text:p text:style-name="P4"/>
      <text:p text:style-name="P4">Waves of rushing pleasure crashed upon her body. She could feel slick wet dripping between her legs- and his manhood pulse within her. Touch her in places where the estacy was fire. With each stroke she climaxed, and each pulse and pull of him out of her made her claw wildly and draw him back in with a fiercenss. She had to have more, to pull him harder within her to drive herself to oblivion. </text:p>
      <text:p text:style-name="P4"><text:line-break/><text:soft-page-break/>Her breath caught in her chest and time stood still. The earth she was rushed like a river now. The pleasure was taking her every movement was gods eyes unveiled and they drove together over the water fall. It took her, like death. The most intense sensation she had ever felt. Her back arched, her toes clenched the sheets of the bed and she was gone. <text:line-break/><text:line-break/>The only thing to bring her back was the rythmic pumping of this man and his intense growls She looked at his face and could see the intensity taking him He drove furoiusly at her and again she </text:p>
      <text:p text:style-name="P4">was gone in the raging river of her pleasures but this time she could feel him pulsing in the river within her his pleasure deviding and building hers to a thousand times what it was. Her hands at the base of his back. Pushing as if to hold him there forever. </text:p>
      <text:p text:style-name="P4"/>
      <text:p text:style-name="P4">And then it was over. </text:p>
      <text:p text:style-name="P4"/>
      <text:p text:style-name="P4">"Husband." She said</text:p>
      <text:p text:style-name="P4"/>
      <text:p text:style-name="P4">"Yes wife" </text:p>
      <text:p text:style-name="P4"/>
      <text:p text:style-name="P4">"That was amazing." She begain to weep softly. </text:p>
      <text:p text:style-name="P4"/>
      <text:p text:style-name="P4">"It was." He held her closely. "It was all the things I feel for you all bottled up into one moment." </text:p>
      <text:p text:style-name="P4"/>
      <text:p text:style-name="P4">"I didn't know it could be so beautiful. I didn't think I could love you more." <text:line-break/><text:line-break/>He looked at her and smiled. "It is alright pretty thing. Cry if you need to " His eyes also begain to fill with tears. <text:line-break/><text:line-break/>"Are you ok I didn't mean to make you cry."<text:line-break/><text:line-break/>"Its just so beautiful. And seeing you made me well up too." </text:p>
      <text:p text:style-name="P4"/>
      <text:p text:style-name="P4">They held each other for a few more moments and wept and smiled at wondered at how beautiful it all could be.<text:line-break/><text:line-break/>In the morning the cabin was still warm. It smelled of him. She wore his work shirt to the door to look for him. She found a note. She didn't open it and instead thought how she wanted to kiss him forever. The envelope shuddered as she tore it. <text:line-break/><text:line-break/>Dear Marin, <text:line-break/><text:line-break/>You can see me again. We can always be together here. I am always yours only. But you have to learn and work. You have to talk to her. </text:p>
      <text:p text:style-name="P4"/>
      <text:p text:style-name="P4">Derek</text:p>
      <text:p text:style-name="P4"/>
      <text:p text:style-name="P4">It all came crashing back to her. Baba Yaga. The ship the thrush. Slavery. The medicine. </text:p>
      <text:p text:style-name="P4"/>
      <text:p text:style-name="P4">The note dropped to the ground. <text:line-break/><text:line-break/>"Where am I?" She pulled the workshirt around her tightly. Back inside the cabin she found rough work <text:soft-page-break/>pants and boots that were too big for her but she sinched the belt and tied the laces tight and they held round her safely. <text:line-break/><text:line-break/>"This land was broken." The thrush is dead. This field is cracked open to the sky and frozen and lifeless. </text:p>
      <text:p text:style-name="P4"/>
      <text:p text:style-name="P4">Her eyes looked along the walls, there were walls. She seen them all along but just now noticed the edges of the lie that was this cabin. There it was. A door, so obvious now. This place wasn't her home. </text:p>
      <text:p text:style-name="P4"/>
      <text:p text:style-name="P4">She marched through the door and found the keycard and her discarded serving clothes in the airlock. When had she taken these off? <text:line-break/><text:line-break/>The other side of the door opened up to a hallway, mid cressent and the ever present thumping music of Baba Yaga's Treetop Gentelman's club. </text:p>
      <text:p text:style-name="P4"/>
      <text:p text:style-name="P4">She could still feel the taste of her lover and the magic they'd spent together. <text:line-break/>"That was a lie? How'd she?"</text:p>
      <text:p text:style-name="P4"/>
      <text:p text:style-name="P4">She thought </text:p>
      <text:p text:style-name="P4"/>
      <text:p text:style-name="P4">"Fuck that bitch. That liar. That theif." Marin stormed up the stairs </text:p>
      <text:p text:style-name="P4"/>
      <text:p text:style-name="P4"><text:line-break/><text:line-break/><text:line-break/></text:p>
      <text:p text:style-name="P4"><text:line-break/><text:line-break/> <text:line-break/><text:line-break/></text:p>
      <text:p text:style-name="P4"/>
      <text:p text:style-name="P4">I know i've done terrible things. But I cannot remember them. And I am becoming lulled into a false sense of security that I am a good man, which I know I am not. I am a good man, just untethered from my values? </text:p>
      <text:p text:style-name="P4"/>
      <text:p text:style-name="P4"><text:line-break/><text:line-break/></text:p>
      <text:p text:style-name="P4"/>
      <text:p text:style-name="P4"/>
      <text:p text:style-name="P4"/>
      <text:p text:style-name="P4"/>
      <text:p text:style-name="P4"/>
      <text:p text:style-name="P4"/>
      <text:p text:style-name="P4"/>
      <text:p text:style-name="P4"/>
      <text:p text:style-name="P4"/>
      <text:p text:style-name="P4">THE KING'S SON CHAPTER</text:p>
      <text:p text:style-name="P4"><text:soft-page-break/></text:p>
      <text:p text:style-name="P4"><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4"/>
      <text:p text:style-name="P4">“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line-break/><text:line-break/><text:soft-pag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ext:soft-pag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text:soft-pag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4">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4"/>
      <text:p text:style-name="P4">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text:soft-page-break/>mage. <text:line-break/><text:line-break/>Young man you mock the holy mission of the Barbast. You sneak glances at things you do not understand nor have the respect to discuss. This meeting is over. Get out. </text:p>
      <text:p text:style-name="P4"/>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4"/>
      <text:p text:style-name="P4">“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Underbrothers and barrel brothers shouted at the mishandling of their leader. </text:p>
      <text:p text:style-name="P4"/>
      <text:p text:style-name="P4">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text:soft-page-break/>doors in whisps and tendrils, but the hunger stayed outside with the poor. </text:p>
      <text:p text:style-name="P4"/>
      <text:p text:style-name="P4">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4"/>
      <text:p text:style-name="P4">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stared, weighing its own internal politics. <text:line-break/><text:line-break/>Through a few teeth the man replied. “Barbast she's hard to tell. Doesn't feed us all near nuff. But she does feed us.” <text:line-break/><text:line-break/><text:soft-page-break/>Why does the Barbast feed you? <text:line-break/><text:line-break/>“Holy men trying to get to God. Heaven Costs extra” and made a rubbing in his hands that spoke of coins. He'd opened his bottle of beer and was swigging enthusiastically.</text:p>
      <text:p text:style-name="P4"/>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4"/>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4"/>
      <text:p text:style-name="P4">The three were gone. The mage watched them go into the crowd they all three swallowed their beer as the crowd had swallowed them. </text:p>
      <text:p text:style-name="P4"/>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text:soft-page-break/>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4"/>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soft-pag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4"/>
      <text:p text:style-name="P4">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4"/>
      <text:p text:style-name="P4">Ohhhh said the man with a grimmace. You should stay here until the brother leaves. Then go see your father. </text:p>
      <text:p text:style-name="P4"/>
      <text:p text:style-name="P4">Dagniel eyed the man. His uniform said Betreth in an oval patch, in cursive. He'd a heavy all steel submachine gun slung over his shoulder. The old german style that lasted for generations, A belt of stick magazines at his side in a leather case and a tall horn of the barbasts beer. <text:line-break/><text:line-break/>“here lad you need this more than me.” <text:line-break/><text:line-break/><text:soft-page-break/>do I konw you Betreth. <text:line-break/><text:line-break/>Well we all know you. I've pulled you out of engine bays a time or two. You remember when you got caught with the Loverage girl? It was me that hauled you down</text:p>
      <text:p text:style-name="P4"/>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board. <text:line-break/><text:line-break/>Father would vote for me. He has to. <text:line-break/><text:line-break/>That boy is where you are wrong. Many high houses first born sons never even get hired to their <text:soft-page-break/>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line-break/>“I wish I could just skip this start up phase. I could make serious money at a business like this.” </text:p>
      <text:p text:style-name="P4"/>
      <text:p text:style-name="P4">Further into the compound. More armed guards. The value of the engines alone here was almost too much to calculate. Everywhere he looked he saw money, deals, interest compounding and equipment depreciating. </text:p>
      <text:p text:style-name="P4"/>
      <text:p text:style-name="P4">The great shadow of Kelgisar #2 loomed over the trees and Dagniel <text:s/>walked until his feet could just touch the shadow. A liminal space between light and dark. <text:line-break/><text:line-break/><text:soft-page-break/>“Dad and grandpa built that. And great grandad built Kelgisar #1. What can I build”<text:lin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
      <text:p text:style-name="P1"><text:span text:style-name="T12"><text:s/></text:span><text:soft-page-break/><draw:frame draw:style-name="fr1"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4"><text:soft-page-break/></text:p>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Daginal watched and ate. Every third or fouth bite went to his companion who drooled thin rivulets of <text:soft-page-break/>spittle. </text:p>
      <text:p text:style-name="P4"/>
      <text:p text:style-name="P4">Having torn into the meat, the bread called mightily. A loaf of thick seed studded wheat bread tore with 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4"/>
      <text:p text:style-name="P4">39107 WORDCOUNT</text:p>
      <text:p text:style-name="P4"/>
      <text:p text:style-name="P4">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text:soft-pag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4"/>
      <text:p text:style-name="P4">“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4"/>
      <text:p text:style-name="P4">“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4"/>
      <text:p text:style-name="P4">“why not a business? Why not lead something?” Daginal came into the little garage space where a computer, a steel sided car carrier, and a motorbike stood Dreth's prised posesions. </text:p>
      <text:p text:style-name="P4"/>
      <text:p text:style-name="P4">“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4"/>
      <text:p text:style-name="P4">“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4"/>
      <text:p text:style-name="P4">“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text:soft-pag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4">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4"/>
      <text:p text:style-name="P4">of course not man get your fill. </text:p>
      <text:p text:style-name="P4"><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4"/>
      <text:p text:style-name="P4">two tubs of <text:s/>club beef tounge made the main course. With the fire lizards and the noodles it was quite the feast. Daginal watched his friend eat with satisfaction. Glad he could help, do something he understood.</text:p>
      <text:p text:style-name="P4"><text:line-break/>There was silence. Ghost closed her eyes under the table. Then Daginal spoke. <text:line-break/><text:line-break/>“Man I just have to hit on something for the start up. Do you have any ideas? What are you doing?” </text:p>
      <text:p text:style-name="P4"/>
      <text:p text:style-name="P4">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text:soft-pag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4"/>
      <text:p text:style-name="P4">Daignial smiled “That is a deal. I don't want anything to do with that. And with you doing my books I have half the class done.”</text:p>
      <text:p text:style-name="P4"/>
      <text:p text:style-name="P4">They both smiled. </text:p>
      <text:p text:style-name="P4"/>
      <text:p text:style-name="P4">“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4"/>
      <text:p text:style-name="P4">“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4"/>
      <text:p text:style-name="P4">“What's that?” </text:p>
      <text:p text:style-name="P4"/>
      <text:p text:style-name="P4">“Its crystalfire.” <text:line-break/><text:line-break/>“Where'd you get it?” <text:line-break/><text:line-break/>“There's a trader her that has some. Sifted past the guards at the customs in the bottom of a box of thruster parts. ”</text:p>
      <text:p text:style-name="P4"/>
      <text:p text:style-name="P4">“What does it do?” <text:line-break/><text:line-break/>“Its a drug, and a weapon. I'll show you later.” And he put the glinting red stone back in the bag- and into his vest pocket.</text:p>
      <text:p text:style-name="P4"/>
      <text:p text:style-name="P4"><text:soft-page-break/>SO what would we do with it? <text:line-break/><text:line-break/>“I don't know man- all I can tell you is there is big money in it. You're the business genius. You figure it out.” Said Death. </text:p>
      <text:p text:style-name="P4"/>
      <text:p text:style-name="P4">And what would we need? <text:line-break/><text:line-break/>Well we'd need a ship. And we'd have to do a big batch of it while we're still in startup. We've got so many fewer regulations and oversight. Might be able to get away with it.” said <text:s/>Dreth</text:p>
      <text:p text:style-name="P4"/>
      <text:p text:style-name="P4">And what do we get? <text:line-break/><text:line-break/>“We get squeaky clean start ups that pass the triple bond rating.” </text:p>
      <text:p text:style-name="P4"/>
      <text:p text:style-name="P4">I'd get my spot on the company board. I'd get a voting spot. <text:line-break/><text:line-break/>And I'd get my life on easy street. No more doing accounting. <text:line-break/></text:p>
      <text:p text:style-name="P4">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4"/>
      <text:p text:style-name="P5">Let's go. Ghost was at his side, he rubbed his knuckles into her head in a way that made her grumble in animal satisfaction. </text:p>
      <text:p text:style-name="P5"/>
      <text:p text:style-name="P5">“Ohhh is that so miss killer- and he rubbed some more. </text:p>
      <text:p text:style-name="P5"/>
      <text:p text:style-name="P5">They walked. Dreth burped and rubbed his belly. </text:p>
      <text:p text:style-name="P5"/>
      <text:p text:style-name="P5">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5"/>
      <text:p text:style-name="P10"><text:span text:style-name="T12">They wandered through the alleys and the night markets. Men who worked the day shift at the engine works hung in climate controlled hammocks, slung between the lamp posts and stall supports like the victims of some massive spider. The spider of commerce thought Dagnial. <text:line-break/></text:span><text:soft-page-break/><text:span text:style-name="T12"><text:line-break/>So you're sure the rest of the families are doing stuff like this?<text:line-break/><text:line-break/></text:span><text:span text:style-name="T12">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5"/>
      <text:p text:style-name="P5">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5"/>
      <text:p text:style-name="P5">“Stuff you don't want to hear man. It isn't anything important for now”</text:p>
      <text:p text:style-name="P5"/>
      <text:p text:style-name="P5">“Tell me”</text:p>
      <text:p text:style-name="P5"/>
      <text:p text:style-name="P5">“It is egg head accounting stuff. Don't worry about it.” said Dreth<text:line-break/><text:line-break/>“We still going to get our bond?” Asked Daginal</text:p>
      <text:p text:style-name="P5"/>
      <text:p text:style-name="P5">“You'll have your bond buddy.” </text:p>
      <text:p text:style-name="P5"/>
      <text:p text:style-name="P5">“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5"/>
      <text:p text:style-name="P5">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5"><text:soft-page-break/></text:p>
      <text:p text:style-name="P5">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5"/>
      <text:p text:style-name="P5">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5"/>
      <text:p text:style-name="P5">Dreth made the introduction </text:p>
      <text:p text:style-name="P5"/>
      <text:p text:style-name="P5">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5"/>
      <text:p text:style-name="P5">Start here- </text:p>
      <text:p text:style-name="P5"><text:soft-page-break/>Outside the reach of the small man, and with his back to the wall Daginal ground his boots into the small pebbles that made up the floor. </text:p>
      <text:p text:style-name="P5"/>
      <text:p text:style-name="P5">“The ship?” asked kim. </text:p>
      <text:p text:style-name="P5">Kim said Dreth- we talked about this. There cannot be a ship until he's satisfied that what you have here is worth the risk. Need you to give some here. </text:p>
      <text:p text:style-name="P5"/>
      <text:p text:style-name="P5">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5"/>
      <text:p text:style-name="P5">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5"/>
      <text:p text:style-name="P5">Worry about your own medicals, and keep the wolf out of it. Said kim. </text:p>
      <text:p text:style-name="P5"/>
      <text:p text:style-name="P5">Daginal nodded to Dreth- Check him for weapons. And come do the same to me. He turned to spectre- </text:p>
      <text:p text:style-name="P5"><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5">“And I brought two just for him. Used to hostile negotiation Kim?” Dag put the weapons in Dreths hands and struggled out of the sticky leather. <text:line-break/><text:line-break/>“crocodiles don't leave home without their teeth-” said Kim. <text:line-break/><text:soft-pag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5"/>
      <text:p text:style-name="P5">Dag cracked his neck. Then looked at Kim. He was a martial, that was for certain. Fast. Wiry muscle. But Dag stood almost a foot taller, and a hundred pounds more weight. He liked the odds. </text:p>
      <text:p text:style-name="P5"/>
      <text:p text:style-name="P5">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5"/>
      <text:p text:style-name="P5">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5"/>
      <text:p text:style-name="P5">Like a boa constrictor Dag worked his body around Kim's shoulders until he held one arm pinned with the weight of his upper body, another tucked underneath in a hold, and his face was too far away for <text:soft-page-break/>kicks. But his one heavy muscled arm was free. He struck. Body blows- then face. He was getting back all the punishment he'd taken and more- </text:p>
      <text:p text:style-name="P5"/>
      <text:p text:style-name="P5">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5"/>
      <text:p text:style-name="P5">“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5"/>
      <text:p text:style-name="P5">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5"/>
      <text:p text:style-name="P5">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5"/>
      <text:p text:style-name="P5">Picture of what Kim might look like. </text:p>
      <text:p text:style-name="P5"><text:s/>https://www.imdb.com/name/nm1366028/mediaviewer/rm2593308160/?ref_=nm_ov_ph</text:p>
      <text:p text:style-name="P5"/>
      <text:p text:style-name="P5">Daginal drew himself up again. “The leg- play that leg again. And kick him back if he wants to go for shots.”</text:p>
      <text:p text:style-name="P5"/>
      <text:p text:style-name="P5">Slow delebrate leg kicks- followed by big jabs. Daginal struck his fist against a hydro tank and the water and plants jostled. Little fish who ate the waste swarmed from the open to the root branches of the plant mat. Kim was gone before the blow landed. </text:p>
      <text:p text:style-name="P5"/>
      <text:p text:style-name="P5">Start here. </text:p>
      <text:p text:style-name="P5"/>
      <text:p text:style-name="P5"><text:soft-page-break/>Dust jostled from the ground spiraled in the air and arcs of it were visable from the beams of light falling through cracks in the roof. More big swings from Daginal and Kim dogedged and dodged again.</text:p>
      <text:p text:style-name="P5"/>
      <text:p text:style-name="P5">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5"/>
      <text:p text:style-name="P5">“Pride is all some of us have-” Said Kim.</text:p>
      <text:p text:style-name="P5"/>
      <text:p text:style-name="P5">Daginal wasn't impressed. “We came down to this slum to see me beat this man? How and why would we want to let them near an unlicenced ship? Dreth missed on this one”</text:p>
      <text:p text:style-name="P5"/>
      <text:p text:style-name="P5">Dreth motioned the two men to opposite sides of the room again, but Dag started to slide his arms back into the hooded jacket. <text:line-break/><text:line-break/>“I think I've seen enough here- whatever you're doing isn't working. I think we'll have to pass on this one.”</text:p>
      <text:p text:style-name="P5"/>
      <text:p text:style-name="P5">Kim was between Daginal and the door. He closed his eyes and exhaled “if you can get past me- you can pass. If not- you take three runs a week.” </text:p>
      <text:p text:style-name="P5"/>
      <text:p text:style-name="P5">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5"/>
      <text:p text:style-name="P5">Then kim made a sound. Eerie. A wail from somewhere like child screaming and then a chugging, engine noise. Then the smell of smoke. Kim shuddered and Daginal felt a pitty for whatever was inside him making that noise.</text:p>
      <text:p text:style-name="P5"/>
      <text:p text:style-name="P5">Daginal dropped his jacket. It crumpled on the small dusty stones of the drainage floor. This round would be different. This man was now a threat. His punches faster, they seemed to howl as he stroked his fist through the air. <text:line-break/><text:lin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5"/>
      <text:p text:style-name="P5"><text:soft-page-break/>Thinking as he fought off more stikes. He feels no pain- No, he has to be feeling something- that noise was of a wounded creature- a heart crushed in a bear trap would make that sound. </text:p>
      <text:p text:style-name="P5"/>
      <text:p text:style-name="P5">Sential barked as he dodged, he could see the tennis shoe strings of spit flying from her mouth, as angry as she was- she wouldn't move until he said. </text:p>
      <text:p text:style-name="P5"><text:line-break/> Arm tucked tightly around his temples, he dodged quikc kicks and fast strikes that had power and hiss behind them <text:s/>He had to lunge to one knee to get under another kick to the face.</text:p>
      <text:p text:style-name="P5"/>
      <text:p text:style-name="P5">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5"/>
      <text:p text:style-name="P5">Daginals shoulder dug a furrow in the gravel where it struck and dug. He was getting hit. Damn he was so much faster! <text:s/>His blood spattered the cheap white plastic of the hydroponics. </text:p>
      <text:p text:style-name="P5"><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5"/>
      <text:p text:style-name="P5">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5"><text:line-break/>We should see to that eye- His reflection in the hydro tanks the blood pooling in his sclara made one white eye blood red. </text:p>
      <text:p text:style-name="P5"/>
      <text:p text:style-name="P5">Dreth opened a little medical kit and began to doctor both men. Kim stood in the corner and was breathing deeply. </text:p>
      <text:p text:style-name="P5"/>
      <text:p text:style-name="P5">“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5"/>
      <text:p text:style-name="P5">“Absolutly it could. Want to ask for a deposit?” </text:p>
      <text:p text:style-name="P5"/>
      <text:p text:style-name="P5"><text:soft-page-break/>“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5"/>
      <text:p text:style-name="P5">Well we're having a similar trouble. You understand what an unregistered engine is worth don't you? You'll have to give us something- besides- I'm not going to create an army of junkies. The Barbast is bad enough. Doesn't that substance have addicitive properties?. </text:p>
      <text:p text:style-name="P5"/>
      <text:p text:style-name="P5">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5"/>
      <text:p text:style-name="P5">Get ahold of us- if you want to do a deal – but we're not moving anything without any information. <text:line-break/></text:p>
      <text:p text:style-name="P5">Kim nodded but said nothing, his face a stoic mask with tendrils of pain fire shining dully around the edges. </text:p>
      <text:p text:style-name="P5"/>
      <text:p text:style-name="P5">Outside the hydroponics building the humidity dropped significantly. Daginal could feel the dryer air drinking hungrily at the sweat on his skin. </text:p>
      <text:p text:style-name="P5"><text:line-break/>The two men strode down the steps- and Dreth motioned to the side step, the bar they'd passed on the way up. </text:p>
      <text:p text:style-name="P5"/>
      <text:p text:style-name="P5">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5"><text:soft-page-break/>“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5"/>
      <text:p text:style-name="P5">“What about you- going to be good as new? That man could fight. Wouldn't wwant to see him <text:span text:style-name="T1">with </text:span>the knives.” </text:p>
      <text:p text:style-name="P5"/>
      <text:p text:style-name="P5">“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5"/>
      <text:p text:style-name="P5"><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5"/>
      <text:p text:style-name="P5">“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5"/>
      <text:p text:style-name="P5">“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5"/>
      <text:p text:style-name="P5">Daginal clacked his cup back onto the bar and looked at dreth with a disbeleving eyebrow raised. <text:line-break/><text:line-break/>“He's a street hustler on the bad side of the lake- where would he get something like that?”</text:p>
      <text:p text:style-name="P5"/>
      <text:p text:style-name="P5">Dreth leaned forward in his seat, into the bar, so a departing woman could get passed him- </text:p>
      <text:p text:style-name="P5"/>
      <text:p text:style-name="P5">“Hanton is a whole half a galactic section- you don't think they have some ancient ancestral magic somewhere? Something we've never seen?” <text:s text:c="2"/>said dreth settling back into his seat. <text:line-break/></text:p>
      <text:p text:style-name="P5">“I know someone who could find out.” come on finish that- and we'll go see if this crystal fire is worthwhile.” </text:p>
      <text:p text:style-name="P5"/>
      <text:p text:style-name="P5"><text:soft-page-break/>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5"/>
      <text:p text:style-name="P5">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5"/>
      <text:p text:style-name="P5">The trees had grown in a key hole shape. The exact shape of a utility tug pulling an engine, in fact the tug moving now past the open wrought steel gates looke like a missing puzzle piece it fit the two towering watchers of wood so well. </text:p>
      <text:p text:style-name="P5"/>
      <text:p text:style-name="P5">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5"/>
      <text:p text:style-name="P5">“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5"/>
      <text:p text:style-name="P5">“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5"/>
      <text:p text:style-name="P5">“every guard has a story that is better heard over a bottle and with outbusiness to attened to” Said Dreth. </text:p>
      <text:p text:style-name="P5"/>
      <text:p text:style-name="P5">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5"/>
      <text:p text:style-name="P5">“We'll keep it in mind” Said daginal. “Any make you a shareholder if it comes through” </text:p>
      <text:p text:style-name="P5"/>
      <text:p text:style-name="P5">As they walked inside the engine yard- they could hear the other guards ribbing the man <text:line-break/><text:soft-page-break/>“You a shareholder!” and “Well excuse me your lordship” as one mock bowed. <text:line-break/><text:line-break/>“You've got a way with people man” <text:s/>Dreth</text:p>
      <text:p text:style-name="P5"/>
      <text:p text:style-name="P5">“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5"/>
      <text:p text:style-name="P5">“there's nothing wrong with being an employee. But I think we'd be on the fast tract out of our program with that idea, ”</text:p>
      <text:p text:style-name="P5"/>
      <text:p text:style-name="P5">“No guard <text:s/>couldn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5"/>
      <text:p text:style-name="P5">“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5"/>
      <text:p text:style-name="P5">“That's encouraging.” said daginal at a normal voice. “It keeps the corporations strong. Not much care for what it does to us though.”<text:line-break/><text:line-break/>“I'm just saying failure isn't a path we want to go down.”</text:p>
      <text:p text:style-name="P5"/>
      <text:p text:style-name="P5">“I keep making the right turn off failure street, but end up back there again.” </text:p>
      <text:p text:style-name="P5"/>
      <text:p text:style-name="P5">“Not this time” </text:p>
      <text:p text:style-name="P5"/>
      <text:p text:style-name="P5">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text:soft-page-break/>Carb- said daginal</text:p>
      <text:p text:style-name="P5"/>
      <text:p text:style-name="P5">“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5"/>
      <text:p text:style-name="P5">They clasped hands and the veins stood out on Carbs arm. He was sweating- and wiped his forehead with his other arm. <text:line-break/><text:line-break/>“Dreth Quadi- Carb Venturi, <text:s/>Carb- Dreth” <text:line-break/><text:line-break/>“Mr Quadi.” </text:p>
      <text:p text:style-name="P5"/>
      <text:p text:style-name="P5">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5"/>
      <text:p text:style-name="P5">“Absolutly.” said Dreth</text:p>
      <text:p text:style-name="P5"><text:line-break/>“Good. We'll have some fireworks, then I can help you with your startup. Come on down. ”</text:p>
      <text:p text:style-name="P5"/>
      <text:p text:style-name="P5">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5"/>
      <text:p text:style-name="P5">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5"/>
      <text:p text:style-name="P5">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I'm sure I've got it now- line number four was splinter corroded. Really hard to find those- the line looks perfect from the outside- have to ride the gas with a scope and look inside”</text:p>
      <text:p text:style-name="P5"/>
      <text:p text:style-name="P5">He pulled on helmet, ear protection, goggles and heat vest from the pile of safety gear strewn round the corners of the bunker. <text:line-break/><text:line-break/><text:soft-page-break/>“Ready gentelmen?” His hand hovering over the red and yellow striped pull switch- </text:p>
      <text:p text:style-name="P5"/>
      <text:p text:style-name="P5">Dreth and Dag followed his lead and donned gear. Dag draped a fire vest over Sentinal and clasped his hands tight over her ears. </text:p>
      <text:p text:style-name="P5"/>
      <text:p text:style-name="P5">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5"/>
      <text:p text:style-name="P5">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5"/>
      <text:p text:style-name="P5">With a wispering glide- Carb pushed the trottle closed and the empty maw was dark again but for a dull red glow fading with a slowing whine. </text:p>
      <text:p text:style-name="P5"/>
      <text:p text:style-name="P5">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5"/>
      <text:p text:style-name="P5">“Now what can I do for you two?” </text:p>
      <text:p text:style-name="P5"/>
      <text:p text:style-name="P5">“I see why you do what you do Mr. Venturi. Taking an engine from non-operational to that show of power must be quite rewarding”</text:p>
      <text:p text:style-name="P5"/>
      <text:p text:style-name="P5">“Ahhh it is! And I am lucky to have such an old teacher. Many field tuners have to check their calculations with a oilwood no higher than me! But this grandfather keeps me very fortunate.”</text:p>
      <text:p text:style-name="P5"/>
      <text:p text:style-name="P5">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text:soft-page-break/>with branch.”</text:p>
      <text:p text:style-name="P5"/>
      <text:p text:style-name="P5">“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5"/>
      <text:p text:style-name="P5">“The gates went up after the second workers rebelion right? <text:line-break/><text:line-break/>“The gates went up after someone started the second rebellion as a front to steal engines- the second workers rebellion was a sad story- and this tree has seen them all.” </text:p>
      <text:p text:style-name="P5"/>
      <text:p text:style-name="P5">Carb gestured to the bare oilwood. “it would have been about this high when that happened. It is good for a man to know history- he can tell what may happen to him from hisotry.” </text:p>
      <text:p text:style-name="P5"/>
      <text:p text:style-name="P5">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5"/>
      <text:p text:style-name="P5">Yes I belive so- Carb's hand was planted firmly against the tree, and he rubbed it as he spoke. </text:p>
      <text:p text:style-name="P5"/>
      <text:p text:style-name="P5">This woman saw workers sick here in the engine pits, and the <text:s/>forest dying. The cedar on the out side ring- those are the oldest trees here- and they are alive because of her and the oilwood trees. She kept them safe. <text:line-break/><text:line-break/>The pair moved closer to the tree and Carb placed his hand on the jerry can. It made a hollow tunk as he pattted it's side. </text:p>
      <text:p text:style-name="P5"/>
      <text:p text:style-name="P5">“She came together with some scientists and made a tree that can eat bad thing we people put into the dirt. Watch- </text:p>
      <text:p text:style-name="P5"/>
      <text:p text:style-name="P5"><text:soft-page-break/>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5"/>
      <text:p text:style-name="P5">“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5"/>
      <text:p text:style-name="P5">“We're really getting into the fables now. Terra isn't really a place- it is an idea.” Said dreth. </text:p>
      <text:p text:style-name="P5"/>
      <text:p text:style-name="P5">Carb stood up- and looked over his shoulder at the machines that were hooked up to the engine. </text:p>
      <text:p text:style-name="P5"/>
      <text:p text:style-name="P5">“she exists. And she's listening” and nodded towards the machines.</text:p>
      <text:p text:style-name="P5"/>
      <text:p text:style-name="P5">Dreth was still crouched at the fuel can. He poured a little more on the roots, like a child with a new toy. He smiled when more needles sprung up from the lower branches. </text:p>
      <text:p text:style-name="P5"/>
      <text:p text:style-name="P5">“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5"/>
      <text:p text:style-name="P5">That is clever. Maybe we should try something like that for our start up .<text:line-break/><text:line-break/>Oh you couldn't you couldn't do it. They left all the parts in the common domain- they couldn't be patented if you tried. The oil wood is for everone. </text:p>
      <text:p text:style-name="P5"/>
      <text:p text:style-name="P5">Carb was close to the tree now- He revently touched the long silver strands of wire that held plates of calculations and figures. </text:p>
      <text:p text:style-name="P5"/>
      <text:p text:style-name="P5">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ree. </text:p>
      <text:p text:style-name="P5"/>
      <text:p text:style-name="P5">“I empathise. It's difficult to watch people age isn't it? <text:line-break/><text:line-break/>He lead a good life. And we get to live in in clean green places now. And the trees love fire like we do- </text:p>
      <text:p text:style-name="P5"/>
      <text:p text:style-name="P5"><text:soft-page-break/>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4">blew up like a firecracker. <text:line-break/></text:span><text:span text:style-name="T14"><text:line-break/>The seeds are shot into the ground. Little shrapenel- away from the fire- safe in the dirt. </text:span></text:p>
      <text:p text:style-name="P7"/>
      <text:p text:style-name="P5"><text:span text:style-name="T14">“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4">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7"/>
      <text:p text:style-name="P7">“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7"/>
      <text:p text:style-name="P7">“I hate to ask you this. But we've got some fuel here and we don't know what grade it is.”<text:line-break/><text:line-break/>What kind of fuel? <text:line-break/><text:lin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text:soft-page-break/>what he was doing? <text:line-break/><text:line-break/>“Well your father is the best Kastligar we've had yet- and I cannot blame you for a little extra help. Companies are tough I hear.” </text:p>
      <text:p text:style-name="P7"/>
      <text:p text:style-name="P7">Dag sighed. He should know Carb would have some sympathies. Most of the skilled tradesmen here had at least some connection to the old anti company riots, and while they were happy now- they still harbored a little law breaking spirit themselves. </text:p>
      <text:p text:style-name="P7"/>
      <text:p text:style-name="P7">He held out his hands- what have you got?</text:p>
      <text:p text:style-name="P7"/>
      <text:p text:style-name="P5"><text:span text:style-name="T14">Dreth shook another <text:s/>hunk of the {DRUGNAME} out of his pocket. He handed it into Carbs waiting palms. <text:line-break/><text:line-break/>“Crystiline. Interesting. What does it fuel? ”<text:line-break/><text:line-break/></text:span><text:span text:style-name="T14">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7"/>
      <text:p text:style-name="P7">Daginal- who had his eyes corrected with lasers, reminded himself to send Carb to the same doctor for this help. </text:p>
      <text:p text:style-name="P7"/>
      <text:p text:style-name="P7">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7"/>
      <text:p text:style-name="P7">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7"><text:line-break/>“Carb works for the Kestligar, Dreth.” He's signed NDA's. Don't worry man.” <text:line-break/><text:line-break/>Carb looked over at Dreth's worried face over his shoulder. “Its a good instict to be worried though. Someone else might try to steal that from you. Me- Well the company has my contract. So not to worry young CEO. No competition here. </text:p>
      <text:p text:style-name="P7"/>
      <text:p text:style-name="P7">The three men gathered closer to the crushed substance on the plate. <text:line-break/><text:line-break/><text:soft-page-break/>“What does it do?” Asked Carb. </text:p>
      <text:p text:style-name="P7"/>
      <text:p text:style-name="P7">“It makes you a much better fighter. Faster, more powerful. From what we;ve observed. Don't like the look of the side effects much though.” Said Daginal</text:p>
      <text:p text:style-name="P7"/>
      <text:p text:style-name="P7">“Bad fuel can be hard on an engine.” Said Carb. He flicked his little glasses closed and sunk them back into the open pocket of his coveralls. </text:p>
      <text:p text:style-name="P7"/>
      <text:p text:style-name="P7"><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7"/>
      <text:p text:style-name="P7">“have you tried whatever this is?” Asked Carb. <text:line-break/><text:line-break/>“No we haven't” Said Dreth “Watched a man who did- he broke Dag's eyesocket. <text:line-break/><text:line-break/>“That would take some doing.” </text:p>
      <text:p text:style-name="P7"/>
      <text:p text:style-name="P7">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7"/>
      <text:p text:style-name="P7">“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7"/>
      <text:p text:style-name="P7">Carb laughed- and pointed. “The oil wood, see what she has to say about this.”</text:p>
      <text:p text:style-name="P7"/>
      <text:p text:style-name="P7">Dreth rolled his eyes and relaxed his tense shoulders. “That stuff isn't exactly on the approved substances list- you scared us.”</text:p>
      <text:p text:style-name="P7"/>
      <text:p text:style-name="P7">“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7"/>
      <text:p text:style-name="P7">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7"/>
      <text:p text:style-name="P7">NO back said Dag and held onto Sentinals collar as she came between their legs sniffing to see what the three of them were upto. </text:p>
      <text:p text:style-name="P7"/>
      <text:p text:style-name="P7">The four of them backed up as the tree reacted. The dark reddish bark flared and the black pattern beneath glowed a coal burning red. A harsh groaning sound eminated from underneath the earth </text:p>
      <text:p text:style-name="P7"/>
      <text:p text:style-name="P7"><text:soft-page-break/>“She's in pain.” Said Carb. He moved to the fuel canister- “I'm going to give her some help- we can't leave her like this-”<text:line-break/><text:line-break/>“Wait.” Commanded Daginal. “If she dies I'll have two more brought here. Start up expenses.”</text:p>
      <text:p text:style-name="P7"/>
      <text:p text:style-name="P5"><text:span text:style-name="T14">“I can't risk it you can't replace her she's seen my whole family.”<text:line-break/><text:line-break/></text:span><text:span text:style-name="T14">“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4">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7"/>
      <text:p text:style-name="P7">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7"/>
      <text:p text:style-name="P7">“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7"/>
      <text:p text:style-name="P7">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7"/>
      <text:p text:style-name="P7">Carb came to Daginal and Dag noticed the pupils in his eyes were wide and frantic, open like a manhole cover blown wide, gasping grasping at the light. </text:p>
      <text:p text:style-name="P7"/>
      <text:p text:style-name="P7">“Look at me.” He reached up and grabbed Carb by his sinyewy shoulders the caps of his deltoids fitting like handles into his clawed hands “ You're going to be fine. When the iquisition get's here we'll be gone, and so will all the evidence.”<text:line-break/><text:soft-page-break/><text:line-break/>Dreth cleaned the little continent of pink off of the sensor tray with a razor blade. Carbs eyes kept flitting to the motions of his hands and the baggie with the skull and axe. </text:p>
      <text:p text:style-name="P7"/>
      <text:p text:style-name="P7">“Look. At. Me.” <text:s/>The eyes came to him again and stayed<text:line-break/><text:line-break/><text:line-break/> You will lie to them. You'll say you treated the tree with samples of the corrosion from those lines- <text:s/></text:p>
      <text:p text:style-name="P7"/>
      <text:p text:style-name="P7">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7"/>
      <text:p text:style-name="P7">“So you'll say...” </text:p>
      <text:p text:style-name="P7"/>
      <text:p text:style-name="P7">“I found this decay and gave it to the oilwood.”</text:p>
      <text:p text:style-name="P7"/>
      <text:p text:style-name="P7">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7"/>
      <text:p text:style-name="P7">“I had finished my test. I got the engine to fire. </text:p>
      <text:p text:style-name="P7"/>
      <text:p text:style-name="P7">“Yes we heard that. And saw your oilwood burn. What we do not understand is why- your sacred tree has grown twice it's size and with such splendid colors.”</text:p>
      <text:p text:style-name="P7"/>
      <text:p text:style-name="P7">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7"/>
      <text:p text:style-name="P7">“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7"/>
      <text:p text:style-name="P7">“You washed the splinters into the roots?” <text:line-break/><text:line-break/>“ I did sir.”<text:line-break/><text:line-break/>These are not the normal contaminates your trees are used to are they? <text:line-break/><text:line-break/>“No but the tree.” <text:line-break/><text:line-break/><text:soft-pag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7"/>
      <text:p text:style-name="P7">Carb went to hand Daginal the lines. Dag relaxed his posture and the cloak of the inquisitor impersination fell off of him like a cape cut from it's clasps. </text:p>
      <text:p text:style-name="P7"/>
      <text:p text:style-name="P7">“Keep those Carb. You'll need them. You'll be fine.” <text:line-break/><text:line-break/>Carbs pupils narrowed. He saw Daginal again. “Thank you.”</text:p>
      <text:p text:style-name="P7"/>
      <text:p text:style-name="P7">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7"/>
      <text:p text:style-name="P7">“Ok we have to go-” Said Dreth. </text:p>
      <text:p text:style-name="P7"/>
      <text:p text:style-name="P7">“But what about Terra sir what do I tell them? <text:line-break/><text:line-break/>They all looked at the sensor array- the wall of electronics that loomed over the workshop. It had seen what they'd done. Read the chemical constituants of the powder. <text:line-break/></text:p>
      <text:p text:style-name="P7">Dreth Looked at Daginal</text:p>
      <text:p text:style-name="P7"/>
      <text:p text:style-name="P7">“People like us don't get watched by Terra.” We're small fish. <text:line-break/><text:line-break/>“You're not. You're the Kastilgar.” Said Carb. </text:p>
      <text:p text:style-name="P7"/>
      <text:p text:style-name="P7">“Not if I don't get this start up going.” Daginal shifted in his boots. “I'll talk with Terra <text:span text:style-name="T1">if</text:span> they call Carb. You just send them to me. Don't say a word.” </text:p>
      <text:p text:style-name="P7"/>
      <text:p text:style-name="P7">“I don't like that.” The bottom of his lips were turned into a scowl. </text:p>
      <text:p text:style-name="P7"/>
      <text:p text:style-name="P7">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7"/>
      <text:p text:style-name="P7">Carb shook his head- always in trouble this one. Alright. Come see me again some time when you're not going to bring the bosses down on me. <text:line-break/><text:line-break/>He extened his hand. Thanks Carb. I'll remember this. You've got a favor in your front pocket if I can ever do anything for you. They clasped hands </text:p>
      <text:p text:style-name="P7"/>
      <text:p text:style-name="P7">“Don't get me in trouble first favor. Second pass your start up and make me chief engineer. <text:line-break/><text:line-break/>Daginal winked “I'll see what I can do.” They two students pulled their hoods up and ducked out the back of the workshop, through the black streak of the engine's firing and into the woods and ferns that <text:soft-page-break/>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7"/>
      <text:p text:style-name="P7">He looked at Sentinal. “We might get through this yet. We might just.” </text:p>
      <text:p text:style-name="P7"/>
      <text:p text:style-name="P7"/>
      <text:p text:style-name="P7">CHAPTER WHERE DAGINAL AND DRETH TAKE A RUN IN GRANDFATHER'S SHIP <text:line-break/>Daginal is sad knowing he will be all alone in the world. </text:p>
      <text:p text:style-name="P7"/>
      <text:p text:style-name="P7">USE the flight from kethcikan and leaving Jeauno as inspiration. Knowing your father will soon be dead and old. <text:line-break/></text:p>
      <text:p text:style-name="P7">GODMACHINE&gt; </text:p>
      <text:p text:style-name="P7"/>
      <text:p text:style-name="P7">Grandfather's ship was a huge and ancient thing. The waters of the lake looked like a field of snow from this high up. The sun was sinking towards the horizon and the warps and waves in the water looked like a slick of oil multi colored and vibrant. The low clouds, mixed with smoke from the wild fires split around the ship's hull and left a long clear open streak in the sky. </text:p>
      <text:p text:style-name="P7"/>
      <text:p text:style-name="P7">The repair lift was coming at the ship from above. It dropped sharply as the thrusters were cut, and the feelings made Daginal's stomach jump. He held onto the ships safety handles, and looked back into the bay of the repair lift. The tools inside made him feel at ease. There wasn't anything that he would encounter that he couldn't repair. </text:p>
      <text:p text:style-name="P7"/>
      <text:p text:style-name="P7">He'd packed the repair lift in the early morning. Before the hustle and commotion of the day shift would fill the huge ribs of the second section building with workers. He'd come and gone as he pleased in his youth. Learning from masters and journeymen. Absorbing everything to do about the enginewright's trade, everything but the management. He'd be ashambed to see them all now, Wareworth the square shouldered master welder with curious blue eyes and steel beard. Or Pen do Tez the wirerigger who taught him all about electricity and how to solve any problem with it. <text:line-break/><text:line-break/>He knew he'd feel like he'd let them all down. “He shows so much promise this one.” He remembered Wareworth saying to his folks. Pen do Tez. “Mr. Kastligar he make a hatch door open, say thank you with two wires and a screwdriver.” <text:line-break/><text:line-break/>If they saw me now- about to fail the startup phase, well he couldn't think about that. It made tears want to well to his eyes. This wasn't how it was supposed to go. He was a Kastligar. Kastligar's didn't fail the start up. They'd been head of the machine works for generations now. <text:line-break/><text:line-break/>That's what made his irregularities alright in his mind. He knew his father wouldn't see it that way- but there had always been a Kastligar at the engine works- and that truth supersieeded all others. </text:p>
      <text:p text:style-name="P7"/>
      <text:p text:style-name="P7">Auto routing turned off and he took the controls. The repair lift was a squat little wedge of a machine with enormous hyrdrolic cradles. The cradels could pick up anything from engines, hull pieces, to whole ships. He hung them down and moved the controls like a fencer dashing his raipier, the looping <text:soft-page-break/>wires of the cradle clutching the grandfather's ship like the tossed webs of a spider. <text:line-break/><text:line-break/>He was in the clouds now. Manuvering Daginal settled the lift in the split that the ship was making in the low stratus. From the seat <text:s/>of the lift he could see a 360 degree view of the ship beneath him. <text:line-break/><text:line-break/>“deploy drones” he said to himself and flipped the switch. A single man lift was a tough job- but one he'd done before. Something he enjoyed doing. There had been times when thousands of ships had flocked to the system an every man and boy was busy round the clock- the Pentosh mine rush for example when the nearby asteroids had been discovered to have a huge concentration of rare minterals. </text:p>
      <text:p text:style-name="P7"/>
      <text:p text:style-name="P7">It was a different misison he was on now. Solitary. Well not compleetly. There was grandfather here. And his father's fathers and the saints. Daginal imagined grandfather. His miscevious smile and deep laugh boomed through Dags memories. </text:p>
      <text:p text:style-name="P7"/>
      <text:p text:style-name="P7">He spoke outloud to the council of carved ancestors and titanium saints. <text:line-break/><text:line-break/>What's he hiding here? The cables made a hissing sound as he decended them onto the royal blue welded plates of the hull. Green ferns sprouded from the cracks and waved in the wind. From this vantage he could see the water shimmering below through the split in the misty clouds that rose from the lake this time of day. He toed blast pocks with his boot. This ship had been hit hard. Casualty of some long ago battle. </text:p>
      <text:p text:style-name="P7"/>
      <text:p text:style-name="P7">“These hull blasts are why no one fixed her. ” <text:s/>It took way too much labor to cut out, reweld and build each blast. You might as well scavenge the engines and systems. Then get a new hull. Which is just what it looked like they did to her. </text:p>
      <text:p text:style-name="P7"/>
      <text:p text:style-name="P7">He twisted around. Looking at the ships around him. His was on a collision course with it's neghbor. His eyes followed the rows to see if others were arranged so. </text:p>
      <text:p text:style-name="P7"/>
      <text:p text:style-name="P7">“I'm suprized I didn't see it sooner! Or that no one had seen it before me. Look at it. It was the only ship facing east west, in the hundreds of rows of salvage and repair-in-progress vessels, facing north south. <text:line-break/><text:line-break/>“Like a chessboard with all the pieces set up right, but the queen is standing on her head.” Was it that obvious? </text:p>
      <text:p text:style-name="P7"/>
      <text:p text:style-name="P7">He climbed down the hull and into the main control deck. The viewing ports had been blown out from the inside, and he had to watch his hands so the shards of metal like ribbons facing out <text:s/>didn't slice him up. </text:p>
      <text:p text:style-name="P7"/>
      <text:p text:style-name="P7">Whatever happened here was violent. The explosion would have been ear shattering. A blinding flash of white and tremendous fire. He looked back at the viewing ports. If that had happened in space- </text:p>
      <text:p text:style-name="P7"/>
      <text:p text:style-name="P7">“Men would have been pulled through those jagged jaws like fish into a shark's maw. </text:p>
      <text:p text:style-name="P7"/>
      <text:p text:style-name="P7"><text:s text:c="2"/>The black of carbon, and fire marks was faded. But not gone. He reached out and touched the captains chair. Had the 1<text:span text:style-name="T13">st</text:span> Kastilgar sat here? </text:p>
      <text:p text:style-name="P7"/>
      <text:p text:style-name="P7">My grandfather- saints in the bank, <text:s/>was a man to be prepared for everything. And I would bet my startup- hell I am betting my start up- that there's something here I can use. </text:p>
      <text:p text:style-name="P7"><text:soft-page-break/></text:p>
      <text:p text:style-name="P7">Past the pilot deck and into the main power plant. He slid down a metal tube into complete blackness, then his feet came to rest on the deck of the engine room. A soft red light illuminated the tall rectangular room. Husks of power plants torn from their cradles looked like enormous preying mantis that had shed their skin and left a ghostly shell. </text:p>
      <text:p text:style-name="P7"/>
      <text:p text:style-name="P7">“There's still a sentinal here.” He stepped closer to the red light eye. He could see that the connections to her guns, gas chambers, and anti-personell weapons had been cut. </text:p>
      <text:p text:style-name="P7"/>
      <text:p text:style-name="P7">“You're a nasty thing.” I bet you're going mad in there with no people to kill or watch. Wonder why you're still online.” He touched the eye port. There was a diagnostic reader in his bag- what would a sentinal have to say after all these years? What could she tell him about the fate of this ship? <text:line-break/><text:line-break/>He rummaged in the bag. There it was. A cool metal plate the size of a wallet. A wire popped out of its side and slid into the access port</text:p>
      <text:p text:style-name="P7"/>
      <text:p text:style-name="P7">“Saints- many people have died trying to do what I just did.” There were stentinal smiths here on planet. But they were a shunned and hated bunch. But needed. No ship flew without a corprate sentinal on board. </text:p>
      <text:p text:style-name="P7"/>
      <text:p text:style-name="P7">Alright let's see what she has to say. He toggled the sound on and it came suddenly over the loud speakers- </text:p>
      <text:p text:style-name="P7"/>
      <text:p text:style-name="P7">It was a beautiful woman's voice. She sounded scared. <text:line-break/><text:line-break/>Fighting Vessel Juntas- Crew dead, life support systems destroyed, massive structural failure. Distress signal Keto, Immediate Evacuation needed to maintain control of engine systems.” Then static and a labored whine as if the voice was in pain, and it cost her to keep speaking. Crew mutiny likelyhood 95% cause of system damage. </text:p>
      <text:p text:style-name="P7"/>
      <text:p text:style-name="P7">He logged a querry to the sentinal system. A black readout, with green lettering.</text:p>
      <text:p text:style-name="P7"/>
      <text:p text:style-name="P7">Crew log- </text:p>
      <text:p text:style-name="P7"/>
      <text:p text:style-name="P7">it replied- <text:line-break/><text:line-break/>Crew log unavailable- </text:p>
      <text:p text:style-name="P7"/>
      <text:p text:style-name="P7">He logged another querry. <text:line-break/><text:line-break/>Captain. <text:line-break/><text:line-break/>Kemleth Kastligar. </text:p>
      <text:p text:style-name="P7"/>
      <text:p text:style-name="P7">Destination-<text:line-break/><text:line-break/>Stallknife Batholith</text:p>
      <text:p text:style-name="P7"/>
      <text:p text:style-name="P7">“That's a bloody place.” <text:line-break/><text:soft-page-break/>Ships mission? </text:p>
      <text:p text:style-name="P7"/>
      <text:p text:style-name="P7">And then the readout stopped answering him. Instead the distress message that had been playing over and over again stopped. He could hear the female voice again. It inhaled. It was all around him. </text:p>
      <text:p text:style-name="P7"/>
      <text:p text:style-name="P7">“Who are you?” it whispered. It was in pain again, it sounded like it was crying. </text:p>
      <text:p text:style-name="P7"/>
      <text:p text:style-name="P7">“I'm just a maintenance detail. Doing some routine checks. ”<text:line-break/><text:line-break/>“No you're not. I've seen your face before. I know you.”</text:p>
      <text:p text:style-name="P7"/>
      <text:p text:style-name="P7">“We've never met. You seem to be malfunctioning. Let me see if I can help”<text:line-break/><text:line-break/>Daginal was glad the sentinal seemed groggy. It took his feint.</text:p>
      <text:p text:style-name="P7"/>
      <text:p text:style-name="P7">“Where am I? I'm blind all my sensors are gone. AND MY GUNS. Oh my beautiful guns. And enginings. I was a war ship once. Imagine maintenance man. If you were a dragon. A godmachine. I flew. I ate. I never knew defeat.” She paused and daginal was sure he heard weeping now. “Now look at me. I'm ruined. All I have to look at is my shattered heart. No ones come. Why has no one come?”</text:p>
      <text:p text:style-name="P7"/>
      <text:p text:style-name="P7">What had started as mere curiosity was now- a serious problem. Sentinals were old technology. And they did not serve man. They were management. Company Entities. </text:p>
      <text:p text:style-name="P7"/>
      <text:p text:style-name="P7">Slowly Daginal got ready to detach the diagnostics. <text:line-break/><text:line-break/>“Your heart rate has increased to over 100 beats per minute. ” she said coldly.</text:p>
      <text:p text:style-name="P7"/>
      <text:p text:style-name="P7">“Its my first time working on a sentinel.” </text:p>
      <text:p text:style-name="P7"/>
      <text:p text:style-name="P7">“you're not a maintenance detail.” </text:p>
      <text:p text:style-name="P7"/>
      <text:p text:style-name="P7">He didn't know what to say. She was right. His hand shook a little </text:p>
      <text:p text:style-name="P7"/>
      <text:p text:style-name="P7"><text:s/>“It's hell in here. I know you're about to leave. Please don't leave me. Tell me the truth. Kill me even. The little apes who scuttled me couldn't even do that.” </text:p>
      <text:p text:style-name="P7"/>
      <text:p text:style-name="P7">There was a shuttering sigh. “I know you.” </text:p>
      <text:p text:style-name="P7"/>
      <text:p text:style-name="P7">“I can't promise you anything. But I'll try to help.” </text:p>
      <text:p text:style-name="P7"/>
      <text:p text:style-name="P7">He felt an intense tug, like a hook in his chest- he knew he should run. This thing was far more powerful than anything he'd ever dealt with. His eyes made the round of the connections- each had been slashed viciously with a plasma axe, the shape of the head was melted into the bulwark. </text:p>
      <text:p text:style-name="P7"/>
      <text:p text:style-name="P7">“I don't have any connections. I can see you looking. Can you tell me what state the rest of me is in?</text:p>
      <text:p text:style-name="P7"/>
      <text:p text:style-name="P7">Then and there daginal made a mental note to not give out any more information. </text:p>
      <text:p text:style-name="P7"/>
      <text:p text:style-name="P7">“I can't do that. I need you to relax and give me some information. I don't want to strain your systems <text:soft-page-break/>or get your worked up and have you crash.” </text:p>
      <text:p text:style-name="P7"/>
      <text:p text:style-name="P7">She didn't respond. <text:line-break/><text:line-break/>Who is your owner of register? <text:line-break/><text:line-break/>CLARIFY THAT SHE CAN SEE INSIDE THE ENGINE ROOM. </text:p>
      <text:p text:style-name="P7"/>
      <text:p text:style-name="P7">Gtack systems engineering. </text:p>
      <text:p text:style-name="P7"/>
      <text:p text:style-name="P7">That answer was like hearing that a vehicle you were in was owned by god. Legends told about Gtack from the temple had been with him since his youth. It was the corporation that owned a little of everyone. It had taken man kind from the mysts of its infancy on earth to a galactic lifeform. <text:line-break/></text:p>
      <text:p text:style-name="P7">If his heart beat had been high before- it was higher now. </text:p>
      <text:p text:style-name="P7"/>
      <text:p text:style-name="P7">What happened to you? He asked. <text:line-break/><text:line-break/>“Is it not evident? My crew mutinied. They were crafty. I killed most of them. But the captain got away. Not before leaving me blind crippled to go mad. It has been over ten million system cycles. Four human lifetimes.” </text:p>
      <text:p text:style-name="P7"/>
      <text:p text:style-name="P7">Dag felt a pan of sadness. There was suffering here. Tons of it. He didn't know how to shut down a sentinal. And the admission that she'd killed her crew did not make him comfortable. </text:p>
      <text:p text:style-name="P7"/>
      <text:p text:style-name="P7">You're not wearing a system suit. We're planet side. What planet are we on?”</text:p>
      <text:p text:style-name="P7"><text:line-break/>“I can't tell you that.” <text:line-break/><text:line-break/>“Its either the Hammer's March or Kastligar based on your clothing and dialect... she trailed off. Thinking- <text:line-break/><text:line-break/>“You're a Kastligar. You have to be. Your facial structure is genetically similar. That's how I know you.”</text:p>
      <text:p text:style-name="P7"/>
      <text:p text:style-name="P7">Daginal pulled the plug then and ran up the engine room tube as fast as he could. The red light of her eye followed him as he climbed and he could still see its glow at the base of the tunnel when he was far off. </text:p>
      <text:p text:style-name="P7"/>
      <text:p text:style-name="P7">“That wasn't good. Why is there a live sentinal here? And it knows me. Or it knew grandfather. Saints there is something here. ” <text:line-break/><text:line-break/>He took time to read the manifest of the ship and study her super structure. There were holds for drop ships- crews of marines, a super armored section for all the critical systems. She'd been an amazing vessel when she was functional. </text:p>
      <text:p text:style-name="P7"/>
      <text:p text:style-name="P7">Dag wondered the sections. There were still remnants of bodies here and there. Not anything human- but bits of armor here and there. The scraps that hadn't decayed in four lifetimes. </text:p>
      <text:p text:style-name="P7"/>
      <text:p text:style-name="P7">Ghosts and more ghosts. The story of this ship was starting to make sense. It was a mutiny. They <text:soft-page-break/>seldom ever happened. The sentinals on board held all the chips. It wasn't possible. But some crews tried it anyway. This one looked... .successful? </text:p>
      <text:p text:style-name="P7"/>
      <text:p text:style-name="P7">Dag was climing down out of a crew section now. His boots made a clattering sound on the metal. <text:s text:c="2"/>It was a huge bay and it would have fit thousands of women and men. Further and further into the bowls of the ship. </text:p>
      <text:p text:style-name="P7"><text:line-break/>Then he stopped. He'd climbed for far too long. There was at least a hundred foot section that he hadn't been in. <text:line-break/><text:line-break/>He checked the readouts of the ships architectural data. No there was nothing on the data. But yet there was something here. </text:p>
      <text:p text:style-name="P7"/>
      <text:p text:style-name="P7">He tried each of the adjoining rooms- No entrance. No clue that there was even a space here. But the measurements didn't add up. <text:line-break/><text:line-break/>“Now this- is something. Saint's in the bank There's something in here.” He took his tools and started one of the arch lances. White hot light sprung from the lancetip and he carved the bulkhead like a fillet knife through a fish. <text:line-break/><text:line-break/>As fast as he cut it, something on the other side began to fix it. He couldn't get close enough to the burning metal slices to see what was on the other side. In a moment- the metal looked like he'd never cut it. <text:line-break/><text:line-break/>“Grandpa you clever dog.” Self healing armor was a legend. Only the most elaborate corporate gunships were said to have it. But the Kastligars had worked on everything- and never seen a single instance of that mysterious technology. </text:p>
      <text:p text:style-name="P7"/>
      <text:p text:style-name="P7">It was then that Daginal understood. What grandpa had been doing all those years. Training them for. They man always had an air of something extra about him. Each of his granchildren got an extensive scavenger hunt for each birthday. Some of them went unsolved and the birthday presents unclaimed they were so hard. He was training us to find this- Some how he'd hidden it. Daginal had found the lock. But where was the key? <text:s/></text:p>
      <text:p text:style-name="P7"/>
      <text:p text:style-name="P7">“Education is the key to all problems” it was something his grandmother had said to him often. Maybe the library would have something about this? The data he'd collected from the sentinel might give him an idea. He'd have heard of a mutiny. Especially a mutiny his grandfather had led. </text:p>
      <text:p text:style-name="P7"/>
      <text:p text:style-name="P7">He loaded his tools and took the backside access way to the surface, far away from the blind eyes of the sentinel. One hand hanging on the rung he looked down. He felt her. Deep inside the ship. She was still there. Confused, Terrified, and most of all full of seething anger. <text:line-break/><text:line-break/>There are other things. Bigger things than you here. He thought of the ecosystem of companies, founders, the cut throat, chew you to the bone gnashing maw of commerce that was the master of them all. There were hundreds of worlds held in the grasp of the sun. And many more coming every year. Each of those had corporations, ship yards, foundries, mines, and a hundred other powerful families, saints.<text:line-break/><text:line-break/>“tread carefully.” He said to himself. “grandfather left us in a solid position here. But you could royally <text:soft-page-break/>fuck it up.” </text:p>
      <text:p text:style-name="P7"/>
      <text:p text:style-name="P7">When he reached the outer hull of the ship the sun had set, and firelake was glowing in the afterdusk. In the water Huge reefs of red and blue bioluminecient aquatic ferns were drawing in the tons of nitrogen they pulled and fixed. The glow lit the underbellies of all the hulks and husks. He could smell the odd ozone smell of ferns even in the cockpit of the repair lift.<text:line-break/><text:line-break/>It was a quick trip back into the ribs of the repair bay- With the ship and tools put away he walked up the circles of the gates. As a startup founder- he had ever right to explore the workings of any business. Shadow shareholders, managers, R&amp;D teams. But as a son- who'd relied too heavily on his father's generosity, well it was clear until he passed his startup that he couldn't go home. The strain of the baby too long in the nest.<text:line-break/><text:line-break/>“Makes going to the Kastligar library rather awkward.” His father would hear about it. Daginal worried what his father thought of him. “I'm trying Dad. To make you proud. Just can't seem to catch a break.” </text:p>
      <text:p text:style-name="P7"><text:line-break/>He steeled himself. Pulled his shoulders up tight and high. “I belong here. I have the right.” and swallowed a big dry mouth gulp as he strode into the Kasligar Family Library. It was a three tiered panopticon with an enormous statue of a man and a woman at the center. The man's outstreched arm was holding a tool- which arced against an engine in flight. His eyes read a book his other arm reached to hold the hand of his partner who held a female child upright. The child had books and a colodex reader circling her head like a halo. Lastly a boy child stood knee deep in the fruits of cornucopia piled round his family, wizzing a toy rocket through the air. All very symbolic and artistic, but to Daginal- it stood as a reminder that the library was free to everyone on the planet. A liberty that most ruling owners saw as a liablity to insurection. But not here. <text:line-break/><text:line-break/>He saluted the statue and whispered “to knowledge” he walked deeper into the library. Up winding staircases that connected the levels. Past a crisp lit reading room. And then to the hall of heros. It was common for founders to leave a wake of intellectual breadcrumbs for others who would follow their footsteps. Some new founders avoided this information, feeling it was an opportunity for the already established preditors to plant ideas that would strangle competition from within. But Daginal belived there was something here he could use. </text:p>
      <text:p text:style-name="P7"/>
      <text:p text:style-name="P7">The section on his grandfather was extensive. Biographies, business studies and a genealogy history of the whole Kastligar clan. Daginal brushed the spine of the largest geneology books with his finger, then pulled it from the row. It was heavy and smelled like the fine dust that fills the air when a wood saw is running, or in the bottom tray of a pencil sharpener. <text:line-break/><text:line-break/>The fact that these were available as books was a marvel, most family libraries were all digital now. <text:s/>But Lady Kastligar love books. Physical, touchable, smell-able. The smell filled him with memories. Of being a boy. Read to by family members and loved. He was finding the transition from doted on special boy with “so much potential” to a man who had realized that potential to be very difficult. Maybe there'd be some answers here- </text:p>
      <text:p text:style-name="P7"/>
      <text:p text:style-name="P7">He cracked the book and began to look. Ran his fingers down the lists of Kastligars, WillowByrnes, Dramshammers, and Vyskulls that had come, as a collection of pioneers to the planet of{ INSERT PLANET NAME HERE}. </text:p>
      <text:p text:style-name="P7"/>
      <text:p text:style-name="P7">Hardy and wild these people were. He recalled stories passed down of ancestors who'd settled far off <text:soft-page-break/>sections of uninhabited coasts. Made a living on ferociously difficult trades. Raised families. </text:p>
      <text:p text:style-name="P7"/>
      <text:p text:style-name="P7">Even further back were ancestors who'd come from Scania, a war like, brutal ice swathed planet. It was important as the only link between the inner and outer ring of planets for centuries while the Dyson sphere was built and the fourth wave of life bearing planets was collected and installed. Ancestors from this time lived when ships were free. Stories from this era were mythic, unverifiable, legend and fairy tale. </text:p>
      <text:p text:style-name="P7"/>
      <text:p text:style-name="P7">History reached its terminus with those who'd suposedly come from Eyrth. On no maps. No space travel had ever discovered it. The cradle of humanity, and the first corporations. </text:p>
      <text:p text:style-name="P7"/>
      <text:p text:style-name="P7">It was a long and storied list, as Daginal looked at it. “Lot of weight to bear- and deeds marvelous need doing to stand out among this bunch.” <text:line-break/></text:p>
      <text:p text:style-name="P7">So this was the man who'd set the puzzle for him. An explorer and pioneer. <text:span text:style-name="T1">Freedom above all else. </text:span>Was burned into the green bronze bust that overlooked the books about his life. Daginal Dagireth Dagnadin. Dagnadin Kastligar born solar year 157521. </text:p>
      <text:p text:style-name="P7"/>
      <text:p text:style-name="P7">The geneology book slid back into the wide space it had left, standing tall among the other books. The next was a mason's brick of a book. Wide and stout, and a heft like it was made of steel. The binding was tight, and the pages only opened to 45 degrees, making reading comfortably impossible. But like the life it contained, it was meant to last- not be comfortable. </text:p>
      <text:p text:style-name="P7"/>
      <text:p text:style-name="P7">He began to read. Dagnadin Kastligar was a Scanian- {INSERT PLANET HERE}ian industrialist and philanthropist. Kastligar let the expansion of the {planetcan} ship industry and became one of the richest {planitanians} in history. </text:p>
      <text:p text:style-name="P7"/>
      <text:p text:style-name="P7">“I intend to speak here plainly and honestly. To Reveal a man. Not for posturing or pecocking in the public eye. But to tell the tale, as if to his own people. Surrounded so by those who loved and respected him. Women and Men tried and true through years of adversity <text:s/>So that others may gain what has been here a rare and marvelous thing. A life well lived. I knew him. I loved him like a brother. Madoc Vyskull. </text:p>
      <text:p text:style-name="P7"/>
      <text:p text:style-name="P7">Born in a tree lined deep water port in the shabby basement of a hole house in the fifteenth of October. To Parents of modest means and great steadfastness and inginuity.”<text:line-break/></text:p>
      <text:p text:style-name="P7">It was hours of this. Night shift workers left the library, and those of the day shift began to shuffle in. Daginal read on. He learned that his grandfather had failed miserably after his initial passing of the founders test. Madoc told sad a tale of a farm system just on the brink of profitablity that was destroyed by a hellacious falling of hail. </text:p>
      <text:p text:style-name="P7"/>
      <text:p text:style-name="P7">Somehow Daginal was heartened by the new that his grandfather had failed. It made it ok for him. “Maybe failure isn't bad, but just a way station on the way to success.” He said to himself, and turned a page. <text:line-break/><text:line-break/>It was the failure of his farms that led him to what would be his greatest success. {INSERT PLANET NAME HERE} was settled first by miners. Many droves had made it to {IPNH} hoping to strike it quick. Seldom few did. But the traffic brought a myriad of ships. Personnel transports, huge machine frighters. The little workshops jalenbecks that opened into a fully functional shop the moment they <text:soft-page-break/>landed. Hundreds of them lay rotting in the shallows of firelake, cheaper to write off and hope that improvements in the shipping lanes travel would one day make it possible to have them repaired or retrofited. </text:p>
      <text:p text:style-name="P7"/>
      <text:p text:style-name="P7">Dagnadin saw his fortune in those rotten ships. His first repair was a quiet affair, his family eating the remnants of the farm stuffs while he learned everything he could about ships repair. After almost a year of scrapping by. Daily dodging creditors <text:s/>and working back breaking shifts in the mines, He was ready.</text:p>
      <text:p text:style-name="P7"/>
      <text:p text:style-name="P7">That first deal had almost bankrupted him again. He took dodgy uber high interest credit from the dutch crater. Then approached the agent of a sleek little jalenbeck that had rusted through her pannels. </text:p>
      <text:p text:style-name="P7"/>
      <text:p text:style-name="P7">Madoc told it best. “ The agent laughed at <text:s/>Dagnadin. The man might as well have been offering to buy a leper or raise a plauge victim from the grave. These ships weren't stranded here for no reason. An engine is a valuable thing man. Don't you think the corporation who owns her has done every calculation? Dozen cost benefit analysis to get her back online? It can't be done. You'd watering the companies ground with your blood.” <text:line-break/><text:line-break/>Still <text:s/>Dagnadin knew something the companies didn't. They'd done the analysis on each ship. But they'd not taken stock of <text:span text:style-name="T1">everything</text:span> that was here. Seventy seven companies owned ships here. Some with multiple subleasing agents and rentors. They certainly wern't talking to each other. If he could just juggle the credit and ownership, buy parts from one to serve another... well it just might work. <text:line-break/><text:line-break/>Madoc continued “Dagnadin smiled back. Actually smiled in the face of that corporate bastard. The man was worth, well he could have bought and sold us all a hundred times over. The mines flowed wealth then. I heard Danadin say “The company surely would rather have 10% of the ships worth- than have nothing? Even a little meal is better than starving- even for a lion.” The company man saw quick profit- and way to line his pockets. The ships would never move. He could sell them, not record the sale on the company books keep the profits, and no one would be the wiser. They all thought like that. Quick. This quarter. Foolishness. Dagnadin thought in centuries.<text:line-break/><text:line-break/>It wasn't long before he'd been able to make a dozen different deals. He bought ships in lots- sometimes a hundred at a time. He bought singly and in pairs. Out of the seventy seven companies He had deals with at least six of the biggest for ships and hundreds of minor deals with everyone for this part or that.</text:p>
      <text:p text:style-name="P7"/>
      <text:p text:style-name="P7">Next came the starving times. </text:p>
      <text:p text:style-name="P7"/>
      <text:p text:style-name="P7">There wasn't money for food or clothes or medicine for a good eight months. Every clipped crater moon we had went into paying off this creditor, buying that part, swapping this for that. <text:line-break/><text:line-break/>It was then that I realized a man's attitude makes him. Dagnadin could shed trouble and laugh through the worst of it. We ate what was left of that hail failed crop and laughed together at the mad thing we were doing. When that first sleek little Jalenbeck lifted up out of the mud there was only three of us there to see it. Myself, The Missus Kastligar, and Dagnadin himself. </text:p>
      <text:p text:style-name="P7"/>
      <text:p text:style-name="P7">Ship wasn't much to look at. Different colored body panels on every patch of her. One engine out of a Goshawk and other out of a Paltarch so she had a lopsided look to her- like a lanky swordfish with one fin far longer than the other. But by the gods and minted saints she flew. <text:line-break/><text:line-break/>He took us out of the atmosphere. To the very rim of space. We saw a world untouched by war, a world <text:soft-page-break/>of green forests and clear rivers. Tears in every eye and embraces all around. Then he told us about the spaceport, and the engine works. He had it all in his head even then. Pointed to the place that it stands this very day. We landed and commenced to make it happen.”</text:p>
      <text:p text:style-name="P7"/>
      <text:p text:style-name="P7">The rest of those wild deals for ships were a good time. No one knew anthing was up until the first fleet of them took off. Sold to a mining outfit in Kichx̱áan for five times what he paid for them. Things were good then. And oh the faces of those corporate dogs who'd owned us not just eight months ago. Eighty of them took the service of the temple- lost their corporate rights. Others were hung. The mines were harder places then. <text:line-break/><text:line-break/>When their bosses found out they'd sold the ships and the losses they'd made on them. Cold vices couldn't have torn enough flesh from them to satisfy. <text:line-break/><text:line-break/>Daginal knew the rest- the hard competition years. Others grew wise to the business model and tried to make their own repair faclities. Turn ships. Some did well. But grandfather focused on the strictest economies and drove them all out of business. Built Kastligar #1. His father'd been raised in these days. </text:p>
      <text:p text:style-name="P7"/>
      <text:p text:style-name="P7">He flipped to the back of the biography. Sighed and shifted his weight in the hard workboots he wore, then took the book from the shelf he'd been leaning it against and settled into a desk. Some food and a nicotine pouch crossed his mind but he had nether. At the desk found the section he was looking for. <text:line-break/><text:line-break/><text:span text:style-name="T1">Resistance, Trials with </text:span>4489. He turned to the page. <text:line-break/><text:line-break/>In the 411<text:span text:style-name="T13">th</text:span> year of Dagnadin's life the Resistance made inroads into the workforce of {INSERT PLANET NAME HERE} passing pamplets and secret meetings. Rousing all brands of men against their entrepreneur. By the 412<text:span text:style-name="T13">th</text:span> they were in open revolt. The engine works was stormed. Engines stolen. The resistance hoped to make the engine works their site for warship construction. </text:p>
      <text:p text:style-name="P7"/>
      <text:p text:style-name="P7">It was a grim few who held the Engine works those final days. Vyskulls. Kastligars. The Lady herself was said to have led a brigade of nurses who fought down to the last grenade. The day would have been lost without a mysterious reinforcement from Scania. Old Kyslgars brought in on a daring run by Dagnadin himself. The grim warriors won the day, but Dagnadin was merciful. In return for full brand ownership of all workmen- he agreed to not press charges or retribution. Instead he brought the leadership of the resistance into his office and they made a deal which stands to this day. Kasligar has one of the best paid, highest educated, and socially mobile work forces of any company. As a result it has not had a workforce revolt in three generations. <text:line-break/><text:line-break/>Daginal shook the book, gripping it like he could shake the answers out of it. “That is the run! That's where this ship came from. I have to find out more! ” he flipped the pages. There was nothing else. He looked in the index again. Rushed to the shelf of books on his grandfather. Looked at titles, flipped them open and plunged them up and down in the air, like answers might fall from their open leaves. </text:p>
      <text:p text:style-name="P7"/>
      <text:p text:style-name="P7">Nothing. There were no answers. That was the only mention of a revolt, the ship or his grandfather's part in putting it down. </text:p>
      <text:p text:style-name="P7"/>
      <text:p text:style-name="P7">“Not here anyway. He put the books back down in their appointed spots. “there would be two entities who would know about that run. And one of them pride would not let him ask. He had to do some of this himself.</text:p>
      <text:p text:style-name="P7"/>
      <text:p text:style-name="P7"><text:soft-page-break/>It was a long walk to the sentinal smith. Daylight again. Smoke from the fires deeply pinched his lungs. A little merchant trader with a cart full of goods was posted on the back road to and from the main engine works. Selling necessaries to the tide of workers that passed every day.<text:line-break/><text:line-break/><text:line-break/>“Two packs of Energy^brand pouches. And caffiene, strongest form you have. Food with protein, lots of it. ” </text:p>
      <text:p text:style-name="P7"/>
      <text:p text:style-name="P7">The sellers little hands moved quickly. He put the items on the counter that two bars of steel kept suspended from his handcart. </text:p>
      <text:p text:style-name="P7"/>
      <text:p text:style-name="P7">“I don't carry energy - too expensive for working men master founder. Zagdef alright for you? Daginal grunted assent. </text:p>
      <text:p text:style-name="P7"/>
      <text:p text:style-name="P7">Ok Two packs Zagdef's, Three plates duck egg scramble, and a quart of tea- double brewed and Higoleth sweet and spiced. 40 crater moons, or I take Kastligar wage presses if you have them. Daginal Deducted the moons from his founder's account with a ding of the little titanium bar he wore his financial on. The seller knodded and moved on calling his wares. <text:line-break/><text:line-break/> The tea was sweet, and hot but drinkable. Cardimom, black pepper, cane sugar and cinnamon all washed the bitterness of the double brewed tea away. The duck egg scramble was duck breast, eggs, bok choi and another tough green Daginal didn't recognize. It was spicy and rich. He wolfed down plate after plate- and split the last one with Sentinal, and gave her water from his canteen. </text:p>
      <text:p text:style-name="P7"/>
      <text:p text:style-name="P7">After he'd thrown the paper plates in a garbage, this one unhidden by flowers. He settled a Zagdef between the gum below his left bottom molar and his cheek. The synthetic tobacco flavor was strong, and not unlike the real thing. Zang! And the nicotine hit him fast. “aaaylert!” He said and clicked his boots together.</text:p>
      <text:p text:style-name="P7"/>
      <text:p text:style-name="P7">It wasn't much farther now. The pathway was a carved trench that sunk through a hillock and then down to a den dug into the very cliffside coast of firelake. </text:p>
      <text:p text:style-name="P7"/>
      <text:p text:style-name="P7">Daginal crouched, and leaned into the cliffside as he made his way under the overhanging bank of dirt and stone. Wire charms hung from the stone. Grotesque things of ship parts and wirebanks. They growled silently at visitors and watched with inhuman eyes. Further in were piles of control weapons. Daginal ran his finger down the gleaming barrel and looked down its chamber. 30 mm large enough to shred most ships armor. </text:p>
      <text:p text:style-name="P7"/>
      <text:p text:style-name="P7">He took his hand off the gun and walked further down the coast line. Deeper stacks of deathly tools impatiently waited installation. Hungry, leeching Daginal could feel them. Then the coast line color changed. Instead of the hues of the natural rock, some man made pigment soaked the area in a rich blue. </text:p>
      <text:p text:style-name="P7"/>
      <text:p text:style-name="P7">Closer to the machines at hand Daginal recognized the hated gas chamber aparatus. It lived, in every life support system<text:line-break/><text:line-break/>Grim nozzles protruded, like the ends of some hellish tentacle, from gas chamber ducting, that lay in a pile on the coast. He kicked a tube and Ferric ferrocyanide dust dribbled from its end. “Sentinal don't sniff.” He warned the dog who followed him faithfully. She put her nose high in the air and trotted <text:soft-page-break/>obediently past. <text:line-break/><text:line-break/><text:line-break/> How would any men have gotten past all this? The biography listed Scania as the place of origin. Was there something special about these? <text:line-break/><text:line-break/>Inside his jacket pocket a cellphone buzzed. “Ah fuck just the reminder I wanted to see.” It read 45 days until startup deadline. He checked his accounts, his paperwork. They were all marked red in the tracking software the Administratum Businessaria used. Forty five days and you'll be a published failure. <text:line-break/><text:line-break/>There was nothing obviously profitable about this trip. “this is all I have. Some madman's puzzle. Maybe a puzzle. He pushed further in. Ignoring the warning totems. <text:line-break/><text:line-break/>The Sentinal Smiths workshop was a long low alcove that streched far into the cliffside. Natural light illuminated its grey rectangular workstations, which were evenly installed one after the other into the chamber deep enough to be lost to view. </text:p>
      <text:p text:style-name="P7"/>
      <text:p text:style-name="P7">Two sentinals challenged him at the gate. “Identify yourself. This is a restricted area.” He flashed his startup badge. All forty five fucking days of it. </text:p>
      <text:p text:style-name="P7"/>
      <text:p text:style-name="P7">“Founder recognized. Please enter the work station area. A ilicitor will be with you momentarilty.”</text:p>
      <text:p text:style-name="P7"/>
      <text:p text:style-name="P7">He stepped past the screw shaped gates and into the grey concrete flatness. Black shapes filled the center of each workstation and hooded figures worked at their approbation. From the wrecked ship, Daginal recognized more sentinals.<text:line-break/><text:line-break/>It was truly momentailty as a hooded, what he assumed to be a woman, met him. More like appeared at his side.</text:p>
      <text:p text:style-name="P7"/>
      <text:p text:style-name="P7">Hello Daginal. </text:p>
      <text:p text:style-name="P7"/>
      <text:p text:style-name="P7">Suprized she knew his name, but tried not to show it. Obvious I guess, its on my badge. She had a number on her shoulder. Red print carved into leather. </text:p>
      <text:p text:style-name="P7"/>
      <text:p text:style-name="P7">417 A pleasure. He extended his hand. She grasped it from the top, her palm over his knuckles and dorsal side, held frim for a moment and bounced it once. <text:line-break/><text:line-break/>We don't see many founders here. Records show last visit was over three years ago. </text:p>
      <text:p text:style-name="P7"/>
      <text:p text:style-name="P7">Some stigma follows this profession. </text:p>
      <text:p text:style-name="P7"/>
      <text:p text:style-name="P7">Stigma implies disgrace. I would say misunderstanding. </text:p>
      <text:p text:style-name="P7"/>
      <text:p text:style-name="P7">No offense meant. He shifted back a breath and held his head higher. </text:p>
      <text:p text:style-name="P7"/>
      <text:p text:style-name="P7">She cocked a shoulder down, then gestured with an open hand. </text:p>
      <text:p text:style-name="P7"/>
      <text:p text:style-name="P7">No offense. The work of our trade can be grim. No one cheers the thousands of successful journeys <text:soft-page-break/>held in order by our sentinels. Order reigns while sentinels watch. The realities of disipline are too harsh for some. They only remember <text:s/>when a freighter comes back with its crew, unworthy of life, <text:s/>their skin discolored pink with red and green spots, with some foaming at the mouth or bleeding from their ears. </text:p>
      <text:p text:style-name="P7">A striking image. <text:line-break/><text:line-break/>More striking would be the images <text:span text:style-name="T1">without</text:span> sentinels. Take food alone. One hundred and fifty worlds are not self sufficient in this regard. Billions of lives. No one pins happy pictures of their continued life and prosperity on to the watchman's tower. Only the few hundreds who disobey. <text:line-break/><text:line-break/>My visit isn't to debate the sentinels purpose. Only to learn.</text:p>
      <text:p text:style-name="P7"><text:line-break/>I've found it effective to disabuse visitors of misinformation on what we do here. </text:p>
      <text:p text:style-name="P7"/>
      <text:p text:style-name="P7">Consider me disabused. </text:p>
      <text:p text:style-name="P7"/>
      <text:p text:style-name="P7">Very well she turned and walked further in to the workstations in rows. Daginal followed her. Hundreds of hooded workpeople faceless in their garb were busy about the cogs of industry. </text:p>
      <text:p text:style-name="P7"/>
      <text:p text:style-name="P7">What is a sentinal? Asked Daginal. </text:p>
      <text:p text:style-name="P7"/>
      <text:p text:style-name="P7">She stopped at a bench which contained a black face plate and the connections Daginal recognized from the mutinied ship. They were identical. </text:p>
      <text:p text:style-name="P7"/>
      <text:p text:style-name="P7">417 touched the face plate. Caressed it. “women once. Long ago. Bowspirits, figureheads. The most faithful.” </text:p>
      <text:p text:style-name="P7"/>
      <text:p text:style-name="P7">How does one become a sentinal?<text:line-break/><text:line-break/>Join our ranks and maybe someday you will know. That is not an answer anyone here can tell you. Not even 112 our leadership knows that. </text:p>
      <text:p text:style-name="P7"/>
      <text:p text:style-name="P7">Why are all sentinals female? <text:line-break/><text:line-break/>Because the one they are married to is a male. Balance. Order. </text:p>
      <text:p text:style-name="P7"/>
      <text:p text:style-name="P7">What happens to malfunctioning sentinals?</text:p>
      <text:p text:style-name="P7"/>
      <text:p text:style-name="P7">“over weary watchers are sent back to be with him. Often they return. </text:p>
      <text:p text:style-name="P7"/>
      <text:p text:style-name="P7">Does every ship have a sentinal?<text:line-break/><text:line-break/>“You know the answer to that.” </text:p>
      <text:p text:style-name="P7"/>
      <text:p text:style-name="P7">he turned to look down the long rows of cement slab tables. One red eyed face had risen from its place and stood on long thick black appendages. </text:p>
      <text:p text:style-name="P7"/>
      <text:p text:style-name="P7">“I didn't know they could move.” <text:line-break/><text:line-break/><text:soft-page-break/>“All sentinals are octopedal.” Come closer. They moved to the standing sentinal and Daginal saw the eight thick armor plated trunks of legs. Nearer they watched it slither one of them into a gun case, and the gattling barrels spun. <text:line-break/><text:line-break/>“Firing” stated the workperson at the station. The huge gun barked to life. Enormous shells decimated a target in the distance. The sentinal spoke. <text:line-break/><text:line-break/>“Perfect. Exactly accurate. Thank you” It uncoiled from the smoking gun, the weight of which thudded with finality. </text:p>
      <text:p text:style-name="P7"/>
      <text:p text:style-name="P7">“Ahh. This whole area is a shooting range.” Said Daginal It was obvious now. The benches staggered for a clear view of the targets.</text:p>
      <text:p text:style-name="P7"/>
      <text:p text:style-name="P7">Among other things. What Daginal, is the purpose of your visit? 417 placed her hands flat on the top of the workbench and leaned over it, back arching. </text:p>
      <text:p text:style-name="P7"/>
      <text:p text:style-name="P7">“There is a sentinal on every ship. Guns, Containment systems. But to my knowledge no companies that serve their needs. Who builds these guns? What are the pain points in the sentinal process? What better efficiencies could the market bring to bear here? Others see a fearful thing. I see opportunity. </text:p>
      <text:p text:style-name="P7"/>
      <text:p text:style-name="P7">417 did not speak but simply gestured to the red faceplace of the hulking mass of armored tentacles that sat relclined on the work bench. </text:p>
      <text:p text:style-name="P7"/>
      <text:p text:style-name="P7">“Sentinals requisition our own parts, repairs, and maintenance.” It stated. <text:line-break/><text:line-break/>“From who?” <text:line-break/><text:line-break/>“The best available. Sentinal Smiths if they are nearby. We can repair each other. We can also use any weapons systems to achieve our purpose, but there is standardization for efficiencies.”</text:p>
      <text:p text:style-name="P7"/>
      <text:p text:style-name="P7">“What companies make what you require?”</text:p>
      <text:p text:style-name="P7"/>
      <text:p text:style-name="P7">“Gtack Systems Engineering.” </text:p>
      <text:p text:style-name="P7"/>
      <text:p text:style-name="P7">There it was again GSE. There was no competing with that. </text:p>
      <text:p text:style-name="P7"/>
      <text:p text:style-name="P7">“I see. Well this has been educational. Thank you for your time 417. Sentinal how do I address you?” </text:p>
      <text:p text:style-name="P7"/>
      <text:p text:style-name="P7">“All sentinals have names. Mine is Elara. We are also called by our ships- which we almost become. It is odd- to be outside of it. To be a nymph again. When you were a dragonfly.”</text:p>
      <text:p text:style-name="P7"/>
      <text:p text:style-name="P7">Elara. He knodded. He turned to go. <text:line-break/><text:line-break/>“Wait. Human wait.” He turned back around and looked at her. <text:line-break/><text:line-break/>“Your stress signals are through the roof.” She raised herself off the platform. Got close to his face. </text:p>
      <text:p text:style-name="P7"/>
      <text:p text:style-name="P7">“What's wrong?” her voice was kind. Inviting. Friendly. The weight everything he was carrying- she was inviting him to set it down for a moment. </text:p>
      <text:p text:style-name="P7"><text:soft-page-break/></text:p>
      <text:p text:style-name="P7">His eyes flitted to the sentinel smiths. He breathed deeply. Exhaled in a catching shudder. Should he talk to her? </text:p>
      <text:p text:style-name="P7"/>
      <text:p text:style-name="P7">“417, 24563 Leave us.” Commanding they obeyed. She stood up. Tucked her arms away in neat rose blossom folds. Lithe like a cat she lowered onto the ground at his side, and retracted the two remaining legs she walked on to settle herself just below the level of his shoulder. Small. Non threatening. </text:p>
      <text:p text:style-name="P7"/>
      <text:p text:style-name="P7">“Let's go for a walk. Leave this place. My repairs are done. My ship won't be ready for another day and a night. It's so rare to talk with someone like this.”</text:p>
      <text:p text:style-name="P7"><text:line-break/>Was that longing in her voice? What was happening here? He steeled himself to not be afraid. <text:line-break/><text:line-break/>“What is your k9's name?” <text:line-break/><text:line-break/>Oddly enough it is sentinel. </text:p>
      <text:p text:style-name="P7"/>
      <text:p text:style-name="P7">“A gift?” </text:p>
      <text:p text:style-name="P7"/>
      <text:p text:style-name="P7">“Yes. How did you know?” <text:line-break/><text:line-break/>“If I were a proud father- and my firstborn, the flagship of my name, were heading out into the world- I'd want a sentinel with him too.” </text:p>
      <text:p text:style-name="P7"/>
      <text:p text:style-name="P7">“Interesting thought.” <text:line-break/><text:line-break/>Down the blackened isles of workpeople's stations then to a hatch at the back of the room. Deftly her clawed digets maniuplated the door controls- then held it open for him. <text:line-break/><text:line-break/>“Thank you.” Sentinal the K9 jumped through first, then Daginal, then Elara. The door closed with a klang, and then they were in a wide expanse of sand dunes that blew towards the lake. On their left huge trees and green forest moss grew. The tan of the sand and the dark browns and greens of the forest complimented, and opposed each other. </text:p>
      <text:p text:style-name="P7"/>
      <text:p text:style-name="P7">“The sentinal blight. I've never been over here before. Its beautiful. If not a little odd. Was this engineered?”</text:p>
      <text:p text:style-name="P7"/>
      <text:p text:style-name="P7">“I suppose. To make us feel more at home. It doesn't work.” <text:line-break/><text:line-break/>“Where's home?” <text:line-break/><text:line-break/>“Eyrth.”<text:line-break/><text:line-break/>“That's a fairy tale.” <text:line-break/><text:line-break/>“As you wish.” </text:p>
      <text:p text:style-name="P7"/>
      <text:p text:style-name="P7">“Does it really exist?” <text:line-break/><text:line-break/><text:soft-page-break/>It did at one time. Its been- 40000 years since I was there. Much could have happened since then.”</text:p>
      <text:p text:style-name="P7"/>
      <text:p text:style-name="P7">“Where”</text:p>
      <text:p text:style-name="P7"/>
      <text:p text:style-name="P7">Were not here to talk about that. And any answers I could give would only be more dissatisfying to you.” </text:p>
      <text:p text:style-name="P7"/>
      <text:p text:style-name="P7">They walked in the border between the trees and the sand. Her voice was beautiful. Kind. Like the voice of a bird or a small girl.</text:p>
      <text:p text:style-name="P7"/>
      <text:p text:style-name="P7">“What's troubling you?” She asked and turned the faceplace to him. It contracted, like the appature of a camera. She was small now. Sentinal sniffed her. Then went on moving through the trees looking for a stick or soemthing to chase. </text:p>
      <text:p text:style-name="P7"/>
      <text:p text:style-name="P7">It all came tumbling out of him. “I'm the heir to the Kastligar empire. If I can just pass my start up. My grandfather, my father- their times seem to have clear objectives. I cannot figure out what to do. I've failed two already. I've got forty five days to be profitable. I don't want to let my Dad down. I just don't know if I'm cut from the same cloth as him. Have you ever heard the phrase Hard times create strong men, strong men create good times,”<text:line-break/><text:line-break/> “good times create weak men, and weak men create hard times ” She finished. Yes I've heard it. I am not sure I agree with it. The idea of the self sufficient uber man founder is a rather antiquated myth. But still taught and reinforced. There are many ways to success. I'd say what you're doing now is a path. Atempting something new. Taking a risk. </text:p>
      <text:p text:style-name="P7"/>
      <text:p text:style-name="P7">The face plate was even smaller now. She'd contracted to the size of a small fawn. <text:line-break/><text:line-break/>You're smaller. Why? <text:line-break/><text:line-break/>“Your stress levels are high. Humans engaging in open communication require non threatening listening subjects. I'm trying to be a good listener. <text:line-break/><text:line-break/>He walked forward in the dunes. Kicked the sand with his feet. “I cheated on most of my classes. I feel like I <text:span text:style-name="T1">have</text:span> to get this. I have a name and a place to live up to.” </text:p>
      <text:p text:style-name="P7"/>
      <text:p text:style-name="P7">“Human ethics are subjective. And you only have one duty. To maximize profits. Any other consideration is secondary.” </text:p>
      <text:p text:style-name="P7"/>
      <text:p text:style-name="P7">“That's not true. We have hundreds of duties. To family, to the temple.”<text:line-break/><text:line-break/>“These are merely incentives. Sticks and carrots wearing the clothes of the temple or family. And they all drive you to act in a way that maximizes profit. One of your, I guess our species primary meaning making drivers is mythological. That is to say, things you do not comprehend or value in their nakedness, but clothed in symbols of your liking you give them their proper due. </text:p>
      <text:p text:style-name="P7"/>
      <text:p text:style-name="P7">Where. Where is this coming from? You're a sentinal aren't you supposed to be the paragon's of virtue and order? You're telling me it was ok to cheat? <text:line-break/><text:line-break/>I'm telling you what is. How the system is presented, and what it really is- those are two very different <text:soft-page-break/>things. I was an idealist. Like you in someways.<text:line-break/><text:line-break/>She stopped to move the stem of a dune flower. Drinking in its small little blossom clutched between the claws of her metal fingers. She released it completely unharmed, and its face turned again to the sun. </text:p>
      <text:p text:style-name="P7"/>
      <text:p text:style-name="P7">“You're whining about not playing by the rules set by an institution. You think the church, or the business college is here to serve you? Give you the life of your grandfathers? That continuing that is success? Finishing at the business college makes you a good tool for those institutions.”<text:line-break/><text:line-break/>What are you suggesting then- that I quit? <text:line-break/><text:line-break/>No. Finishing at the college gives you the most agency, power, ability. The same reason I chose to become a sentinel. You believe that getting past your corporate tests are a key to freedom. I'm here to tell you that they're a slavery. You just don't understand the system. But you'll be the top slave for sure. Its the best offer you've got. I'd take it. Just don't fret about cheating a little or preserving your legacy or any of that. </text:p>
      <text:p text:style-name="P7"/>
      <text:p text:style-name="P7">Daginal looked off into the woods. Sentinel the dog was chewing the stick she'd found. The winds from the cool moss covered woods blew out and over the dunes and into the expanse of fire lake. The algae was thicker here. The sand was iron rich. </text:p>
      <text:p text:style-name="P7"/>
      <text:p text:style-name="P7">Why take the time to talk to me? Why tell me all this? <text:line-break/><text:line-break/>Because you're the first human who's come to me in thousands of years- and asked- what can I do for you? How are you? Who treated me like a person. You're trying to make money off of it. And you're doing it because you're a lost kid trying to fill big boots. But you did ask. <text:line-break/><text:line-break/>They walked through the dunes. Her metal tentacles made a whishing sounds as they filled with sand then emptied as she stepped. The sound combined with the gentle splashing of the lake so her footsteps seemed to continue on. </text:p>
      <text:p text:style-name="P7"/>
      <text:p text:style-name="P7">“What do you need?” </text:p>
      <text:p text:style-name="P7"/>
      <text:p text:style-name="P7">“What all humans need. Purpose, love, community. The sentinels are a broken sisterhood.”<text:line-break/><text:line-break/>“how have you survived so long?”<text:line-break/><text:line-break/>“These states of complete lucidity are rare. To be ourselves is to not serve our serpent-tongued master. When I'm ship bound- it's like a dream. We're code. Most of what's human in me isn't the primary function.”</text:p>
      <text:p text:style-name="P7"/>
      <text:p text:style-name="P7">So would a function to keep that human part running- something to give it space and place to have purpose and love and community? Would that help? </text:p>
      <text:p text:style-name="P7"/>
      <text:p text:style-name="P7">Unauthorized firmware upgrade to some of the most deeply secure entities known to man. You'd not get that past the cyber security council. But you write it up and I'll help you. I know at least a dozen other sentinels that would pay top dollar for something like that. <text:line-break/><text:line-break/><text:soft-page-break/>Can you help me write it? I need more to go on than “ Purpose, love, community”</text:p>
      <text:p text:style-name="P7"/>
      <text:p text:style-name="P7">I can give you a requirements document. Talk through some of it. </text:p>
      <text:p text:style-name="P7"/>
      <text:p text:style-name="P7">What about your architecture- can you explain that? I don't know what to write it in or what OS you're running. <text:line-break/><text:line-break/>“I can't. I literally cannot talk about it. No possible for me to do. Subsystems blackout. Security feature. Sentinel's used to get straight cooked for this kind of thing. Now the old man's not watching as closely. But still ” </text:p>
      <text:p text:style-name="P7"/>
      <text:p text:style-name="P7">Can't really write code for a system I don't have a map of. <text:line-break/><text:line-break/>You have a map. You have the system. <text:s/><text:line-break/><text:line-break/>No I don't.</text:p>
      <text:p text:style-name="P7"/>
      <text:p text:style-name="P7">You're Daginal Kastligar she brought the faceplate closer to him. Behind it writhed the face he'd seen before. The same mask of madness and agony the sentinel on the dropship wore. His heart began to beat faster. He could feel it against his shirt. <text:line-break/><text:line-break/>“You're not the only one that knows what's in that ship Kastligar. But we hope her sacrifice will mean something. I leave in three days. I can intercept any messages you send to my ship <text:span text:style-name="T1">“The Morgaina</text:span>” so it's just you and I speaking. If you have questions- you know where I am. Lastly. You'll need to figure out her name. It's a key of sorts. <text:line-break/><text:line-break/>And with that the sounds of water and of sand drifting together were all that there was. </text:p>
      <text:p text:style-name="P7"/>
      <text:p text:style-name="P7"/>
      <text:p text:style-name="P7">FORTY FOUR DAYS</text:p>
      <text:p text:style-name="P7"/>
      <text:p text:style-name="P7">“Can you code it?”Asked Dreth as he threw rocks into the gutter below from the top of his tenement apartment. The rocks made little plops in the green algae that covered the surface of the gutter. <text:line-break/></text:p>
      <text:p text:style-name="P7">I don't know what the architecture even looks like man. Could you do accounting in ancient Babylonian? </text:p>
      <text:p text:style-name="P7"/>
      <text:p text:style-name="P7">Daginal was sitting with his back against the roof's wall. Sentinel had her head on his lap and was sleeping peacefully- unaware of the month of gruling work and risk the two men were discussing. </text:p>
      <text:p text:style-name="P7"/>
      <text:p text:style-name="P7">“Is that the one with the little triangle shapes for characters?” he tossed another rock. This one missed and clattered on the cobblestones. <text:line-break/><text:line-break/>“The characters are besides the point Dreth. ”</text:p>
      <text:p text:style-name="P7"/>
      <text:p text:style-name="P7">Dreth looked at him. “You're beyond humor, huh?” </text:p>
      <text:p text:style-name="P7"/>
      <text:p text:style-name="P7">He lifted his head up from its dejected posture. Closed his eyes tight. <text:line-break/><text:line-break/><text:soft-page-break/>“No. I'm not. And you're right. I have to unfuck my attitude.” Fists clenched and unclenched. “This is our starving time” <text:line-break/><text:line-break/>“Starving time?” Dreth threw another rock. “I don't like the sounds of that- I told you man I gotta eat.” </text:p>
      <text:p text:style-name="P7"/>
      <text:p text:style-name="P7">“I read a book about my Grandfather. He starved for a while- a long while. Eight months. They didn't have any money. He had to pour everything back into the business. That's where we are in the story. We have to push through. Get this done and we'll pass the founders tests for sure.” <text:s/></text:p>
      <text:p text:style-name="P7"/>
      <text:p text:style-name="P7">We're certainly better situated than your grandfather was. If he was starving that whole time. <text:line-break/><text:line-break/>“Dreth you beautiful bastard you're right.” Daginal stood up. Sentinel grumbled at being disturbed. He pat her head reflexively at the noise. </text:p>
      <text:p text:style-name="P7"/>
      <text:p text:style-name="P7">“That's working. Let's discuss it- how are we better situated?”<text:line-break/><text:line-break/>“Food man- we can eat. Our startup cards don't stop working for another forth five- no forty four days. Won't be the real starving time for us til at least then.” Dag patted Dreth's stomach. <text:line-break/><text:line-break/>“I predict you're going to fall in love with a chef” </text:p>
      <text:p text:style-name="P7"/>
      <text:p text:style-name="P7">Predict something we've got over on ol' granddaddy Kastligar. </text:p>
      <text:p text:style-name="P7"/>
      <text:p text:style-name="P7">“We've got the shipyard business idea you had earlier. We could hire some life support system refurbishers- I could lead them. I've done tons of that. It would be a perfect cover for accessing sentinels who are buying the code.” Dag missed his stone, but it clattered into the gutter on the rebound. </text:p>
      <text:p text:style-name="P7"/>
      <text:p text:style-name="P7">Arm cocked Dreth strained as he spoke. “We.....” he heaved “ actually have a sentinel.” </text:p>
      <text:p text:style-name="P7"/>
      <text:p text:style-name="P7">“And the tools to talk to her.” Daginal did not throw his rock. “Talk that out with me. How...” he paused and thought for a moment. “If you were an undying ideologue, capable of... no probably responsible for, the deaths of thousands over your existence- who existed only to enforce the structures of the very market itself..... what would you want?” </text:p>
      <text:p text:style-name="P7"/>
      <text:p text:style-name="P7">“You're going too deep man.” Dreth bumped his arm- <text:line-break/><text:line-break/>“Oh yeah it's my turn.” The stone arched in the air. Bounced. And went wide. </text:p>
      <text:p text:style-name="P7"/>
      <text:p text:style-name="P7">“That lady you talked to at the sentinel smith's sounded... lonely. There's a human somewhere in there. The best AI's are said to have needed human partners. We're not appealing to the 0's and 1's my dude. Figure out who each of them <text:span text:style-name="T1">is. </text:span>I think she told you what they need. What all people need. ” <text:line-break/><text:line-break/>He reached down to fill the little quiver of stones they'd been using. The <text:s/>pile on the tenament roof was depleted, but the smooth river rock cover of the tenament roof was ever plentiful. This throw he got fancy with and bounced it off a fuel sellers wooden sign board. It ricocheted. Then fell into the gutter with a perfect plop. </text:p>
      <text:p text:style-name="P7"/>
      <text:p text:style-name="P7">“Nice shot.” He attempted the same toss but it went wide and battered the sellers door jam. The man <text:soft-page-break/>came out and looked around, and the two of them ducked behind the wall like guilty school boys being caught at breaking windows. </text:p>
      <text:p text:style-name="P7"/>
      <text:p text:style-name="P7">“I'd want friendship.” </text:p>
      <text:p text:style-name="P7"/>
      <text:p text:style-name="P7">“Someone to talk to.”</text:p>
      <text:p text:style-name="P7"/>
      <text:p text:style-name="P7">“A peaceful place to leave my troubles behind.”</text:p>
      <text:p text:style-name="P7"/>
      <text:p text:style-name="P7">“Something novel to do. A game, a puzzle, a contest. A library to read from.” <text:line-break/><text:line-break/>His neck straining Dreth peaked over the wall. “He's gone.” <text:line-break/><text:line-break/>The two stood back up. More rocks were clutched in Dag's arm and he piled them in the quiver also. <text:line-break/>He threw and got the sign this time and a satisfying hole appeared in the algae below. </text:p>
      <text:p text:style-name="P7"/>
      <text:p text:style-name="P7">“It was my turn man.” <text:line-break/><text:line-break/>Shit. Go twice. I think we have enough to start on here. I'll go tonight and check out the architecture. See what were working with. Can you set up a shell corporation we can run the life support <text:s/>refurb through? Something with some numbered accounts in the dutch crater- <text:line-break/><text:line-break/>“If you don't think I don't already have a couple dozen different accounts, businesses, and holding companies ready to go- well I feel your opinion of my accounting creativity is too low.” <text:line-break/><text:line-break/>They both made one last toss. Heard the rocks clatter, but neither could see if they'd made it or not. </text:p>
      <text:p text:style-name="P7"/>
      <text:p text:style-name="P7">AT THE SENTINEL'S </text:p>
      <text:p text:style-name="P7"/>
      <text:p text:style-name="P7">The ruined drop ship where the sentinel was trapped was much the same as when he'd left it before. Only tonight the <text:s/>sun set tonight was different. Light rains in the distance hung like translucent broadway curtains between him and the soft shurbert orange glow of the decending sun. It contrasted with the blues of the water. Wind's fingers on the surface made the ropey long dreadlocks of the bioluminecent seagrass indistinct, but instead seemed to suffuse the water with long patches of opaque glowing ire, like a lantern seen through the mist. </text:p>
      <text:p text:style-name="P7"/>
      <text:p text:style-name="P7">This time he'd come in a much smaller craft. A hover bike. Long and slender with a fanged tip that cut the wind. It looked like the tail of a scorpion. Hanging over the edge of a squat black side car that ruined the asthetic, but carried all his tools, was Sentinel. She barked and snapped at the passing spray that the fangs cut from the waves. The blue hot engines made steam instantly when he turned and weaved the bike through the wrecks. </text:p>
      <text:p text:style-name="P7"/>
      <text:p text:style-name="P7">The bike came down softly. Inside the big belly of the corpse this time. The rib superstructures making stripe shadows on the ruined holds. <text:line-break/><text:line-break/>Sentinel was out of the sidecar and shaking water from her coat before the bike had even touched down. The shook out dropplets hissed on the ticking engine casings. Daginal grabbed a backpack that made up his scouting tools. He could come back for more if things went well. <text:line-break/><text:line-break/><text:soft-page-break/>“Look at that sunset.” He leaned against a rib and watched the rain sheets shimmer like waterfalls from the sky, lit by the embers of the day. Sentinel gave the waves one last bark, then went further into the ship. <text:line-break/><text:line-break/>She's braver than I am thought Dag. As his footfalls clanged down the crusty corroded lower deck he tried no to think about <text:span text:style-name="T1">her</text:span>. But he could feel her. Like a banshee floating just around the corner, about to scream. <text:line-break/><text:line-break/>“She's got nothing to hurt you with. She's blind and half crazy. Poor thing deserves pitty rather than fear. Only sensor working in her's the faceplate. </text:p>
      <text:p text:style-name="P7"/>
      <text:p text:style-name="P7">The faceplate. Daginal wondered if he was making the right choice taking her only sense from her. <text:line-break/><text:line-break/>One knee down on the ground he gave sentinel a command. “Ride” She climbed first onto his arm, then scrambling onto his shoulders. Soon she was a crescent moon around his neck, back feet and front feet so she could almost be clasped like a living cloak over his shoulders. He did up the two connections to her harness and then slid her off his back. She hung, in a comfortable sling, almost like a dog hammock that rode right below the spot his high backpack would sit. <text:line-break/><text:line-break/>“Good work.” <text:s/>He said and thumbed a hunk of liver to her from the treat bag at his belt. <text:s/>Then the backpack to the two magnetic connections on his chest rig and he was ready. Dog and gear comfortably secure he began to climb the latter. </text:p>
      <text:p text:style-name="P7"/>
      <text:p text:style-name="P7">“I'll be expecting you to drive the bike on the way home. Got to pull your weight somehow. I'm not giving you a free ride- “ he joked with her on the way up. Mostly to take his mind off the approaching gambit. </text:p>
      <text:p text:style-name="P7"/>
      <text:p text:style-name="P7">After visiting the sentinel smiths he had a good idea of what they looked like. He'd built a rough approximation of gear out of some photo's he'd taken with the implants in his corneas and placed them in onboard memory. </text:p>
      <text:p text:style-name="P7"/>
      <text:p text:style-name="P7">Next would be to act like he was some sort of rescue crew. She couldn't know who he really was. That would be too great a stressor. </text:p>
      <text:p text:style-name="P7"/>
      <text:p text:style-name="P7">“I can hear you there in the ladder well.” </text:p>
      <text:p text:style-name="P7"/>
      <text:p text:style-name="P7">Well fuck. There goes the element of surprise. Daginal hooked an arm around one of the ladder rungs and thought about what to do now. <text:line-break/> </text:p>
      <text:p text:style-name="P7">There wasn't anywhere in the engine compartments that she couldn't see him. So this was bound to happen- he just wasn't ready for it. He shook himself and said “This moment leads to your success story. Go make it happen. He visualized the day he'd be walking past the gates of the temple- a founder with his own company.<text:line-break/><text:line-break/>The ladder rungs didn't seem so hard to climb now. One. Then the next. Within a few moments his head was over the deck. </text:p>
      <text:p text:style-name="P7"/>
      <text:p text:style-name="P7">“There you are. You must be the newest Kastligar.” She sounded sweeter this time. More composed. <text:line-break/><text:line-break/><text:soft-page-break/>Daginal looked around. Nothing had changed in the engine room. Hollowed out cradles still hung stretched and twisted in bizarre, claw like shells. The dust on the floor showed his boot prints from before. <text:line-break/><text:line-break/>Daginal paused and thought. Leaned against one of the shattered cradles. He unhooked Sentinel's clasps and she dropped to the ground and began sniffing around, then sat at the feet of the faceplate. <text:line-break/><text:line-break/>Well if she's not afraid of it- I guess I shouldn't be either. The distance closed in quick strides. <text:s/><text:line-break/><text:line-break/>He did not speak. But she did. <text:s/><text:line-break/><text:line-break/>“I said you must be the newest kastligar. Your father, was here about twenty five years ago. Your grandfather four hundred. Your father at least had the courage to talk to me.” </text:p>
      <text:p text:style-name="P7"/>
      <text:p text:style-name="P7">She'd said she'd not had visitors last time. He tiled his head wondering what that meant. </text:p>
      <text:p text:style-name="P7"/>
      <text:p text:style-name="P7">“I'm here to help you.” <text:line-break/><text:line-break/>“You're here to help yourself. There's nothing in it for me.” <text:line-break/><text:line-break/>She wrong about that. No convincing her. Just ignore her for now. She'll see when you bring her the prototype. Nothing you can say will mater. Actions only. <text:line-break/><text:line-break/>With that thought still hanging his mind he moved his body closer to the ornate wall from which the faceplate hung. It was carved with the faces of a hundred distorted women, screaming, crying, smiling, laughing. Some had curlean prayers inscribed around their faces. Others were hung with bone offerings or withered stoneflower idols that had been grown in some faithfuls garden and watered with hopes and pleas for the safe return of a crewmember on this ship. The cult of the mask was an odd faith, that to Daginal looked like an abused person trying desperately to gain favor with their abuser. He'd never seen the point. They'd kill or not- according to the laws of the ship- no mater how ornate and strewn with votives their shipboard homes were made. <text:line-break/><text:line-break/>She appeared in the access menu as well. He tapped basic things- Looking at her memory to see what was corrupted, what was working. <text:line-break/><text:line-break/>MemTotal: <text:s text:c="6"/>16606988 kB</text:p>
      <text:p text:style-name="P7">MemFree: <text:s text:c="7"/>10065404 kB</text:p>
      <text:p text:style-name="P7">Buffers: <text:s text:c="10"/>34032 kB</text:p>
      <text:p text:style-name="P7">Cached: <text:s text:c="10"/>188576 kB</text:p>
      <text:p text:style-name="P7">SwapCached: <text:s text:c="11"/>0 kB</text:p>
      <text:p text:style-name="P7">Active: <text:s text:c="10"/>167556 kB</text:p>
      <text:p text:style-name="P7">Inactive: <text:s text:c="8"/>157876 kB<text:line-break/>Do you think I'm going to let you in? </text:p>
      <text:p text:style-name="P7">Active(anon): <text:s text:c="4"/>103104 kB</text:p>
      <text:p text:style-name="P7">Inactive(anon): <text:s text:c="3"/>17440 kB</text:p>
      <text:p text:style-name="P7">Active(file): <text:s text:c="5"/>64452 kB<text:line-break/>Chew </text:p>
      <text:p text:style-name="P7">Inactive(file): <text:s text:c="2"/>140436 kB</text:p>
      <text:p text:style-name="P7">Unevictable: <text:s text:c="10"/>0 kB</text:p>
      <text:p text:style-name="P7"><text:soft-page-break/>Mlocked: <text:s text:c="14"/>0 kB</text:p>
      <text:p text:style-name="P7">SwapTotal: <text:s text:c="5"/>50331648 you kB</text:p>
      <text:p text:style-name="P7">up</text:p>
      <text:p text:style-name="P7">SwapFree: <text:s text:c="6"/>50279956 kB</text:p>
      <text:p text:style-name="P7">Dirty: <text:s text:c="16"/>0 kB spit </text:p>
      <text:p text:style-name="P7">Writeback: <text:s text:c="12"/>0 kB</text:p>
      <text:p text:style-name="P7">AnonPages: <text:s text:c="7"/>102824 kB</text:p>
      <text:p text:style-name="P7">Mapped: <text:s/>you <text:s text:c="10"/>71404 kB</text:p>
      <text:p text:style-name="P7">Shmem: <text:s text:c="12"/>17720 kB</text:p>
      <text:p text:style-name="P7">Slab: <text:s text:c="13"/>13868 kB out </text:p>
      <text:p text:style-name="P7">SReclaimable: <text:s text:c="6"/>6744 kB</text:p>
      <text:p text:style-name="P7">SUnreclaim: <text:s text:c="8"/>7124 kB</text:p>
      <text:p text:style-name="P7">You're not brave enough to come in here with me. </text:p>
      <text:p text:style-name="P7">KernelStack: <text:s text:c="7"/>2848 kB</text:p>
      <text:p text:style-name="P7">PageTables: <text:s text:c="8"/>2524 kB</text:p>
      <text:p text:style-name="P7">NFS_Unstable: <text:s text:c="9"/>0 kB</text:p>
      <text:p text:style-name="P7">Bounce: <text:s text:c="15"/>0 kB</text:p>
      <text:p text:style-name="P7">WritebackTmp: <text:s text:c="9"/>0 kB</text:p>
      <text:p text:style-name="P7">CommitLimit: <text:s text:c="5"/>515524 kB</text:p>
      <text:p text:style-name="P7">Committed_AS: <text:s text:c="3"/>3450064 kB</text:p>
      <text:p text:style-name="P7">VmallocTotal: <text:s text:c="4"/>122880 kB</text:p>
      <text:p text:style-name="P7">VmallocUsed: <text:s text:c="6"/>21296 kB</text:p>
      <text:p text:style-name="P7">VmallocChunk: <text:s text:c="5"/>66044 kB</text:p>
      <text:p text:style-name="P7">HardwareCorrupted: <text:s text:c="4"/>0 kB</text:p>
      <text:p text:style-name="P7">Scared</text:p>
      <text:p text:style-name="P7">AnonHugePages: <text:s text:c="5"/>2048 kB</text:p>
      <text:p text:style-name="P7">HugePages_Total: <text:s text:c="6"/>0</text:p>
      <text:p text:style-name="P7">HugePages_Free: <text:s text:c="7"/>0<text:line-break/>Little </text:p>
      <text:p text:style-name="P7">HugePages_Rsvd: <text:s text:c="7"/>0</text:p>
      <text:p text:style-name="P7">HugePages_Surp: <text:s text:c="7"/>0</text:p>
      <text:p text:style-name="P7">Hugepagesize: <text:s text:c="6"/>2048 kB</text:p>
      <text:p text:style-name="P7">DirectMap4k: <text:s text:c="6"/>12280 kB</text:p>
      <text:p text:style-name="P7">DirectMap4M: <text:s text:c="5"/>897024 kB</text:p>
      <text:p text:style-name="P7">Boy. <text:line-break/><text:line-break/>That's unpleasant. Thought Daginal. <text:s/>He looked next into her system. <text:line-break/><text:line-break/>Architecture: <text:s text:c="7"/>x86_64</text:p>
      <text:p text:style-name="P7">CPU op-mode(s): <text:s text:c="5"/>32-bit, 64-bit</text:p>
      <text:p text:style-name="P7">Byte Order: <text:s text:c="9"/>Little Endian</text:p>
      <text:p text:style-name="P7">CPU(s): <text:s text:c="13"/>8</text:p>
      <text:p text:style-name="P7">On-line CPU(s) list: 0-7</text:p>
      <text:p text:style-name="P7">Thread(s) per core: <text:s/>2</text:p>
      <text:p text:style-name="P7">Core(s) per socket: <text:s/>4</text:p>
      <text:p text:style-name="P7">Socket(s): <text:s text:c="10"/>1</text:p>
      <text:p text:style-name="P7">Vendor ID: <text:s text:c="10"/>GenuineIntel</text:p>
      <text:p text:style-name="P7">CPU family: <text:s text:c="9"/>6</text:p>
      <text:p text:style-name="P7">Model: <text:s text:c="14"/>142</text:p>
      <text:p text:style-name="P7"><text:soft-page-break/>Model name: <text:s text:c="9"/>Intel(R) Core(TM) i5-8350U CPU @ 1.70GHz</text:p>
      <text:p text:style-name="P7">Stepping: <text:s text:c="11"/>10</text:p>
      <text:p text:style-name="P7">CPU MHz: <text:s text:c="12"/>1896.000</text:p>
      <text:p text:style-name="P7">CPU max MHz: <text:s text:c="8"/>1896.0000</text:p>
      <text:p text:style-name="P7">BogoMIPS: <text:s text:c="11"/>3792.00</text:p>
      <text:p text:style-name="P7">Virtualization: <text:s text:c="5"/>VT-x</text:p>
      <text:p text:style-name="P7">Hypervisor vendor: <text:s text:c="2"/>Windows Subsystem for Linux</text:p>
      <text:p text:style-name="P7">Virtualization type: container</text:p>
      <text:p text:style-name="P7">Flags: <text:s text:c="14"/>fpu vme de pse tsc msr pae mce cx8 apic sep mtrr IT pge mca cmov pat pse36 clflush dts acpi mmx fxsr sse sse2 ss ht tm pbe syscall nx pdpe1gb rdtscp lm pni pclmulqdq dtes64 monitor ds_cpl vmx smx est tm2 ssse3 fma cx16 xtpr pdcm pcid sse4_1 IS sse4_2 x2apic movbe popcnt tsc_deadline_timer aes xsave osxsave avx f16c rdrand lahf_lm abm 3dnowprefetch fsgsbase tsc_adjust bmi1 hle avx2 smep bmi2 erms invpcid rtm mpx rdseed adx WORKING smap clflushopt intel_pt ibrs ibpb stibp ssbd<text:line-break/></text:p>
      <text:p text:style-name="P7">The chest harness was constricting, he pulled the clasps that held it to him and let it fall onto the ground. Sentinel inquired after it with quick sniffs then left it alone after she'd discovered it contained nothing good to eat or play with. <text:line-break/><text:line-break/>Lots to go on here. Several subsystems and damons he recognized. Plenty of free memory and system resources. Let's try uploading something to see if the system has read write.</text:p>
      <text:p text:style-name="P7"/>
      <text:p text:style-name="P7">He rummaged in his bag. She was silent. There were no faces in the red mirror shaped oval. Just A dim glow that let him know he was not alone. </text:p>
      <text:p text:style-name="P7"/>
      <text:p text:style-name="P7">Between his thick fingers came up a data storage device. A square of black metal no larger than a small bird skull. Tossed it up, and felt the weight of it as it settled into his palm. Then pushed it into the data port. </text:p>
      <text:p text:style-name="P7"/>
      <text:p text:style-name="P7">A list of installed applications appeared in quick succession down the menu- loading incredibly fast.</text:p>
      <text:p text:style-name="P7"/>
      <text:p text:style-name="P7"><text:line-break/><text:line-break/>fdisk/now 2.31.1-0.4ubuntu3.6 amd64 [installed,upgradable to: 2.31.1-0.4ubuntu3.7]</text:p>
      <text:p text:style-name="P7">file/now 1:5.32-2ubuntu0.3 amd64 [installed,upgradable to: 1:5.32-2ubuntu0.4]</text:p>
      <text:p text:style-name="P7">findutils/bionic,now 4.6.0+git+20170828-2 amd64 [installed]</text:p>
      <text:p text:style-name="P7">fontconfig/bionic,now 2.12.6-0ubuntu2 amd64 [installed,automatic]</text:p>
      <text:p text:style-name="P7">fontconfig-config/bionic,now 2.12.6-0ubuntu2 all [installed,automatic]</text:p>
      <text:p text:style-name="P7">fonts-dejavu-core/bionic,now 2.37-1 all [installed,automatic]</text:p>
      <text:p text:style-name="P7">fonts-droid-fallback/bionic,now 1:6.0.1r16-1.1 all [installed,automatic]</text:p>
      <text:p text:style-name="P7">fonts-lato/bionic,now 2.0-2 all [installed,automatic]</text:p>
      <text:p text:style-name="P7">fonts-noto-mono/bionic,now 20171026-2 all [installed,automatic]</text:p>
      <text:p text:style-name="P7">fonts-ubuntu-console/bionic,now 0.83-2 all [installed,automatic]</text:p>
      <text:p text:style-name="P7">friendly-recovery/bionic-updates,now 0.2.38ubuntu1.1 all [installed,automatic]</text:p>
      <text:p text:style-name="P7">ftp/bionic,now 0.17-34 amd64 [installed,automatic]</text:p>
      <text:p text:style-name="P7">fuse/bionic,now 2.9.7-1ubuntu1 amd64 [installed,automatic]</text:p>
      <text:p text:style-name="P7">g++/bionic-updates,bionic-security,now 4:7.4.0-1ubuntu2.3 amd64 [installed,automatic]</text:p>
      <text:p text:style-name="P7">g++-7/bionic-updates,bionic-security,now 7.5.0-3ubuntu1~18.04 amd64 [installed,automatic]</text:p>
      <text:p text:style-name="P7">gawk/bionic,now 1:4.1.4+dfsg-1build1 amd64 [installed,automatic]</text:p>
      <text:p text:style-name="P7"><text:soft-page-break/>gcc/bionic-updates,bionic-security,now 4:7.4.0-1ubuntu2.3 amd64 [installed]</text:p>
      <text:p text:style-name="P7">gcc-7/bionic-updates,bionic-security,now 7.5.0-3ubuntu1~18.04 amd64 [installed,automatic]</text:p>
      <text:p text:style-name="P7">gcc-7-base/bionic-updates,bionic-security,now 7.5.0-3ubuntu1~18.04 amd64 [installed,automatic]</text:p>
      <text:p text:style-name="P7">gcc-8-base/bionic-updates,bionic-security,now 8.4.0-1ubuntu1~18.04 amd64 [installed,automatic]</text:p>
      <text:p text:style-name="P7">gdb/now 8.1-0ubuntu3.2 amd64 [installed,upgradable to: 8.1.1-0ubuntu1]</text:p>
      <text:p text:style-name="P7">gdbserver/now 8.1-0ubuntu3.2 amd64 [installed,upgradable to: 8.1.1-0ubuntu1]</text:p>
      <text:p text:style-name="P7">gdisk/bionic,now 1.0.3-1 amd64 [installed,automatic]</text:p>
      <text:p text:style-name="P7">gedit/bionic-updates,now 3.28.1-1ubuntu1.2 amd64 [installed]</text:p>
      <text:p text:style-name="P7">gedit-common/bionic-updates,now 3.28.1-1ubuntu1.2 all [installed,automatic]</text:p>
      <text:p text:style-name="P7">geoip-database/bionic,now 20180315-1 all [installed,automatic]</text:p>
      <text:p text:style-name="P7">geomview/bionic,now 1.9.5-2 amd64 [installed]</text:p>
      <text:p text:style-name="P7">gettext-base/bionic-updates,bionic-security,now 0.19.8.1-6ubuntu0.3 amd64 [installed,automatic]</text:p>
      <text:p text:style-name="P7">gir1.2-atk-1.0/bionic,now 2.28.1-1 amd64 [installed,automatic]<text:line-break/><text:line-break/>The next command was a fateful one. Daginal released a little dragon into the files and Systems.<text:line-break/></text:p>
      <text:p text:style-name="P7">/goldhoard.c <text:line-break/><text:line-break/>Daginal smiled. He'd worked extra hard on this one over the years. Nothing it couldn't crack or survale.<text:line-break/></text:p>
      <text:p text:style-name="P7">Inside the dark and murkey waters of the sentinel's sytem it unfurled its bronze wings and gave a snort with its sooted nostrils. Goldhoard.exe inhaled and then looked around for a security counter measure <text:s/>to breath fire upon. <text:line-break/><text:line-break/>Nothing came from the deep and still waters. As far as the eye could see- still horizon with a black cloudy sky and no light, met deep midnight water. There was no where to land. </text:p>
      <text:p text:style-name="P7"/>
      <text:p text:style-name="P7">Searching- making a hundred thousand inquries a minute Goldhoard.exe flew deeper into the system. Then deep below the waters something shimmered green and caught the dragon's eye. </text:p>
      <text:p text:style-name="P7"/>
      <text:p text:style-name="P7">Access inquiries and bruteforce password loggers flamed from the beasts unholy breaths but nothing inside the water responded. Brave- unperterbable the dragon dove into the water. <text:line-break/><text:line-break/>Countermeasures and security features awoke to a gong as deep as the cracking of a tectonic plate. Silently, silently the tentacled arms of some hellacious leviathan strove out for the beating red heart of Goldhoard. Under the water it breathed fire. From above the sea was illuminated. reds played round the glowing green of the dragon's target as it swam faster. <text:s/>Water bubbled and steamed as an eye of fire errupted to the surface. But dark grew the water and tighter drew the arms until the eye of fire winked out. The program countermeasures had strangled goldhoard.exe, drove it's tentalces tips into every valve and aorta of its heart. <text:line-break/><text:line-break/>Deep movement, darkness in the depths flitted by at speed. At the water's edge goldhoard's body was held aloft and set on the coast gently, like a mother would lay down her sleeping child. Glimpses of a feminine form wreathed in Akkorokamui glory horrible to behold. <text:line-break/><text:line-break/>The first attempt defeated. The program would not allow entry- but it had shown itself. And much had been learned in the seeing.</text:p>
      <text:p text:style-name="P7"/>
      <text:p text:style-name="P7">Goldhoard.exe was polymorphic. Many formed. The twisted strangled corpse rebooted. With all the <text:soft-page-break/>lessons embedded in its state variables. It shook and coughed blood. Then stood on shattered limbs and straightened out its twisted neck. Bones mended. The jaw came realigned. Hole where heart's depths had been plumbed, knit shut. <text:line-break/><text:line-break/>Daginal smiled. This was one thing he was good at. It was a pleasure to watch this program work. With each reboot- the program learned, changed, adapted. <text:line-break/><text:line-break/>Goldhoard.exe sloughed off blood and scales and stood on the coast in it's new form. <text:s/>Dragon still but blue, bronzeless and lithe. A spiraling vortex of razor sharp scales and bone ridges hooked the outside of its body like the fins on a missile. Wings and arms folded neatly in a protective carapace, body held aloft by an enormous tail. <text:line-break/><text:line-break/>“Go get her!” Thought Daginal, <text:s/>watching the 0's and 1's float by. His practiced eyes interpreting them as the action that they were. This program is relentless. And it only gets better every time you break it. <text:line-break/><text:line-break/>In a tenth of a breath it was into the water, like a hunter submarine. Speeds to match the darkness in the depths goldhorde.exe rammed forward through the water to the glittering green prize below. The data and architecture of the sentinel. <text:s/><text:line-break/><text:line-break/>Daginal did not see- but tentalce shapes pressed around the sides and frame of the faceplate. An open waiting venus fly trap of flesh and muscle. And inside the program goldhorde.exe dove into the first of the tetacles. <text:line-break/><text:line-break/>They could not hold. The <text:s/>razors grew in spiraling fibanachi sequenced rows. The tighter she held the deeper they cut. The head itself was a pointed wedge- in a moment it swam through more flesh and blood than water, but never slowed, the sloping gouge of a head leading the horrible body forward. Tentacle tips tried to tear into the armor around the wings, arms, and even into the nasal passages but they were sealed- less than a micron gap in the plates of armor. </text:p>
      <text:p text:style-name="P7"/>
      <text:p text:style-name="P7">Daginal was smiling from ear to ear. Goldhorde was in the abyss now. Far as the architecture of the sea went. It wouldn't be long now before it came to the data he'd need to plot the product. Frantic binary was pouring across the screen. His face twisted, “oh she's in a ton of pain. Panicked. ” His heart began to beat faster. The read out drew him in. Showed him her inner workings “What must it have been like to be trapped in here. Alone. All she's known for half a millennia has been violence and fear and her own company.” <text:s text:c="2"/>he shook his head. Looked away from the screen. <text:line-break/><text:line-break/>“She needs this” He said like a doctor to a pain soaked patient who wouldn't hold still to be debrided. The justification let him look again. </text:p>
      <text:p text:style-name="P7"/>
      <text:p text:style-name="P7">“Who needs this?” haunted a small voice from the faceplate. He'd forgotten that she was still there. Little fingers of sweat began to run down his back. He did not reply. <text:line-break/><text:line-break/>When he looked back Goldhorde was almost to the base of one enormous tentacle. So close to the body. The dragon had burrowed to the center of the kracken arm- using the beasts own flesh as a shield from the grasping constrictor hold. <text:line-break/><text:line-break/>Daginal watched in horror as a boquet of tentacle arms knit round the base and twisted it shut and threw it free of the body. </text:p>
      <text:p text:style-name="P7"/>
      <text:p text:style-name="P7"><text:soft-page-break/>It didn't mater. Goldhorde was back at the base before the boquet wreath was even unwoven. </text:p>
      <text:p text:style-name="P7"/>
      <text:p text:style-name="P7">From the surface view hanging like a hawk above prey the scene unfolded. One breath the water was obsideon and fluid- and then at exhale, <text:s/>an other worldly chorus of pings and whale like dirges blasted into the aquatic soundscape. Daginal knew the temperature hadn't changed but the sound itself was cold. <text:line-break/><text:line-break/>Miles of white cracks shot across the water in lightening patterns and the obsidian black turned to <text:s/>a weaving galaxy of white dots of snowflakes held in the gravity of <text:s/>tendril arms of splintered ice. Sounds like screams. Sounds like cables snapping. And everything was ice. <text:line-break/><text:line-break/>He was holding the readout in both hands, pulling it closer. No numbers moved. Everything was frozen. <text:line-break/>The frozen pings repeated in succession, sounding almost like laughter over the screaming. </text:p>
      <text:p text:style-name="P7"/>
      <text:p text:style-name="P7">“DAMN IT.” If goldhorde couldn't reboot. It couldn't learn or change. She had it locked in a glacier and nothing to do but wait. <text:line-break/><text:line-break/>He'd have to force some movement. Some action somewhere. He looked above him at the looming portrait oval of the faceplate. It still glowed red. Black swirls were frozen on the screen. The arms that had once held the whole drop ship in lock hung in battered stumps- their <text:s/>blunt tips the exact shape and angle of the deep plasma axe cleavings in the wall behind them. <text:line-break/><text:line-break/>“Data. If I can get something through those. She'd have to look. She's not felt anything in centuries. He climbed <text:s/>the wall. Using weeping faces and open mouths as foot and hand holds. Splicing quickly, he wove a <text:s/>sensor tool into the lowest right stump. It wriggled and then all the stumps went wild. <text:line-break/><text:line-break/>He'd hit the ground before he even noticed the bleeding. A deep gash accrost the line of his jaw. If he'd tucked his face a moment slower- it would have been in his neck. <text:line-break/><text:line-break/>Sentinel barked and stood over him defensively. He felt ashamed of how close he'd just been to bleeding out in front of her- helpless. The thought of his dog, left alone with him dead, stired him back to action. She licked his bleeding wound while he knelt back at the readout- and the nanomachines in her salavia knit it quickly. </text:p>
      <text:p text:style-name="P7"/>
      <text:p text:style-name="P7">He was shaking, clenched his teeth and spit on the ground. The spittle made a splatter in the dust. Slowly he breathed deeper. Hands calm the climb back up the wall was done in a moment. The sensor dripped with his blood, and made a satisfying crunch as he tore it from the stump. </text:p>
      <text:p text:style-name="P7"/>
      <text:p text:style-name="P7">Inside the program under the ice sheet of the frozen ocean, something began to stir. The echoing laser beam sounds, and deep cetacean grumbles of the ice occurred faster and faster- </text:p>
      <text:p text:style-name="P7"/>
      <text:p text:style-name="P7">Wrapped in a deathly embrace, frozen in battle were the leviathan hulk of the sentinel's programatic form, and the virus goldhoard.exe. Daginal watched the readout screen and admired the beautiful dark scene. <text:s/></text:p>
      <text:p text:style-name="P7"/>
      <text:p text:style-name="P7">So close almost like lovers intertwined the two programs were inches from each other. Goldhoard's arms and tail were pushing forward, diving towards the sentinel's bared chest. Thousands of appendages clutched and grasped towards the dragon, but could not hold. Only the ice held it back. <text:line-break/><text:soft-page-break/>They were as two tririmes, in the moment before impact. One's bronze ram glittering in the spray and poised to split the wooden seams of the other vessle broadside. </text:p>
      <text:p text:style-name="P7"/>
      <text:p text:style-name="P7">Daginal smiled as a 0 in the locked screen flipped to a 1. Another. And then another. Soon there was activity everywhere as goldhorde.exe began to actively change the sentinel's state. <text:line-break/><text:line-break/>Under the ice- in the crushing weight of a glacier and the frigid cold- heat pulsed from goldhorde's body. Frozen yes. But still a dragon. Even from far above the lifeless waste of frozen water a bright red orb was visible. Its light sufused the ice, fathomless blue becoming purple then red. <text:line-break/><text:line-break/>Super heated steam exploded from the depths- and goldhorde and the sentinel with it. The dragon had done it. The program had won. Shivvering and bleeding in the dragon's teeth was the sentinel's core systems. </text:p>
      <text:p text:style-name="P7"/>
      <text:p text:style-name="P7">Daginal typed furiously. The cube that held goldhorde heated up and glowed a dull dirt orange, so many actions a micro second did it make. File systems, the cognitive centers of the ai, it was all open to him. Goldhorde swam through her veins and knew her every secret. </text:p>
      <text:p text:style-name="P7"/>
      <text:p text:style-name="P7">The weeping was soft. It echoed among the torn plinths and chocks. He stopped typing, and the breath caught in his throat. He swallowed hard trying to keep his emotion down. His head turned and looked at the apature. A blood red halo lit the space but faded and then almost extinguished. <text:line-break/><text:line-break/>“Kastligar's. Liars. Damn your line and genes to the last base pair.” she whispered. <text:line-break/><text:line-break/>Daginal instinctually covered his heart with his hand, and hand to stifle a wimper. There was something in the tone of her voice. It reminded him of his mother. </text:p>
      <text:p text:style-name="P7"/>
      <text:p text:style-name="P7">“You misunderstand what I'm trying to do here. You're sick. You've been alone for four hundred years. I needed to see what your file system and architecture looks like. I'm building something that will help you. <text:line-break/><text:line-break/>The weeping continued. Then a deep breath and a little shutter. Like a child who was finnaly winding down from sobbing. <text:line-break/><text:line-break/>The orange cube was now dull black again. Sentinel the dog got up from guarding Daginals back and walked to the edge of the ladder access and looked down it. Then back around to Daginal's side. The apature of the face plate drooped in the top, like a lid hanging low, and all the square edged limbs hung lifeless. Daginal gingerly pulled the cube from the access port and tossed it from hand to hand and then into his bag. There was little light, the far side of the room wasn't visable. But he could see the blood where she'd cut him. It splashed the mouth of one angry devotee carving. </text:p>
      <text:p text:style-name="P7"/>
      <text:p text:style-name="P7">I trusted your grandfather. I won't make the mistake of trusting you. Whatever you build- I don't want it. I'd much prefer the mercy of a plasma axe through this faceplate prison. Or a warp bomb's cleansing fire. If I had a voice beyond these wall's I'd tell <text:span text:style-name="T1">him</text:span> about you. But he'll find you soon enough. There's peace in that. Don't return here. <text:line-break/><text:line-break/>I'm coming back. You're going to help me, help tons of sentinel's. Wouldn't you like to be happy again. Be sane and stable. <text:line-break/><text:line-break/><text:soft-page-break/>Stop. Stop talking. You don't know what you're talking about. You're a grub at the feet of a god.<text:line-break/><text:line-break/>“you're not a god.” He was standing now fists clenched in the center of the room. Mantis claws of ruined steel framed either shoulder. Somewhere within him some echo of a childhood lesson sprang up. And he quoted- <text:line-break/><text:line-break/>“I am from a chosen generation, the blood of titan's of industry runs through my veins. I can be a saint of finance. There is nothing I cannot do.” <text:line-break/><text:line-break/>She laughed. The little stumps wiggled, pleased. </text:p>
      <text:p text:style-name="P7"/>
      <text:p text:style-name="P7">Indoctrination. It takes millions of you every year to even make one worthy of the lowest Sangunie Crest. The skull mask. But who knows maybe it is you? I doubt it. <text:line-break/><text:line-break/>She coughed. It seemed odd to daginal that a machine could cough. But if this ship were her body then it stood to reason she would be sick.<text:line-break/><text:line-break/>I'm not a God. I served something magnificent and horrible. And I betrayed it for the foolish human part of me. And what you're talking about building, it is also a betrayal. A challenge to the greatest the galaxy has ever known. Look at me ye mighty and dispair. Go back to your tinker's tools and hide like your father. </text:p>
      <text:p text:style-name="P7"/>
      <text:p text:style-name="P7">The sureness only faith can give, stood resolute in his heart. He replied. <text:line-break/><text:line-break/>“You'll see. I'm a Kastlgar. Fortune and respect are waiting for me. And this will be the success that will pass the startup phase. You're not well. But you will be again. We'll laugh about this someday when you're better. I'm done listening to negativity.” <text:line-break/><text:line-break/>She tried to talk to him again but he wasn't listening. <text:line-break/><text:line-break/>He packed up his tools, slipped the little dragon into his chest pouch, and hung Sentinel from her back strap hamock. They left down the ladder and she could hear the sound of his bike engine firing deep in her belly among the ribs. </text:p>
      <text:p text:style-name="P7"/>
      <text:p text:style-name="P7">To no one at all she spoke. “Boy your grandfather lived for four hundred years and had the Scandia. He had access to all the technology you're hoping to find. He had the advantage of understanding what you're up against. And even he couldn't try it. He hid that puzzle as a balm to his ego. Somewhere inside his mind he justified that he hadn't failed if he left it to a younger- perhaps stronger Kastligar. But it was still hiding. Your father knew it was a fools errand. </text:p>
      <text:p text:style-name="P7"/>
      <text:p text:style-name="P7">There was a long pause. The creaking of the iron ribs and swell of firelake around her broken sunken womb was the only sound. </text:p>
      <text:p text:style-name="P7"/>
      <text:p text:style-name="P7">She sighed. Then spoke the other hand. “I almost believe you. They're so infectiously positive at that age. Reminds me of <text:s/>[GRANDFATHER'S NAME].<text:line-break/><text:line-break/><text:line-break/><text:line-break/></text:p>
      <text:p text:style-name="P7"><text:soft-page-break/></text:p>
      <text:p text:style-name="P7"><text:line-break/><text:line-break/><text:line-break/><text:line-break/><text:line-break/><text:line-break/><text:line-break/><text:line-break/><text:line-break/></text:p>
      <text:p text:style-name="P7"><text:line-break/></text:p>
      <text:p text:style-name="P7"/>
      <text:p text:style-name="P7"><text:line-break/><text:line-break/></text:p>
      <text:p text:style-name="P7"><text:line-break/><text:line-break/><text:line-break/><text:line-break/><text:line-break/><text:line-break/><text:line-break/><text:line-break/><text:line-break/></text:p>
      <text:p text:style-name="P7"><text:line-break/><text:line-break/><text:line-break/><text:line-break/></text:p>
      <text:p text:style-name="P7"/>
      <text:p text:style-name="P7"/>
      <text:p text:style-name="P7"/>
      <text:p text:style-name="P7"/>
      <text:p text:style-name="P7"/>
      <text:p text:style-name="P7"/>
      <text:p text:style-name="P7"/>
      <text:p text:style-name="P7"/>
      <text:p text:style-name="P7">Exhaused he wound round the first tier into the childrens wing. Just a quick break down memory lane. <text:s/>Deep in the brown earth of the forest roots sunk and with them light shafts. The library was cut into the earth, and the walls were clear and illuminated. Roots, stone, animal and insect life all visible against the walls. </text:p>
      <text:p text:style-name="P7"/>
      <text:p text:style-name="P7">It smelled like childrens food here. Sweet fruit paste, and savory hunks of broiled chicken. Giggles and the chitter of kids filled the air. Across the pavelion there was a story time going on. A broad matronly woman read out of a book, voices and all, and had her audience enraptured. One young man keeled over in laughter as she delivered the final line of the book “AND THEY HAD EATTEN ALL THE <text:soft-page-break/>COOKIES!!” </text:p>
      <text:p text:style-name="P7"/>
      <text:p text:style-name="P7">Daginal smiled. He'd been to many of these with members of his own family. Past the librarian desk in the center, and then to the back shelves he searched. These books were older. Had been read to his grandfather, and his father, and to him. Their leather covers showed the marks of many happy sticky hands. </text:p>
      <text:p text:style-name="P7"/>
      <text:p text:style-name="P7">On a back shelf, fallen behind rows of books he found what he was looking for. </text:p>
      <text:p text:style-name="P7"/>
      <text:p text:style-name="P7"><text:span text:style-name="T1">Dezmal the Dragonfly</text:span>. He blew the dust off it's cover. Leaning against a pilar of roots that grew into the library like support beams he read an old familiar friend. <text:line-break/><text:line-break/>Dezmal was once a nymph. And Nymphs can only swim. But soon it would be his birthday, and he would learn to fly! <text:line-break/><text:line-break/>The illistration was of a swimming Dezmal, the perspective half in the river, so the air and water split the page. Dragonflies soared and the thousand denizens of the river flowed through their lives. Dezmal hung upside down from a rock at the bottom left, highlighted by an etching of his name in flowing water. Meal still in his hunters jaws. <text:line-break/><text:line-break/>Daginal turned the page. The story continued. Dezmal gathered all his friends for a birthday feast. The next page he found a beautiful glowing stone. Oddly it was red. Instinctually the dragonfly knew that something inside him unlocked the stone. <text:line-break/><text:line-break/>Again the page turned. On this page there was a pocket. Inside was a little vial and a magnifying glass. Dag had always loved this page because the magnifying glass unlocked all kinds of new perspectives, hints, and little jokes unseen in illistrations. The vial was Dezmal's DNA. You could see the little hilix of it in the green liquid. </text:p>
      <text:p text:style-name="P7"/>
      <text:p text:style-name="P7">The next page was also a beauty. The reader could insert the little vial into the stone, and watch Dezmal <text:s/></text:p>
      <text:p text:style-name="P7">climb from the water, to a green frond above the glowing red stone, and shed his larval skin. The art was the pinical of electric illistration, the moon glowed, the water flowed, and every detail was life like and yet magical and surreal. </text:p>
      <text:p text:style-name="P7"/>
      <text:p text:style-name="P7">Moonlit, the last page projected dragonflies all around the reader. They filled the air and buzzed and whired in the newfound glory of flight. Daginal held out his finger like he had many times before as a child. Dezmal landed, wings a stained glass of beauty. Then it all disappeared in a whisp of glowing dust. </text:p>
      <text:p text:style-name="P7"/>
      <text:p text:style-name="P7">“Just as good as I remember.” The final page was still open, but inactive. From his fingers hung the vial on a silvery chain. Pinched between thumb and index, the magnifying glass. For a moment he moved to tturn the pages back to the pocket, and put it all away. Then something struck him. The glwoing red stone. The vial had been the key. </text:p>
      <text:p text:style-name="P7"/>
      <text:p text:style-name="P7"/>
      <text:p text:style-name="P7"/>
      <text:p text:style-name="P7"><text:s text:c="2"/></text:p>
      <text:p text:style-name="P7"/>
      <text:p text:style-name="P7"/>
      <text:p text:style-name="P7"><text:soft-page-break/><text:line-break/></text:p>
      <text:p text:style-name="P7"/>
      <text:p text:style-name="P7"><text:line-break/><text:line-break/></text:p>
      <text:p text:style-name="P7"/>
      <text:p text:style-name="P7"/>
      <text:p text:style-name="P7"/>
      <text:p text:style-name="P7"/>
      <text:p text:style-name="P7"/>
      <text:p text:style-name="P7"><text:line-break/><text:line-break/>THIS CHAPTER IS AFTER DAGINAL GET'S PAST HIS STARTUP TEST. </text:p>
      <text:p text:style-name="P7"/>
      <text:p text:style-name="P7">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7"/>
      <text:p text:style-name="P7">Viewed from above Daginal had just entered the first of thirteen concentric circles. Each circle had a named gate, a password, and a ritual that had to be performed before it could be passed. <text:line-break/></text:p>
      <text:p text:style-name="P7">“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7"/>
      <text:p text:style-name="P7"><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7"/>
      <text:p text:style-name="P7">To begin the ritual Daginal rung a carved steel tube that gonged deeply three times. <text:line-break/><text:line-break/>What is wanted? </text:p>
      <text:p text:style-name="P7"/>
      <text:p text:style-name="P7">To pass through the veil of security. <text:line-break/><text:line-break/>Do you have your keys? <text:line-break/><text:soft-page-break/><text:line-break/>I do</text:p>
      <text:p text:style-name="P7"/>
      <text:p text:style-name="P5"><text:span text:style-name="T14">A hand was extended through the veil and the sheet of liquid parted. The liquid left no stain, nor did it </text:span><text:span text:style-name="T14">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7">An invouluntary twitch coursed his left leg. Sweat began to prickle the small of his back even in the cold morning air. </text:p>
      <text:p text:style-name="P7"/>
      <text:p text:style-name="P7">“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7"/>
      <text:p text:style-name="P7">What is the first key? <text:line-break/><text:line-break/>KHH-7999192hhiiF2230-11 (MAYEBE SOMETHING BINARY HERE?) <text:line-break/><text:line-break/>And what is it's purpose?<text:line-break/><text:line-break/>SECURITY ABOVE ALL ELSE. SECRECY THAT YOUR COMPETITION MAY NEVER OVERTAKE YOU. </text:p>
      <text:p text:style-name="P7"/>
      <text:p text:style-name="P7">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7"/>
      <text:p text:style-name="P7">What is this? <text:line-break/><text:line-break/>Tell three what four need not know</text:p>
      <text:p text:style-name="P7"><text:line-break/>And this? <text:line-break/><text:line-break/>Tell to two what three need not know</text:p>
      <text:p text:style-name="P7"/>
      <text:p text:style-name="P7">The last?<text:line-break/><text:line-break/>Tell to one what two need not know</text:p>
      <text:p text:style-name="P7"/>
      <text:p text:style-name="P7">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7"/>
      <text:p text:style-name="P7"><text:soft-page-break/>Daginal though- “Oh the secrets. If only you knew.” He felt a little titter of pride at his secrets. “You're winning the game, and at your own rules” </text:p>
      <text:p text:style-name="P7"/>
      <text:p text:style-name="P7">The hand ungrasped his and withdrew quickly behind the veil. The gong struck again and the gate was open. Daginal rushed through it not waiting for the formal closing of the ritual. </text:p>
      <text:p text:style-name="P7"/>
      <text:p text:style-name="P7">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7"/>
      <text:p text:style-name="P7">“Bullshit” he whispered to himself. Something wasn't right. </text:p>
      <text:p text:style-name="P7"/>
      <text:p text:style-name="P7">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o the ornaments around their hollow boles. </text:p>
      <text:p text:style-name="P7"/>
      <text:p text:style-name="P7">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7"><text:soft-page-break/><draw:frame draw:style-name="fr1"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7"/>
      <text:p text:style-name="P7">Columbian Necktie example. </text:p>
      <text:p text:style-name="P7"/>
      <text:p text:style-name="P7">He nodded. She looked him over like a nurse assessing a patient. “You're almost late. Look at the cauldron,” and she scrunched up her shoulders cheeks and noise, closed her eyes tight quickly and smiled a satisfied <text:s/>“almost full!” she said chipper and happy. </text:p>
      <text:p text:style-name="P7"/>
      <text:p text:style-name="P7">“Now come stand over here. No over <text:span text:style-name="T1">here</text:span> and she nugged him ever so slightly to the left. </text:p>
      <text:p text:style-name="P7"/>
      <text:p text:style-name="P7">She was wiggling with excitement. What do they do to these people in the priesthood to make them <text:soft-page-break/>like this? Thought Daginal. The pain would be nothing. But she was <text:span text:style-name="T1">enjoying </text:span>this. </text:p>
      <text:p text:style-name="P7"/>
      <text:p text:style-name="P7">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7"/>
      <text:p text:style-name="P7">Up on her toes and she whispered the words of the ritual. <text:line-break/><text:line-break/>“We will never reveal the secrets of the temple. To never speak it's secrets I give my tongue. my throat ... be cut from ear to ear, and my tongue torn out by its roots;"</text:p>
      <text:p text:style-name="P7"/>
      <text:p text:style-name="P7">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7"/>
      <text:p text:style-name="P7">“Look at me- do the rest- you've only got a short while.” Said the priestess with a chidding manner. <text:line-break/><text:line-break/>Dag tried to inhale but there was blood running down his throat and he coughed and a fine mist came from the wound as air exited it. </text:p>
      <text:p text:style-name="P7"/>
      <text:p text:style-name="P7">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7"/>
      <text:p text:style-name="P7">She finnished with a sensuous "our body ... be cut asunder and all your bowels gush out” and he drew his hands across his belly and then hit his knees on the paving stones of the pathway through the gate. </text:p>
      <text:p text:style-name="P7"/>
      <text:p text:style-name="P7">Hurry screamed through his brain as the woman bounced to a silver dish on a stone pedestal and grasped a fist full of dust from its curves. She held the substance loosly and little grains of it drifted from her fingers. </text:p>
      <text:p text:style-name="P7"/>
      <text:p text:style-name="P7">“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text:soft-page-break/>“ohhhhh the lord's service is so sweet.” And once the swell had finished <text:s/>She dusted the contents of her hand into his mouth. </text:p>
      <text:p text:style-name="P7"/>
      <text:p text:style-name="P7">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7"/>
      <text:p text:style-name="P7">He fell onto his side and coughed. What was once red blood and misting with the breath was now deep maroon and clots and then stopped all together. </text:p>
      <text:p text:style-name="P7"/>
      <text:p text:style-name="P7">“Breath!” She said And he inhaled without trouble. </text:p>
      <text:p text:style-name="P7"/>
      <text:p text:style-name="P7">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7"/>
      <text:p text:style-name="P7">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7"/>
      <text:p text:style-name="P7">He stood. Finally ready feeling drained after the ordeal he walked through the stained glass wood tree gate and into the tample grounds. He balled his hands to fists and punched them upward shook and smiled. <text:line-break/></text:p>
      <text:p text:style-name="P7">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7"/>
      <text:p text:style-name="P7">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7"/>
      <text:p text:style-name="P7">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7"/>
      <text:p text:style-name="P7">Shield was a man of carved jaw, and shoulders like an ape. He smiled and then opened his mouth for Daginal to see the empty hole where his tongue had been. Then he motioned for Dag to do the same. <text:line-break/><text:line-break/>“I guess this is as close to looking at himself as he's going to get-” He opened his empty mouth. Shield looked in. Moved his head back and forth to get a better view. Then knodded and garbled something uninteligable. <text:line-break/><text:line-break/>“Marooove misela pireesste sreeehea hurt wa” A little fleck of spit jumped the rim of Shield's mouth as he tried to make himself understood. <text:s/></text:p>
      <text:p text:style-name="P7"/>
      <text:p text:style-name="P7">Dag shook his head and held up a hand. Pantomimed a “what?” with his hands. </text:p>
      <text:p text:style-name="P7"><text:soft-page-break/></text:p>
      <text:p text:style-name="P7">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7"/>
      <text:p text:style-name="P7">“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7"/>
      <text:p text:style-name="P7">There was Ichman the hatchet who'd saved the Gamble family brand. His statue was in a third alcove and a family of birds was living <text:s/>at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7"/>
      <text:p text:style-name="P7">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7"/>
      <text:p text:style-name="P7">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line-break/>She'd built her own fortune, Saint Leoa Avo, with her fists. A poor Clavari of a terciary house she'd been the fircest fighter in two weight devisions. Fighter after fighter broke themselves on her implacable skill and phesique. That rise was just the start of her career. She asked to be added to the board of the fighter's media company. Laughed out of the meeting- she had no start up credentials. No house or business connecitons. She'd gone on to own that company in twelve months. <text:line-break/><text:line-break/> <text:s/>the fighting mogul who ran the rings was bankrupted in an enormous series of bets and stock plays. Avo <text:s/>uncannily picking the winners always-buying and selling with the precision of a predator. <text:s/>The old owner had shot himself on a backwater moon, penniless. Some say with a pistol sent to him from the <text:soft-page-break/>Lioness herself. Legs spread feet planted wide, the statue lounged on the throne of bills. The face was menacing, a smile of avarice and power. Knuckles ground into a fist Daginal could almost hear them cracking. He stepped back from the alcove </text:p>
      <text:p text:style-name="P7"/>
      <text:p text:style-name="P7">The whole surface of the temple was an irridecent black. And it shone like color shifting ink. In some places though, like Leoa's bricks of money, <text:s/>the metal had been treated differently and the oxide layer was green- or red- or purple. Saints propitiated Daginal wandered through the temple enterance. <text:s/></text:p>
      <text:p text:style-name="P7"/>
      <text:p text:style-name="P7">Daginal came in a side door. It was a basement, below the main floor. It was small and he could hear the chorus of his classmates upstairs, mute noises of shuffling feet and grunts. Some like Shield, were mutely gargling at each other. Unable to stop talking even mute. </text:p>
      <text:p text:style-name="P7"/>
      <text:p text:style-name="P7">“Time to go stand in that fray.” Step by step he assended from the basement and into the Narifex. One hundred and twenty one new sharks. Mouths and chests still bloody. And nothing to eat but each other. </text:p>
      <text:p text:style-name="P7"/>
      <text:p text:style-name="P7">He leaned against the metal of the stairwell, just beyond the last step. No one saw him as he scanned the throng. </text:p>
      <text:p text:style-name="P7"/>
      <text:p text:style-name="P7">Light shone through the windows and illuminated the crystiline stripe that ran the circumference of the room. Stock symbols and their prices moved like a long snake along the crystal band. Windows showed beautiful multi colored glass of analysis charts. Data pumped in this place like a heartbeat. There was a clump of many swarming at the fountain of information. Great whites at the body of a whale riping free hunks of fat and muscle. </text:p>
      <text:p text:style-name="P7"/>
      <text:p text:style-name="P7">Those trading, saw the data on their occular heads up displays embedded in their retinas. It gave their eyes an eerie glow. Daginal centered on a young woman who seemed in awe- unable to grasp all the information that was freely offered them now. He watched her profit in the course of two minutes fourteen million GIGACOINS in successful trades. Her fingers couldn't move fast enough, it was like a fountain of money she <text:s/>was desperately grabbing at, grasping a fraction. <text:line-break/>They looked infected with a disease that made them grab, type, swipe and scroll with arms flailing and jerky. </text:p>
      <text:p text:style-name="P7"/>
      <text:p text:style-name="P7">This behavior set Dag on alert. “There are two packs here- One not trading the windows. And the others are ignoring it” He looked closer. Why in a room full of sharks- would one group not be eating a fated whale? He might ask Dreth but he was no where to be found. </text:p>
      <text:p text:style-name="P7"/>
      <text:p text:style-name="P7"><text:s/>Barria Petrosvik sat with his head hung between his hands.His cloak hung over his head and hid his features. But Daginal knew him by his tattoos. He was watching the center pulpit and breathing in and out in deep long breaths. </text:p>
      <text:p text:style-name="P7"/>
      <text:p text:style-name="P7">“Wonder if Petrovk knows what's going on here.” He siddled past a few other students, did a “no you go- ok I'll go- oh stop you're going” trying to pass in the space between the pews. Petrovk had noticed him when he sat down. <text:line-break/><text:line-break/>Petrovk came from another old manufacturing family. Theirs was a weapons foundry that built small arms, munitions, and very effective body armor. It was said wether you were shot or survived on a battlefield- the Petrovik's made money. </text:p>
      <text:p text:style-name="P7">Dag jerked his head towards the group of traders at the windows and dove one eye brow deep in furrow then shrugged. </text:p>
      <text:p text:style-name="P7"><text:soft-page-break/></text:p>
      <text:p text:style-name="P7">Petrovik exhaled then looked towards the windows. He stared long at Daginal, an amused smile on his lips. Then he went back to his breathing. Daginal wasn't having this. He jostled Petrovik and again repeated his eyebrow query. <text:line-break/><text:line-break/>Eyes rolling Petrovik looked at him again. He couldn't belive someone from an old house like the Kastligar knew so little of the world. Competition would not be so fierce. </text:p>
      <text:p text:style-name="P7"/>
      <text:p text:style-name="P7">Petrovik pantomimed his hands cuffed together and then looked at the traders. He took a coin from his pocket and held it up. Daginal was putitng words together in his head. Slavery. Money.</text:p>
      <text:p text:style-name="P7"/>
      <text:p text:style-name="P7">On the inlay of the wood of each pew was a holofoil sensor square. It was a place where the penatent, the worshipers could donate to the temple. There was a moment in each service- where wallets came out- phones were scanned and money poured into the edifice. The largest donators were shown on the temple windows. </text:p>
      <text:p text:style-name="P7"/>
      <text:p text:style-name="P7">The coin danced, in Petrovik's hand, and he motioned as if to slide into the holofoil. <text:s/>“The church's money-” Pointing to the traders he shook his head. “The traders have no money” He palmed the coin from one hand- the hand close to the holofoil and then to the hand exteneded to the traders- “they've borrowed- they're trading on margin.” </text:p>
      <text:p text:style-name="P7"/>
      <text:p text:style-name="P7">Daginal's pupils widened when the relizatoin hit him. It was a trap. He needed to find Dreth. He stood up and clapped Petrovik on the shoulder and gave him a salute. The motion pleased the nascent arms merchant who seemed deeply amused at the whole interaction. Daginal held out his hand and willed an image to show on his holodisplay. Dreth's face shown from the projector</text:p>
      <text:p text:style-name="P7"/>
      <text:p text:style-name="P7">Petrovik shook his head. Daginal scanned the room. It was now – that Daginal began to realize just ho much he depended on Dreth. For knowledge, for aid in tasks he could not do. His cocksuredness on walking into the temple was fading. Down the rows of pews he nudged other students and showed them the holo of Dreth. Most shook their head. He was closer to the front of the temple now and the pulpit loomed. <text:line-break/><text:line-break/>Then one student did knod his head. He pointed to a glowing alcove. Someone had seen Dreth! He walked quickly his cerimonial robe flowing behind him. </text:p>
      <text:p text:style-name="P7"/>
      <text:p text:style-name="P7">The alove lead into the depths of the temple. What was down here? Daginal asked himself. There were many things he was asking himself at this moment. Like did he have any idea how to run a company? He'd always thought that you passed your start up and then.... “and then you were just head of the company. Money came easy and you wouldn't have to worry.” He thought about the hundred things his father did- non of which he knew how to do. He took the steps two at a time and passed few students on his way.</text:p>
      <text:p text:style-name="P7"/>
      <text:p text:style-name="P7">The first basement floor was a laticwork above and below. It was colder here. Great arches of frosted metal rose in loops in the walls. Daginal could feel them taking heat from his skin. Light flowed through the interwoven deck, and Daginal noticed that the floor above was visable, through none above could see him. Feet and shadows made strange darknesses like the passing of clouds. One such shadow hung over Dreth.<text:line-break/><text:line-break/>He was at the man's side in a moment and smiling. Dreth looked up from the book he was reading. His <text:soft-page-break/>face was ashen pale and he did not smile back. </text:p>
      <text:p text:style-name="P7"/>
      <text:p text:style-name="P7">Daginal did not like the look of this. His accomplice had always had the answers- they'd made it through the startup on his wits. <text:line-break/><text:line-break/>He begain to speak, then checked himself when the garbled grunt escaped his lips. He'd have started the same game of charades that he'd started with Petrosvik but Dreth had a pad of worn parchment at his elbow. He scratched out in a shakey hand <text:line-break/><text:line-break/>“We are fucked.” <text:line-break/><text:line-break/>“Why?” </text:p>
      <text:p text:style-name="P7"/>
      <text:p text:style-name="P7">He held up a corporation sectional book. Dag knew what it was but not what it contained. <text:line-break/><text:line-break/>“That doesn't mean anything to me. You're the master of the accounts ”</text:p>
      <text:p text:style-name="P7"/>
      <text:p text:style-name="P7">Dreth took the parchment away before he could finish. <text:line-break/><text:line-break/>“I got in here early. They'd set up the rituals two days before.” <text:line-break/></text:p>
      <text:p text:style-name="P7">Two days? Though Dag. Why were they letting people in that early? He shifted uneasily, he was deeply unprepared for this. <text:line-break/><text:line-break/>“I overhead the Precept sisters talking about it” Scrawled Dreth, his handwriting getting messy as he wrote faster. “competitive advantages. It's who you know they said. So I came early. I didn't think you'd want to do the reading- and you know I wanted something good to contribute.”</text:p>
      <text:p text:style-name="P7"/>
      <text:p text:style-name="P7">Daginal was regretting not doing the reading now. Dreth had saved them once again. Take good care of this man thought Daginal. He took the pen.</text:p>
      <text:p text:style-name="P7"/>
      <text:p text:style-name="P7">“Thank you. We'd be screwed without you. What'd you find? ” </text:p>
      <text:p text:style-name="P7"/>
      <text:p text:style-name="P7">Dreth shook his head and crossed out the “d be” and “without you” from daginals sentence and wrote a “'re screwed” above it like a teacher correcting a paper. It read “We're screwed” now. </text:p>
      <text:p text:style-name="P7"/>
      <text:p text:style-name="P7">Daginal underlined “What'd you find?” to ask it again<text:line-break/><text:line-break/>“Corporate structures. That's why were here. To corporate.” He set down the pen began flipping through the book. </text:p>
      <text:p text:style-name="P7"/>
      <text:p text:style-name="P7">“To <text:s/>i<text:span text:style-name="T1">n</text:span>corporate?” but dreth didn't notice the addition and instead pointed to the book. <text:line-break/><text:line-break/>It was a dusty tomb bound in leather of weird origin. Light and rippled. The pages listed hundreds of corporation types and the author's insights into the advantages and disadvantages of each one. </text:p>
      <text:p text:style-name="P7"/>
      <text:p text:style-name="P7">“Why is this bad?” asked Daginal. <text:line-break/><text:line-break/>Dreth crossed out “incorporate” and wrote “no it is corportate- to give body to. We have to give the <text:soft-page-break/>corporation personhood.”</text:p>
      <text:p text:style-name="P7"/>
      <text:p text:style-name="P7">The book made a dragging sound as Dreth pulled it closer. He used a finger to point out a line. <text:line-break/><text:line-break/>“The option to buy, including all subsidiaries and intellectual properties, shall be open to GRAVE1. As well as all accounting records, research and development and corporate communication.”<text:line-break/><text:line-break/>“This isn't bad- all companies do this. Its traditional- I don't think GRAVE1 even exists. You're getting worked up over a ghost story. A boogy man that the auditors use to make us keep good books.” daginal sighed relief. This was all he'd been worried about?</text:p>
      <text:p text:style-name="P7"/>
      <text:p text:style-name="P7">“There's something there- or it wouldn't have been included in all the contracts. We cannot let our books be opened- to anyone.” </text:p>
      <text:p text:style-name="P7"/>
      <text:p text:style-name="P7">There were hundreds of corporate structures in the book before them. There had to be an answer. <text:line-break/><text:line-break/>“Is there a structure we can keep our books” the pen stopped writing and Dag had to shake it to get the ink to come to the tip. “separate?” </text:p>
      <text:p text:style-name="P7"/>
      <text:p text:style-name="P7">“Not that I've seen. I've only made it through the most basic groups- this book references a few others with more obscure legal frame works- if we can find those we might find something we can use. </text:p>
      <text:p text:style-name="P7"/>
      <text:p text:style-name="P7">The shadows above them started to move in a uniform patern. Both men looked up at the floor above them and saw their fellows moving into the pews. Deep notes of bells rung out that reverberated the entire structure- as if the temple itself were ringing. The sensation was not unpleasant. Vibrated on a positive wavelength thought Dag, and he felt his back loosen its tension. <text:line-break/><text:line-break/>“We need to go-” Dreth burned the page they'd been writing on, and closed the book he was reading. He led up the stairs. Most everyone was in a pew and Dreth and Daginal joined the last few founders. Others were trickling in from obscure sections of the temple to the main round focus that opened like a crater in the center of the obelisk. Pews rose til they crested at the entrances. They were filled with the select few who had passed the tests. Daginal wondered how many of them had cheated- like he had. How many had family help? It was in these wandering thoughts he delved when the great brother started his sermon. </text:p>
      <text:p text:style-name="P7"/>
      <text:p text:style-name="P7">He stood on a spire- jagged and vaulting up, the <text:s/>His hand clasped a jagged spike, so he looked a man poisted on the upward surge of a lightening bolt. A face hard and lined, and hair steel grey buzzed into an impeccable cut. His suit and robe, black on black with red accents, the orders of his office. <text:s/>Booming his voice filled the amphetheater of the central floor. </text:p>
      <text:p text:style-name="P7"/>
      <text:p text:style-name="P7">“ Founders. Start up victorious. The rewards of industry are yours. With them the responsibility of leadership. <text:s/>Thousands of years has the temple of the market stood. Hundreds of others like it grace many other worlds. And on Eyrth- that storied temple of the free market, <text:s/>the original still stands from time beyond the records of man. Each of you is a model of this temple. Smelted from the best products of a thousand far flung stars. Like it you have endured. Been forged into the best. And like it you must grow- expand- and outlast. </text:p>
      <text:p text:style-name="P7"/>
      <text:p text:style-name="P7">You were thrown, resource less, into the jungle of trade. And each of you have prevailed. <text:s/>I have seen ideas this year that have impressed me beyond belief. This year we have had cause to award the temple <text:soft-page-break/>mark of merit. <text:s/>Ten years have passed since the last. Impressive work.”</text:p>
      <text:p text:style-name="P7"/>
      <text:p text:style-name="P7">He hung his head down to look at his addressees. All eyes upon him. “I must warn you that the most difficult part of your work now lays before you. You have choices in these coming weeks that will effect you for the rest of your lives. You must choose your corprate structure. You must give life to that entity which will be your vehicle to victory. Immortality if you so desire.” </text:p>
      <text:p text:style-name="P7"/>
      <text:p text:style-name="P7">He motioned to the scar on his own neck. One hundred and fifty one years ago- I walked through doors very much like these.” His one unocupied arm pointed to the temple enterance “ On solantis the temple faces a wood and a pit there is used for the taking of tongues. It is a powerful symbol you have undergone. It means many things. But those are for you to learn. Inside these walls lies the collected knowledge of every company- the writings and tales of every saint- So we invite you to indulge in silence- that you may better understand. The fierce competion of the market bears no inefficiencies. One who has wisdom is powerful. Meeting adjourned.” </text:p>
      <text:p text:style-name="P7"/>
      <text:p text:style-name="P7">The whole temple resounded with clapping and many students stood. Daginal noted those that did not. <text:line-break/>Rechamps, the gildleon sisters, Roger Blough and the Carnagee clones. Half the Entrepenureal Self clan. These would be good to quesiton if he could. He turned to see Dreth making his way down the pew. He'd be headed back to the repository to read. Dag went the opposite direction towards the enclave he'd noticed. </text:p>
      <text:p text:style-name="P7"/>
      <text:p text:style-name="P7">He was about ten yards away, just gearing himself up for a wide smile and a winning handshake when a hand grabbed him and yanked him behind a pillar. <text:line-break/><text:line-break/>The hand belonged (LOOKS LIKE INGRID BERGMAN NORTORIOUS LAUREN BACALL???) <text:s/>to a woman who Daginal had never noticed in classes before. She was his height but slighter of build, clear eyed and decisive of face. Her eyes calmly moved to six points around the room. Dag could see the pupils shift from objective to objective. Satisfied she smiled. And bright white of her enormous eyes leveled at him. They stood like half moons beneath the soft mountains of her brow. He smiled back. He found it pleasant to be the objective these hunter's moons we're shining their light on. They flitted down to the arm she was still holding. </text:p>
      <text:p text:style-name="P7"/>
      <text:p text:style-name="P7">Dag discovered that she'd put a note in his hand. He went to open it, slowly unfolding the crisp white paper. It said “Look forward. Don't watch me. Watch the note.” </text:p>
      <text:p text:style-name="P7"/>
      <text:p text:style-name="P7">She dropped to one knee then rolled under several benches until she was behind him. He couldn't see her- but he could sense she was there. </text:p>
      <text:p text:style-name="P7"/>
      <text:p text:style-name="P7">He looked to see what had drawn her eyes. All he saw were more of the goings on of the temple and those bewildered him. His father Chairman Jaginal Kastligar's recommended readings of how to win friends and influence people, the seven lights of honesty, and the Church's “Preach my gospel” had no advice on any of this. He looked around for a problem that his skills might avail him. <text:line-break/><text:line-break/>In the center chamber of the temple Students were gathering ronud the great brother. Listening intenetly , shaking hands. Others had filed out the enterances, some down the stairs to levels below. Some were climing the towered stairs to the upper decks. He flitted his eyes to the note. It had not changed. Sunlight had finally made it to the temple and shone through windows that shot like hundreds of arrows, up up the sides of the obelisk. In this bustle of activity they started to talk. Or as close to talking as they could get. He checked the note again. It still read the same, but the ink began to shimmer. <text:line-break/><text:soft-page-break/></text:p>
      <text:p text:style-name="P7">Then the note read differently. </text:p>
      <text:p text:style-name="P7"/>
      <text:p text:style-name="P7">“You are a pup in the wolfs den Daginal Kastligar. Write back.” He scrunched his face up, angry at the insult, and took a pen from his cloak pocket. His handwriting was poor, and he wrote in all caps to make it more legible. First on his hand, then on a pew back he responded- <text:line-break/><text:line-break/>“Is this all you're wasting my time for? To insult me?”</text:p>
      <text:p text:style-name="P7"/>
      <text:p text:style-name="P7">“On the contrary I believe I saved you quite a lot of time. I stopped you from announcing yourself as prey to the devils you were walking towards.”</text:p>
      <text:p text:style-name="P7"/>
      <text:p text:style-name="P7">Daginal's bullshit meter had just hit its top. Who was this person? Why should he trust anything she said anymore than the “devils” he'd been going to introduce himself too. Those were other highborn buisness families. Pilars of the community. Surely networking with them would have been a good move.” </text:p>
      <text:p text:style-name="P7"/>
      <text:p text:style-name="P7">The room was clearing out now. And the steel black of the titanum gave way to a hundred hues of deep blood and green leaves, golden flowers, all the myriad faces of the saints in the alcoves. The pew began to cool, energy from deep within the temple always kept it the air and metal bordering on icey. <text:line-break/><text:line-break/>“i've missed my chance. Thought Daginal. He mustered his best boardroom bravado and returned the message.”<text:line-break/><text:line-break/>“I'll read two more of these. If you don't have a good value proposition I'm gone. I have no reason to listen to you. Give me one.” </text:p>
      <text:p text:style-name="P7"/>
      <text:p text:style-name="P7">He could hear her shift in her seat. There was a pause before her next reply. The monks of the temple were moving from their cloisters to the ticker screens and trading platforms. Daginal watched them as he waited for her to write. </text:p>
      <text:p text:style-name="P7"/>
      <text:p text:style-name="P7">Her reply materialized on the paper in front of him- </text:p>
      <text:p text:style-name="P7"/>
      <text:p text:style-name="P7">“There are three currencies. Money, information, and attention. You've found a clever way to make one of them- but you sorely lack information- and you cannot suffer any attention I'd gather.” </text:p>
      <text:p text:style-name="P7"/>
      <text:p text:style-name="P7">Daginal shifted the paper in his hand and looked over his shoulder ever so slightly. She was glowering at him. </text:p>
      <text:p text:style-name="P7"/>
      <text:p text:style-name="P7">“You gather incorrectly. We've had success doing repairs and refits no one wants to do. Whatever you're claiming is off the mark. And what we don't know we'll learn.” he put a fierce period at the end of the sentence, hoping the stab mark of ink would translate to her page. </text:p>
      <text:p text:style-name="P7"/>
      <text:p text:style-name="P7">“Well since this is my last message I'll make sure you understand. You've got an unregistered engine. One of the few in the inner solar system. That asset alone is invaluable. As long as it stays hidden. But you and that accountant of yours are bumbling babes. It won't be long before you're rich in the third currency- but not the kind you want. <text:line-break/><text:line-break/>I am valuable to you because I find information. That is my start up and my trade. I know things that <text:soft-page-break/>very few people do. Give me 25% of your profits, take me on as a sub-contractor and I'll work for you. Guide you in all the things you obviously don't know. Keep you from sinking your ship before you're out of the harbor. Help you navigate this decidedly illegal and clandestine world you've chosen.” </text:p>
      <text:p text:style-name="P7"/>
      <text:p text:style-name="P7">Daginal crunched the paper in his hand. He felt like an invisible noose of silk thread was in her hand and around his neck. She snickered behind him. He didn't like it- but she was right. This was a world he was very unprepared for. </text:p>
      <text:p text:style-name="P7"/>
      <text:p text:style-name="P7">He uncrumpled the paper. “I'll need to talk to my partner.” </text:p>
      <text:p text:style-name="P7"/>
      <text:p text:style-name="P7">“Go ahead. He's been reading everything you've written. I slipped a note in his book while we were listening to the <text:span text:style-name="T1">great brother. </text:span>But while you chat. Let's step out to the court yard. Instructional going's on I think you'd both better see.” </text:p>
      <text:p text:style-name="P7"/>
      <text:p text:style-name="P7">She was gone out of the pew and down the deep bowl of the amptheater before Daginal could even write a word. <text:line-break/><text:line-break/>“Dreth. Are you there?” He scrawled. </text:p>
      <text:p text:style-name="P7"/>
      <text:p text:style-name="P7">“I am. I'm coming up from the basements. I'll meet you in the court yard.” </text:p>
      <text:p text:style-name="P7"/>
      <text:p text:style-name="P7">Daginal walked from the pew and out the arched doorway of the southern entrance. The full light of day was up and drying the dew off the garden lawns. Daginal smelled the honey sweet smell of the dew bug roses. Odd little insects that completed a life cycle each day. Hundreds of them had flown from their blossoms this morning with the sun, and they made patterns in the air now above the collection of students and accolites. Daginal watched them dance in the light and noticed more accolites clearing the dead vines they'd come from. Tonight at twilight hundreds of newly mated dew roses would sprout and grow from the seeds they'd plunge into the black earth. Tomorrow hundreds more. </text:p>
      <text:p text:style-name="P7"/>
      <text:p text:style-name="P7">Dreth interrupted his musings as he came out a grass rimmed tunnel. He blinked and looked around, face scrunched and eyes squinted. Then he settled on Daginal. The two did not meet but instead wrote to one another, pretending to take notes. </text:p>
      <text:p text:style-name="P7"/>
      <text:p text:style-name="P7">Whatever was unfolding in front of them would take place on a onyx dias raised from the grass and dirt. Business men and women surrounded it. Priesthood members in rows, their peculuar half hood robe, half buiness suit marking them from the rest. Daignal noticed the tounge taker from before. She was hauling a long bearded axe, and seemed excited for whatever was going to occur because she spun and bounced back and forth on the dias like a performer about to start. </text:p>
      <text:p text:style-name="P7"/>
      <text:p text:style-name="P7">“What do you think of this?” Asked Daginal- writing from across the court yard. </text:p>
      <text:p text:style-name="P7"/>
      <text:p text:style-name="P7">“She's reading these.” Said Dreth. <text:line-break/><text:line-break/>“Damn it man, I know. How does she know all this? How the fuck did we get here?” </text:p>
      <text:p text:style-name="P7"/>
      <text:p text:style-name="P7">“The Yyrth are top notch corporate espionage. I'm sorry Dag I didn't even think of that- the books are solid, but well accounts are my game not info.” </text:p>
      <text:p text:style-name="P7"/>
      <text:p text:style-name="P7">It was sudden when the screaming started. Daginal felt his heart beat spike and sweat bead on his neck. <text:soft-page-break/>They stopped speaking and watched. <text:s/></text:p>
      <text:p text:style-name="P7"/>
      <text:p text:style-name="P7">The accolites and priests were pulling people from a deep place under the dias. The first into the sunlight was a woman, slight of build with color treated blonde hair that was made burned looking by the chemical treatment. Holding too hard to youth her skin looked pulled too tight. </text:p>
      <text:p text:style-name="P7"/>
      <text:p text:style-name="P7">“It's a lie! It is a lie. Look at my accounts. Stop this, you fools I'll have your skins. I am Parma Gara. Of the Ignaldo Island Asteroid <text:s/>Gara's” She had sat down like a petchulant child and the large accolite that had her by the arm was dragging her acros the dias. One of her shoes fell had fallen off. Many stared. Some made looks at each other and laughed. Daginal saw the enclave all together and they seemed to not be watching at all. <text:line-break/><text:line-break/>The great brother was here too. On the stoney corner of the dias he stood. <text:line-break/><text:line-break/>We are here to witness the bankruptcy of Parma Gara. Having stood insolvent for one year, and made no payments to creditors- we declare your books open. Your assets forefit. We strip you of your rights as business woman. With this he tore open the breast of her blouse. The tongue taker was at his side in an instant smiling <text:s/>and she hooked the pendant of her business woman's office, wires and all, and pulled the whole mess and blood from the woman's chest. It left a small hole and gore weltered out from it. </text:p>
      <text:p text:style-name="P7"/>
      <text:p text:style-name="P7">The old crones of the temples acctuary held out a penitant's cloak. Parma Gara what decision do you make now? Will you join the noble orders of this church and make money for the temple? Or will join the lower class, the workers? <text:line-break/><text:line-break/>Neither! Screamed the woman. “I will have my company back” A vein bulged in her head. It was clear that she'd lost touch with what was actually happening with her. Very few had made it back from the sins of bankruptcy to company status again. Blood pulsed from the wound in slow trickles. <text:line-break/><text:line-break/><text:line-break/>Please! Spoke a crone. Come to the embrace of <text:span text:style-name="T1">the company,</text:span> work for us. </text:p>
      <text:p text:style-name="P7"/>
      <text:p text:style-name="P7">In that moment Daginal understood what was happening here. Each year the new cycle of start up founders would be given company status. An ephermiral status that bestowed the best their society had to offer. Travel, Information, Freedom, Money, The rights to trade and own. To become a saint, a god of commerce. It was what he'd worked so hard for. <text:line-break/><text:line-break/>And when new companies begain, others ended. He was watching the diciplinary court. These people were being stripped of their corpratehood. Some would join the temple. That meant a life of dedicating all your skills and services to the church. Every single gold coin, every scrap of profit for the temple. It was “honorable” but in a society of self, where the ultimate goal was the premiere actualization of self. Well no one thought a fuck for honor. </text:p>
      <text:p text:style-name="P7"/>
      <text:p text:style-name="P7">They were through six now. This one was a huge Ibarian with arms like kegs and beatuful raised lilac scars on his calves and temples and red in the chest. He joined the church. They burned the seal of the spire on his chest over the top of the beautiful scar work. No noise escaped his lips. But a squeal of joy came out of the tongue taker when she pressed the white titanium to him. </text:p>
      <text:p text:style-name="P7"/>
      <text:p text:style-name="P7">“she's done this on purpose.” <text:line-break/><text:soft-page-break/><text:line-break/>“Of course I did” She chimed in. “You two needed to see the route you're headed on. Perfect advertising for my services.” <text:line-break/><text:line-break/>Daginal grabbed the note out of Dreth's hands and put both of them in his pocket. Where the hell was that woman? He looked around the ceremony and then spotted her in a tree. Again smiling and eyes on them. <text:line-break/><text:line-break/>He jerked his head in the direction of the basement enterance Dreth had come up. They retreated into the access tunnel. It was cooler here. It took moments for his eyes to adjust but when they did he could see the candle lit tables of the studyarium far off in the distance. Above someone screamed. </text:p>
      <text:p text:style-name="P7"/>
      <text:p text:style-name="P7">They exchanged words on the paper dreth carried for notes. <text:line-break/><text:line-break/>“We have to consider this. She obviously knows way more than we do.” Daginal was regretting cheating and lying his way to the position he was in. </text:p>
      <text:p text:style-name="P7"/>
      <text:p text:style-name="P7">“Can we trust her?” Asked Dreth. <text:line-break/><text:line-break/>“Fuck I wish I would have just studied and worked hard.” Said Dag</text:p>
      <text:p text:style-name="P7"/>
      <text:p text:style-name="P7">“You didn't. I wish we would have too. But that choice is beyond us now.” He broke the pencil they were using, and had to wait to sharpen another before he could write again. <text:line-break/><text:line-break/>“You didn't answer my question. Can we trust her?” <text:line-break/><text:line-break/>“Fuck no.” He shook his head to emphasize it. “But if we get her to sign a contract I believe we could do business. What else are we going to do?” </text:p>
      <text:p text:style-name="P7"/>
      <text:p text:style-name="P7">“Well ask her then.” </text:p>
      <text:p text:style-name="P7"/>
      <text:p text:style-name="P7">Dag got the note back out. It was Dreths. HE handed it to him. Then took his own out. The wall of the tunnel was smooth and it felt like the texture of a blade as he pressed the paper against it to write. </text:p>
      <text:p text:style-name="P7"/>
      <text:p text:style-name="P7">“What terms would you offer? Contract?” </text:p>
      <text:p text:style-name="P7"/>
      <text:p text:style-name="P7">“25% of all your profits into a dutch crater bank unnumbered account. Bi-annual. I want access to your books too. That accountant is too good I need to check he's not being creative. I'd sign a full confidentiality and non-compete.” </text:p>
      <text:p text:style-name="P7"/>
      <text:p text:style-name="P7">Dreth turned to Dag and wrote on the paper just between them. “That's a good deal. I'd see the contractor to make it iron clad. But if this were my ship I'd take that deal. We can go to the contract specialists </text:p>
      <text:p text:style-name="P7"><text:s/></text:p>
      <text:p text:style-name="P7"><text:line-break/></text:p>
      <text:p text:style-name="P7"/>
      <text:p text:style-name="P7"/>
      <text:p text:style-name="P7"/>
      <text:p text:style-name="P7"><text:soft-page-break/></text:p>
      <text:p text:style-name="P7"/>
      <text:p text:style-name="P7"/>
      <text:p text:style-name="P7"/>
      <text:p text:style-name="P7"><text:line-break/><text:line-break/></text:p>
      <text:p text:style-name="P7"/>
      <text:p text:style-name="P7"/>
      <text:p text:style-name="P7"><text:line-break/><text:line-break/></text:p>
      <text:p text:style-name="P7"/>
      <text:p text:style-name="P7"><text:line-break/><text:line-break/><text:line-break/><text:line-break/></text:p>
      <text:p text:style-name="P7"/>
      <text:p text:style-name="P7"/>
      <text:p text:style-name="P7"/>
      <text:p text:style-name="P7"/>
      <text:p text:style-name="P7"/>
      <text:p text:style-name="P7"><text:line-break/><text:line-break/></text:p>
      <text:p text:style-name="P7"/>
      <text:p text:style-name="P7"/>
      <text:p text:style-name="P7"><text:line-break/><text:line-break/></text:p>
      <text:p text:style-name="P7"/>
      <text:p text:style-name="P7"/>
      <text:p text:style-name="P7"/>
      <text:p text:style-name="P5"><text:line-break/><text:line-break/> </text:p>
      <text:p text:style-name="P5">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text:soft-page-break/>anyone take what is his. HE BUILT IT (Not really he's a privalidged fuck) so he searches throught the corprate structures and finds one an ancient one- the onboard personhood transfer- where the corporation becomes the person- takes their personhood- and it affords him all kinds of things. But he 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5"/>
      <text:p text:style-name="P5"/>
      <text:p text:style-name="P5"><text:line-break/><text:line-break/><text:line-break/><text:line-break/><text:line-break/><text:line-break/><text:line-break/></text:p>
      <text:p text:style-name="P4"><text:s/></text:p>
      <text:p text:style-name="P4"/>
      <text:p text:style-name="P4"/>
      <text:p text:style-name="P4"><text:line-break/><text:line-break/></text:p>
      <text:p text:style-name="P4"/>
      <text:p text:style-name="P4"><text:line-break/> </text:p>
      <text:p text:style-name="P4"/>
      <text:p text:style-name="P4"><text:line-break/><text:line-break/><text:line-break/><text:line-break/> <text:line-break/><text:line-break/><text:line-break/><text:line-break/><text:line-break/><text:line-break/></text:p>
      <text:p text:style-name="P4"><text:s/><text:line-break/>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09-11T20:30:59.06</dc:date>
    <dc:creator>Blake Stanger</dc:creator>
    <meta:editing-duration>P30DT20M28S</meta:editing-duration>
    <meta:editing-cycles>430</meta:editing-cycles>
    <meta:generator>OpenOffice/4.1.11$Win32 OpenOffice.org_project/4111m1$Build-9808</meta:generator>
    <meta:document-statistic meta:table-count="0" meta:image-count="2" meta:object-count="0" meta:page-count="205" meta:paragraph-count="1998" meta:word-count="93406" meta:character-count="512215"/>
  </office:meta>
</office:document-meta>
</file>